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Helvetica Neue" svg:font-family="'Helvetica Neu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ffffff" draw:stroke-linejoin="round" svg:stroke-linecap="round" draw:fill="solid" draw:fill-color="#ffffff" fo:padding-top="0.018cm" fo:padding-bottom="0.018cm" fo:padding-left="0.018cm" fo:padding-right="0.018cm"/>
    </style:style>
    <style:style style:name="gr2" style:family="graphic" style:parent-style-name="standard">
      <style:graphic-properties draw:stroke="none" draw:fill="solid" draw:fill-color="#ebebeb"/>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solid" draw:fill-color="#bebebe"/>
    </style:style>
    <style:style style:name="gr5" style:family="graphic" style:parent-style-name="standard">
      <style:graphic-properties draw:stroke="none" draw:fill="solid" draw:fill-color="#ffa500"/>
    </style:style>
    <style:style style:name="gr6"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7" style:family="graphic" style:parent-style-name="standard">
      <style:graphic-properties draw:stroke="none" draw:fill="solid" draw:fill-color="#4d4d4d"/>
    </style:style>
    <style:style style:name="gr8" style:family="graphic" style:parent-style-name="standard">
      <style:graphic-properties draw:stroke="solid" svg:stroke-width="0.037cm" svg:stroke-color="#333333" draw:stroke-linejoin="round" svg:stroke-linecap="butt" draw:fill="none" fo:padding-top="0.018cm" fo:padding-bottom="0.018cm" fo:padding-left="0.018cm" fo:padding-right="0.018cm"/>
    </style:style>
    <style:style style:name="gr9" style:family="graphic" style:parent-style-name="standard">
      <style:graphic-properties draw:stroke="none" draw:fill="solid" draw:fill-color="#ffffff"/>
    </style:style>
    <style:style style:name="gr10" style:family="graphic" style:parent-style-name="standard">
      <style:graphic-properties draw:stroke="none" draw:fill="solid" draw:fill-color="#ebebeb"/>
      <style:paragraph-properties style:writing-mode="lr-tb"/>
    </style:style>
    <style:style style:name="P1" style:family="paragraph">
      <loext:graphic-properties draw:fill="solid" draw:fill-color="#ffffff"/>
    </style:style>
    <style:style style:name="P2" style:family="paragraph">
      <loext:graphic-properties draw:fill="solid" draw:fill-color="#ebebeb"/>
    </style:style>
    <style:style style:name="P3" style:family="paragraph">
      <loext:graphic-properties draw:fill="solid" draw:fill-color="#000000"/>
    </style:style>
    <style:style style:name="P4" style:family="paragraph">
      <loext:graphic-properties draw:fill="solid" draw:fill-color="#bebebe"/>
    </style:style>
    <style:style style:name="P5" style:family="paragraph">
      <loext:graphic-properties draw:fill="solid" draw:fill-color="#ffa500"/>
    </style:style>
    <style:style style:name="P6" style:family="paragraph">
      <loext:graphic-properties draw:fill="none"/>
    </style:style>
    <style:style style:name="P7" style:family="paragraph">
      <loext:graphic-properties draw:fill="solid" draw:fill-color="#4d4d4d"/>
    </style:style>
    <style:style style:name="P8" style:family="paragraph">
      <style:paragraph-properties fo:text-align="center"/>
    </style:style>
    <style:style style:name="P9" style:family="paragraph">
      <loext:graphic-properties draw:fill="solid" draw:fill-color="#ebebeb"/>
      <style:paragraph-properties fo:text-align="center" style:writing-mode="lr-tb"/>
      <style:text-properties style:font-name="Helvetica Neue" fo:font-size="36pt" style:font-size-asian="36pt" style:font-size-complex="36pt"/>
    </style:style>
    <style:style style:name="T1" style:family="text">
      <style:text-properties style:font-name="Helvetica Neue"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38.1cm" svg:height="22.86cm" svg:x="0cm" svg:y="0cm" svg:viewBox="0 0 38101 22861" draw:points="0,22861 38101,22861 38101,0 0,0">
          <text:p/>
        </draw:polygon>
        <draw:polygon draw:style-name="gr2" draw:text-style-name="P2" draw:layer="layout" svg:width="30.365cm" svg:height="19.469cm" svg:x="2.163cm" svg:y="1.41cm" svg:viewBox="0 0 30366 19470" draw:points="0,19470 30366,19470 30366,0 0,0">
          <text:p/>
        </draw:polygon>
        <draw:polygon draw:style-name="gr3" draw:text-style-name="P3" draw:layer="layout" svg:width="4.14cm" svg:height="9.346cm" svg:x="4.234cm" svg:y="10.648cm" svg:viewBox="0 0 4141 9347" draw:points="0,9347 4141,9347 4141,0 0,0">
          <text:p/>
        </draw:polygon>
        <draw:polygon draw:style-name="gr4" draw:text-style-name="P4" draw:layer="layout" svg:width="4.141cm" svg:height="13.035cm" svg:x="8.374cm" svg:y="6.959cm" svg:viewBox="0 0 4142 13036" draw:points="0,13036 4142,13036 4142,0 0,0">
          <text:p/>
        </draw:polygon>
        <draw:polygon draw:style-name="gr5" draw:text-style-name="P5" draw:layer="layout" svg:width="4.141cm" svg:height="14cm" svg:x="12.515cm" svg:y="5.994cm" svg:viewBox="0 0 4142 14001" draw:points="0,14001 4142,14001 4142,0 0,0">
          <text:p/>
        </draw:polygon>
        <draw:polygon draw:style-name="gr3" draw:text-style-name="P3" draw:layer="layout" svg:width="4.141cm" svg:height="7.563cm" svg:x="18.036cm" svg:y="12.431cm" svg:viewBox="0 0 4142 7564" draw:points="0,7564 4142,7564 4142,0 0,0">
          <text:p/>
        </draw:polygon>
        <draw:polygon draw:style-name="gr4" draw:text-style-name="P4" draw:layer="layout" svg:width="4.14cm" svg:height="9.08cm" svg:x="22.177cm" svg:y="10.914cm" svg:viewBox="0 0 4141 9081" draw:points="0,9081 4141,9081 4141,0 0,0">
          <text:p/>
        </draw:polygon>
        <draw:polygon draw:style-name="gr5" draw:text-style-name="P5" draw:layer="layout" svg:width="4.141cm" svg:height="9.247cm" svg:x="26.317cm" svg:y="10.747cm" svg:viewBox="0 0 4142 9248" draw:points="0,9248 4142,9248 4142,0 0,0">
          <text:p/>
        </draw:polygon>
        <draw:line draw:style-name="gr6" draw:text-style-name="P6" draw:layer="layout" svg:x1="4.234cm" svg:y1="9.426cm" svg:x2="8.374cm" svg:y2="9.426cm">
          <text:p/>
        </draw:line>
        <draw:line draw:style-name="gr6" draw:text-style-name="P6" draw:layer="layout" svg:x1="6.304cm" svg:y1="9.426cm" svg:x2="6.304cm" svg:y2="11.87cm">
          <text:p/>
        </draw:line>
        <draw:line draw:style-name="gr6" draw:text-style-name="P6" draw:layer="layout" svg:x1="4.234cm" svg:y1="11.87cm" svg:x2="8.374cm" svg:y2="11.87cm">
          <text:p/>
        </draw:line>
        <draw:line draw:style-name="gr6" draw:text-style-name="P6" draw:layer="layout" svg:x1="8.374cm" svg:y1="5.283cm" svg:x2="12.515cm" svg:y2="5.283cm">
          <text:p/>
        </draw:line>
        <draw:line draw:style-name="gr6" draw:text-style-name="P6" draw:layer="layout" svg:x1="10.445cm" svg:y1="5.283cm" svg:x2="10.445cm" svg:y2="8.636cm">
          <text:p/>
        </draw:line>
        <draw:line draw:style-name="gr6" draw:text-style-name="P6" draw:layer="layout" svg:x1="8.374cm" svg:y1="8.636cm" svg:x2="12.515cm" svg:y2="8.636cm">
          <text:p/>
        </draw:line>
        <draw:line draw:style-name="gr6" draw:text-style-name="P6" draw:layer="layout" svg:x1="12.515cm" svg:y1="4.23cm" svg:x2="16.656cm" svg:y2="4.23cm">
          <text:p/>
        </draw:line>
        <draw:line draw:style-name="gr6" draw:text-style-name="P6" draw:layer="layout" svg:x1="14.585cm" svg:y1="4.23cm" svg:x2="14.585cm" svg:y2="7.757cm">
          <text:p/>
        </draw:line>
        <draw:line draw:style-name="gr6" draw:text-style-name="P6" draw:layer="layout" svg:x1="12.515cm" svg:y1="7.757cm" svg:x2="16.656cm" svg:y2="7.757cm">
          <text:p/>
        </draw:line>
        <draw:line draw:style-name="gr6" draw:text-style-name="P6" draw:layer="layout" svg:x1="18.036cm" svg:y1="11.332cm" svg:x2="22.177cm" svg:y2="11.332cm">
          <text:p/>
        </draw:line>
        <draw:line draw:style-name="gr6" draw:text-style-name="P6" draw:layer="layout" svg:x1="20.106cm" svg:y1="11.332cm" svg:x2="20.106cm" svg:y2="13.53cm">
          <text:p/>
        </draw:line>
        <draw:line draw:style-name="gr6" draw:text-style-name="P6" draw:layer="layout" svg:x1="18.036cm" svg:y1="13.53cm" svg:x2="22.177cm" svg:y2="13.53cm">
          <text:p/>
        </draw:line>
        <draw:line draw:style-name="gr6" draw:text-style-name="P6" draw:layer="layout" svg:x1="22.177cm" svg:y1="9.515cm" svg:x2="26.317cm" svg:y2="9.515cm">
          <text:p/>
        </draw:line>
        <draw:line draw:style-name="gr6" draw:text-style-name="P6" draw:layer="layout" svg:x1="24.247cm" svg:y1="9.515cm" svg:x2="24.247cm" svg:y2="12.313cm">
          <text:p/>
        </draw:line>
        <draw:line draw:style-name="gr6" draw:text-style-name="P6" draw:layer="layout" svg:x1="22.177cm" svg:y1="12.313cm" svg:x2="26.317cm" svg:y2="12.313cm">
          <text:p/>
        </draw:line>
        <draw:line draw:style-name="gr6" draw:text-style-name="P6" draw:layer="layout" svg:x1="26.317cm" svg:y1="9.313cm" svg:x2="30.458cm" svg:y2="9.313cm">
          <text:p/>
        </draw:line>
        <draw:line draw:style-name="gr6" draw:text-style-name="P6" draw:layer="layout" svg:x1="28.388cm" svg:y1="9.313cm" svg:x2="28.388cm" svg:y2="12.18cm">
          <text:p/>
        </draw:line>
        <draw:line draw:style-name="gr6" draw:text-style-name="P6" draw:layer="layout" svg:x1="26.317cm" svg:y1="12.18cm" svg:x2="30.458cm" svg:y2="12.18cm">
          <text:p/>
        </draw:line>
        <draw:path draw:style-name="gr7" draw:text-style-name="P7" draw:layer="layout" svg:width="0.404cm" svg:height="0.6cm" svg:x="1.552cm" svg:y="19.694cm" svg:viewBox="0 0 405 601" svg:d="M405 300v16 16l-1 16-1 15-2 15-2 14-1 14-3 12-3 13-3 11-3 12-4 10-3 11-4 10-5 9-4 9-5 9-5 8-5 8-5 7-6 7-6 6-6 6-6 6-6 5-7 5-6 4-7 5-7 3-8 4-7 2-9 3-7 2-8 2-8 2-8 1-8 1-8 1h-9l-8 1-9-1h-8l-8-1-8-1-8-1-8-2-8-2-7-2-8-3-8-2-7-4-7-3-7-5-6-4-7-5-6-5-6-6-6-6-6-6-5-7-6-7-5-8-5-8-4-9-5-9-4-9-4-10-3-10-4-11-3-11-3-12-3-12-2-13-2-13-2-15-1-15-1-15-1-15v-17-16-17-17l1-16 1-16 1-15 2-14 2-13 2-13 3-13 3-11 3-12 4-11 3-10 4-10 5-10 4-8 4-9 5-8 6-7 5-8 6-6 5-7 6-6 6-5 7-5 6-4 7-5 7-4 7-3 7-3 8-2 8-3 7-2 8-2 8-1 8-2 9-1h8l9-1h8 9l8 1h8l8 1 8 2 8 1 7 2 9 2 7 3 8 2 7 3 7 3 7 4 6 5 7 4 6 5 7 5 5 6 6 7 6 6 5 8 5 7 5 8 5 9 4 8 4 10 4 10 4 10 3 11 3 12 4 11 2 13 3 13 2 13 1 14 2 15 1 16 1 16v17zM330 300v-14-13l-1-13-1-12v-12l-1-11-1-11-2-10-1-10-2-9-1-9-2-9-2-9-2-7-3-8-2-7-3-7-3-6-3-6-3-6-3-5-4-5-3-5-4-5-4-3-4-4-4-4-6-3-4-3-5-2-4-2-5-2-5-2-5-1-6-1-5-2h-5l-6-1h-6-6-6-6l-6 1h-5l-6 2-6 1-5 1-5 2-5 2-5 2-5 3-4 3-5 2-4 4-4 4-4 4-4 4-4 5-3 5-3 6-4 5-3 6-2 6-3 7-3 8-2 7-2 8-2 8-2 9-2 9-1 9-2 10-1 11-1 10-1 12-1 11v13l-1 12v13 14 13 13l1 12v12l1 12 1 12 1 10 1 11 2 10 1 9 2 9 2 8 2 9 2 8 3 7 2 7 3 8 3 6 3 6 3 6 3 5 4 5 4 5 3 5 4 4 4 4 4 3 5 3 4 3 5 3 5 2 5 2 5 2 5 1 5 2 6 1 5 1h6l6 1h6 6l5-1h6l5-1 6-1 5-2 5-1 5-2 5-2 5-2 4-3 5-3 5-3 4-3 4-4 4-4 4-5 4-5 3-5 3-5 3-6 4-6 2-6 3-8 3-7 2-7 3-8 2-9 2-8 2-9 1-9 2-10 1-11 1-10 1-12 1-12 1-12v-12l1-13z">
          <text:p/>
        </draw:path>
        <draw:polygon draw:style-name="gr7" draw:text-style-name="P7" draw:layer="layout" svg:width="0.386cm" svg:height="0.591cm" svg:x="1.09cm" svg:y="15.269cm" svg:viewBox="0 0 387 592" draw:points="0,592 0,540 5,531 9,521 14,512 19,503 24,495 29,486 34,478 40,470 45,462 51,455 58,447 64,440 70,433 76,426 83,420 89,413 96,406 102,400 109,394 116,388 122,382 129,376 136,370 142,363 149,358 156,352 162,347 169,342 175,336 182,331 188,326 195,321 201,316 207,311 213,306 219,300 225,295 230,290 236,285 241,280 247,275 251,270 256,264 262,259 266,253 270,248 274,243 278,237 281,232 285,226 288,220 291,215 293,209 296,202 297,196 299,190 300,183 301,177 301,169 302,162 301,157 301,153 301,148 300,144 299,139 299,135 298,131 297,127 296,123 294,119 292,115 291,112 289,108 287,105 285,102 282,99 280,95 278,93 275,90 273,87 269,85 267,82 263,80 260,78 256,76 253,74 249,72 245,71 242,70 237,68 233,67 230,66 225,65 221,64 217,63 213,63 208,62 203,62 199,62 194,62 190,62 185,62 181,62 177,63 172,63 168,64 164,65 160,65 156,66 152,68 148,69 144,70 141,72 137,74 134,76 130,77 127,80 123,82 120,84 117,86 114,89 111,92 109,94 106,97 103,100 101,103 98,107 96,110 94,114 92,117 90,121 88,125 87,129 85,133 84,137 83,142 82,146 81,150 80,155 80,160 3,153 5,147 6,141 7,135 8,129 10,123 12,117 14,111 16,105 18,99 21,94 24,88 27,83 30,78 33,73 37,68 41,63 45,58 49,54 54,50 58,45 63,41 68,38 74,34 79,30 85,27 91,23 97,20 103,17 109,15 116,12 123,10 130,8 137,6 145,5 152,3 160,2 169,2 177,1 185,0 194,0 203,0 211,1 219,1 227,2 235,3 243,4 250,5 257,7 266,9 273,11 279,13 286,15 292,18 298,21 304,23 309,27 315,30 320,34 325,38 329,41 334,45 339,50 343,54 347,59 350,64 354,69 357,74 360,80 363,86 365,92 368,98 370,103 372,110 373,117 375,123 376,130 377,137 377,145 378,152 378,160 378,166 377,172 377,177 376,183 375,189 374,194 372,200 371,205 369,210 367,216 365,221 363,226 360,232 358,236 355,241 352,247 349,252 346,257 342,262 339,266 335,271 332,276 328,281 324,285 320,290 316,294 312,299 308,304 303,308 298,312 294,317 289,322 285,326 280,330 275,335 270,339 265,343 260,348 254,352 249,356 244,361 239,365 234,370 229,374 224,378 219,382 214,387 208,391 203,395 198,399 193,404 188,408 183,412 178,416 174,420 169,424 164,429 159,433 154,437 150,441 146,446 141,450 137,454 133,458 129,463 125,467 121,471 117,476 114,480 110,484 106,489 103,493 100,497 97,502 94,506 91,511 89,515 86,520 84,525 82,529 387,529 387,592">
          <text:p/>
        </draw:polygon>
        <draw:path draw:style-name="gr7" draw:text-style-name="P7" draw:layer="layout" svg:width="0.404cm" svg:height="0.6cm" svg:x="1.552cm" svg:y="15.269cm" svg:viewBox="0 0 405 601" svg:d="M405 301v17 15l-1 16-1 15-2 14-2 14-1 14-3 12-3 13-3 11-3 12-4 10-3 11-4 10-5 9-4 9-5 9-5 8-5 8-5 7-6 7-6 6-6 6-6 6-6 5-7 5-6 4-7 5-7 3-8 4-7 3-9 2-7 2-8 2-8 2-8 1-8 1-8 1-9 1h-8-9l-8-1-8-1-8-1-8-1-8-2-8-2-7-2-8-2-8-3-7-4-7-3-7-5-6-4-7-5-6-5-6-6-6-6-6-6-5-7-6-7-5-8-5-8-4-9-5-9-4-9-4-10-3-10-4-11-3-11-3-12-3-12-2-13-2-13-2-14-1-15-1-15-1-15v-16-17-17-17l1-16 1-15 1-15 2-15 2-13 2-13 3-13 3-11 3-12 4-11 3-10 4-10 5-10 4-8 4-9 5-8 6-7 5-8 6-6 5-6 6-6 6-6 7-5 6-4 7-5 7-3 7-4 7-2 8-3 8-3 7-2 8-3 8-1 8-1 9-1 8-1 9-1h8 9l8 1 8 1 8 1 8 1 8 1 7 3 9 2 7 3 8 3 7 2 7 4 7 3 6 5 7 4 6 5 7 6 5 6 6 6 6 6 5 8 5 7 5 8 5 9 4 8 4 10 4 10 4 10 3 11 3 12 4 11 2 13 3 13 2 13 1 15 2 15 1 15 1 16v17zM330 301v-13-14l-1-13-1-12v-12l-1-11-1-11-2-10-1-10-2-9-1-9-2-9-2-8-2-8-3-8-2-7-3-7-3-6-3-6-3-6-3-5-4-5-3-5-4-4-4-4-4-4-4-3-6-4-4-2-5-3-4-2-5-2-5-2-5-1-6-1-5-1-5-1-6-1h-6-6-6-6l-6 1-5 1-6 1-6 1-5 1-5 2-5 2-5 2-5 3-4 3-5 3-4 3-4 4-4 4-4 4-4 5-3 5-3 6-4 5-3 6-2 7-3 6-3 8-2 7-2 8-2 8-2 9-2 9-1 10-2 9-1 11-1 11-1 11-1 11v13l-1 13v13 13 13 13l1 12v12l1 12 1 11 1 11 1 10 2 10 1 9 2 9 2 9 2 8 2 8 3 8 2 7 3 7 3 6 3 6 3 6 3 5 4 6 4 4 3 5 4 4 4 4 4 3 5 4 4 2 5 3 5 2 5 2 5 2 5 2 5 1 6 1 5 1h6l6 1h6 6l5-1h6l5-1 6-1 5-1 5-2 5-2 5-2 5-2 4-3 5-2 5-4 4-3 4-4 4-4 4-5 4-4 3-6 3-5 3-6 4-6 2-6 3-7 3-7 2-8 3-8 2-8 2-9 2-9 1-9 2-10 1-10 1-11 1-11 1-12 1-12v-12l1-13z">
          <text:p/>
        </draw:path>
        <draw:path draw:style-name="gr7" draw:text-style-name="P7" draw:layer="layout" svg:width="0.427cm" svg:height="0.583cm" svg:x="1.067cm" svg:y="10.853cm" svg:viewBox="0 0 428 584" svg:d="M345 451v133h-71v-133h-274v-58l267-393h78v392h83v59zM274 84v1 1h-1v1 1l-1 1v1l-1 1v1l-1 2-1 1-1 1v1l-1 1-1 2-1 1v2l-1 1-1 2-1 1-1 2-1 1v2l-1 1-1 2-1 1-1 2-1 1-1 2v1l-1 2-1 1-1 1-1 2v1l-1 1-1 1v1l-1 1-149 220-1 1v1h-1v1l-1 1v1l-1 1-1 1-1 1-1 1v1l-1 1-1 1v1l-2 1v1l-1 2-1 1-1 1v1l-1 1-1 1-1 1-1 2-1 1v1l-1 1-1 1-1 1-1 1-1 1v1l-1 1-1 1-1 2h-1v1l-1 1h205z">
          <text:p/>
        </draw:path>
        <draw:path draw:style-name="gr7" draw:text-style-name="P7" draw:layer="layout" svg:width="0.404cm" svg:height="0.599cm" svg:x="1.552cm" svg:y="10.845cm" svg:viewBox="0 0 405 600" svg:d="M405 300v17 16l-1 15-1 15-2 14-2 14-1 14-3 13-3 12-3 12-3 11-4 10-3 11-4 10-5 9-4 9-5 9-5 8-5 8-5 7-6 7-6 6-6 6-6 6-6 5-7 5-6 5-7 4-7 3-8 4-7 3-9 2-7 3-8 1-8 2-8 1-8 2h-8l-9 1h-8-9l-8-1h-8l-8-2-8-1-8-2-8-1-7-3-8-2-8-3-7-4-7-3-7-4-6-5-7-5-6-5-6-6-6-6-6-6-5-7-6-7-5-8-5-8-4-8-5-10-4-9-4-10-3-10-4-11-3-11-3-12-3-12-2-13-2-13-2-14-1-15-1-15-1-15v-16-17-17-17l1-16 1-16 1-15 2-14 2-14 2-13 3-13 3-11 3-12 4-10 3-11 4-10 5-9 4-9 4-9 5-8 6-7 5-7 6-7 5-6 6-6 6-6 7-5 6-4 7-4 7-4 7-3 7-3 8-3 8-3 7-2 8-1 8-2 8-1 9-1 8-1h9 8 9 8l8 1 8 1 8 1 8 2 7 1 9 2 7 3 8 3 7 3 7 3 7 4 6 4 7 4 6 5 7 6 5 6 6 6 6 7 5 7 5 7 5 8 5 9 4 9 4 9 4 10 4 11 3 10 3 12 4 11 2 13 3 13 2 14 1 14 2 15 1 16 1 16v17zM330 300v-13-14l-1-12-1-12v-13l-1-12-1-11-2-10-1-10-2-9-1-9-2-9-2-8-2-8-3-8-2-7-3-7-3-6-3-6-3-6-3-5-4-5-3-5-4-4-4-4-4-4-4-3-6-3-4-3-5-2-4-3-5-2-5-1-5-2-6-1-5-1-5-1-6-1h-6-6-6-6l-6 1-5 1-6 1-6 1-5 2-5 1-5 2-5 3-5 2-4 3-5 3-4 3-4 4-4 4-4 5-4 4-3 5-3 6-4 5-3 6-2 7-3 6-3 8-2 7-2 8-2 8-2 9-2 9-1 10-2 10-1 10-1 11-1 11-1 13v12l-1 13v13 13 14 12l1 13v12l1 11 1 11 1 11 1 10 2 10 1 9 2 9 2 9 2 8 2 8 3 8 2 7 3 7 3 6 3 6 3 6 3 5 4 6 4 4 3 5 4 4 4 4 4 3 5 4 4 2 5 3 5 2 5 3 5 1 5 2 5 1 6 1 5 1 6 1h6 6 6 5l6-1 5-1 6-1 5-1 5-2 5-1 5-3 5-2 4-3 5-2 5-4 4-3 4-4 4-4 4-5 4-4 3-6 3-5 3-6 4-6 2-6 3-7 3-7 2-8 3-8 2-8 2-9 2-9 1-9 2-10 1-10 1-11 1-11 1-11 1-12v-13l1-12z">
          <text:p/>
        </draw:path>
        <draw:path draw:style-name="gr7" draw:text-style-name="P7" draw:layer="layout" svg:width="0.39cm" svg:height="0.599cm" svg:x="1.091cm" svg:y="6.42cm" svg:viewBox="0 0 391 600" svg:d="M391 400v9 8l-1 9-1 8-1 8-1 8-2 8-2 8-2 8-2 8-3 7-2 7-3 7-3 6-4 7-4 6-4 6-4 6-4 5-5 6-5 5-5 5-5 4-6 5-6 4-6 4-6 4-6 3-7 3-7 4-7 2-8 3-8 2-8 2-7 2-9 1-8 1h-9l-9 1h-9-10l-10-1-9-1-9-1-9-2-9-2-9-2-8-3-8-4-8-3-7-5-7-4-7-5-7-5-6-5-7-6-6-6-5-6-6-7-5-7-5-8-4-8-5-8-4-8-4-9-4-9-3-11-3-9-3-10-3-11-2-11-2-11-2-11-2-12-1-12-1-12-1-13-1-13v-13-13-16-14l1-15 1-14 1-14 2-13 2-14 2-12 2-13 3-12 3-11 3-11 4-11 3-10 4-10 5-10 4-9 5-9 5-9 5-7 6-8 5-7 6-7 6-7 7-6 6-5 7-6 7-5 8-4 7-5 8-3 8-4 9-3 8-2 9-2 9-2 9-2 9-1h9 10 6 6 5l6 1h6l5 1 6 1 5 1 6 1 5 1 5 1 6 2 5 1 5 2 5 2 4 2 5 2 4 3 5 2 4 3 4 3 4 3 4 3 4 4 4 3 4 4 3 4 4 4 3 4 4 4 3 5 3 5 3 5 3 5 2 6 2 6 3 5 2 7 2 6 2 6-71 13-2-7-3-7-3-7-3-6-4-5-4-5-4-5-4-5-6-4-5-3-5-3-6-3-5-3-6-2-6-2-6-1-6-2h-6l-6-1h-7-6-6l-6 1-5 1-6 2-5 1-6 2-5 2-5 3-5 2-5 3-5 4-4 3-5 4-4 4-4 5-4 5-4 5-4 5-3 6-4 6-3 6-3 6-3 7-3 7-2 7-3 8-2 8-2 8-2 9-2 9-2 9-1 9-1 10-1 10-1 10-1 11v11 10 12l4-7 5-7 4-7 5-6 6-6 6-6 6-5 7-5 6-4 8-4 7-4 8-3 8-3 8-3 8-2 9-2 8-1 9-1 10-1h9 8l8 1h7l8 1 7 1 7 2 7 2 8 1 6 2 7 3 6 3 7 3 6 3 5 3 6 4 5 4 5 4 5 4 5 4 5 5 4 5 5 5 4 5 4 6 3 6 4 6 3 6 3 6 3 7 2 7 3 7 2 7 2 7 2 8 1 8 1 7 1 8 1 9v8zM316 404v-6l-1-6v-6-6l-1-5-1-6-1-5-1-5-1-5-2-5-1-5-2-5-2-4-2-4-2-5-2-4-3-3-2-4-3-4-3-3-3-4-3-3-4-3-4-3-4-3-3-2-4-3-5-2-3-2-5-2-4-2-5-1-5-2-5-1-5-1-5-1-5-1h-6-5-6-4-4-4l-4 1h-4l-4 1-4 1-4 1-4 1-5 1-4 1-4 2-4 1-4 2-3 1-4 3-4 2-3 2-4 3-3 2-4 3-3 3-3 3-2 3-3 4-3 3-3 4-2 4-3 4-2 4-1 5-2 5-2 4-1 5-1 6-1 5-1 6-1 6v6 6 6 6l1 7 1 6v6l1 6 1 6 1 6 2 5 1 6 2 6 2 5 2 5 2 5 2 6 3 5 2 5 3 4 3 4 3 4 3 5 4 3 3 4 4 3 3 4 4 3 4 3 4 3 4 3 5 2 4 2 4 2 5 2 5 2 5 1 5 1 5 1 5 1h5 6 5 5l5-1h5l5-1 5-1 5-1 4-2 4-1 5-2 4-2 4-2 4-2 4-3 3-2 4-3 4-3 4-3 3-3 3-4 3-3 3-4 2-4 3-4 2-5 3-4 2-4 1-5 2-6 2-5 1-5 2-5 1-5 1-6 1-6v-5l1-6v-6l1-6z">
          <text:p/>
        </draw:path>
        <draw:path draw:style-name="gr7" draw:text-style-name="P7" draw:layer="layout" svg:width="0.404cm" svg:height="0.599cm" svg:x="1.552cm" svg:y="6.42cm" svg:viewBox="0 0 405 600" svg:d="M405 299v17 16l-1 15-1 15-2 14-2 15-1 13-3 13-3 12-3 12-3 11-4 11-3 11-4 10-5 10-4 8-5 9-5 8-5 8-5 7-6 7-6 7-6 6-6 5-6 5-7 5-6 5-7 4-7 3-8 4-7 3-9 2-7 3-8 1-8 2-8 2-8 1h-8l-9 1h-8-9l-8-1h-8l-8-1-8-2-8-2-8-1-7-3-8-2-8-3-7-4-7-3-7-4-6-5-7-5-6-5-6-5-6-6-6-7-5-7-6-7-5-8-5-8-4-8-5-9-4-10-4-10-3-11-4-11-3-11-3-12-3-12-2-13-2-13-2-14-1-15-1-14-1-16v-16-17-17-17l1-16 1-15 1-15 2-14 2-14 2-13 3-12 3-12 3-11 4-11 3-11 4-10 5-9 4-9 4-9 5-8 6-7 5-7 6-7 5-6 6-6 6-6 7-4 6-5 7-4 7-4 7-3 7-3 8-3 8-2 7-3 8-1 8-2 8-1 9-1 8-1h9 8 9 8l8 1 8 1 8 1 8 2 7 1 9 3 7 2 8 3 7 3 7 3 7 4 6 4 7 5 6 4 7 6 5 6 6 6 6 7 5 7 5 7 5 8 5 9 4 9 4 9 4 10 4 11 3 11 3 11 4 12 2 12 3 13 2 14 1 14 2 15 1 15 1 16v17zM330 299v-13-14l-1-12-1-12v-12l-1-12-1-11-2-10-1-10-2-9-1-9-2-9-2-8-2-8-3-7-2-8-3-7-3-6-3-6-3-6-3-5-4-5-3-5-4-4-4-4-4-4-4-3-6-3-4-3-5-2-4-3-5-2-5-1-5-2-6-1-5-1-5-1-6-1h-6-6-6-6l-6 1-5 1-6 1-6 1-5 2-5 1-5 2-5 3-5 2-4 3-5 3-4 3-4 4-4 4-4 5-4 4-3 6-3 5-4 5-3 6-2 7-3 7-3 7-2 7-2 8-2 9-2 8-2 10-1 9-2 10-1 10-1 11-1 11-1 12v12l-1 13v13 13 14 12l1 13v12l1 11 1 11 1 11 1 10 2 10 1 9 2 9 2 9 2 8 2 8 3 8 2 7 3 7 3 7 3 7 3 5 3 5 4 6 4 4 3 5 4 4 4 4 4 4 5 3 4 3 5 2 5 3 5 2 5 1 5 2 5 1 6 1 5 1 6 1h6 6 6 5l6-1 5-1 6-1 5-1 5-2 5-1 5-2 5-3 4-2 5-3 5-3 4-4 4-4 4-4 4-5 4-4 3-6 3-5 3-5 4-7 2-7 3-7 3-7 2-8 3-8 2-8 2-9 2-9 1-9 2-10 1-10 1-11 1-11 1-11 1-12v-13l1-12z">
          <text:p/>
        </draw:path>
        <draw:path draw:style-name="gr7" draw:text-style-name="P7" draw:layer="layout" svg:width="0.398cm" svg:height="0.599cm" svg:x="1.084cm" svg:y="1.995cm" svg:viewBox="0 0 399 600" svg:d="M399 429v8l-1 7v7l-1 7-1 7-2 7-1 7-2 6-2 7-2 6-3 6-2 6-3 6-3 6-4 5-4 5-4 5-4 5-5 5-4 5-5 4-5 5-6 4-6 3-6 4-6 3-6 4-8 3-7 3-8 2-8 3-7 2-8 2-9 2-9 1-9 1-9 1-10 1h-10-10-10-9l-10-1-10-1-9-1-8-1-9-2-8-2-8-2-8-3-7-2-7-3-7-3-7-4-6-3-6-4-6-3-5-4-5-5-6-4-4-4-5-5-4-5-4-5-4-5-3-6-4-6-3-5-3-6-2-6-2-7-2-6-2-7-1-7-2-6-1-7-1-7v-7-7l-1-8 1-6v-6-6l1-6 1-6 1-5 1-6 2-5 1-5 2-5 2-5 2-5 3-5 2-4 2-5 3-3 3-5 3-4 3-3 3-4 3-4 4-3 3-3 4-3 4-3 3-3 4-3 4-2 4-3 4-2 5-2 4-2 4-2 4-2 4-1 5-1 4-2 5-1 4-1 5-1v-1l-5-2-5-1-4-1-5-2-5-2-4-2-4-2-4-2-4-3-4-2-4-3-3-2-4-3-3-3-4-3-3-3-3-3-3-4-3-3-2-4-3-3-2-4-3-4-2-4-2-4-2-4-2-4-1-4-2-5-1-4-2-4-1-5-1-4v-5l-1-4-1-5v-4l-1-5v-5-5-6-6l1-6 1-6 1-6 1-5 2-6 1-6 3-6 2-5 2-6 3-5 3-5 3-5 4-5 3-5 4-4 4-5 4-4 5-4 5-4 4-4 6-4 5-3 6-3 6-4 6-2 6-3 6-3 7-2 7-3 8-2 7-2 7-1 8-1 8-1 9-1 8-1h9 8 10 9l9 1 8 1 9 1 8 1 8 1 8 2 7 2 7 3 7 2 6 3 7 3 7 3 6 3 5 3 6 4 5 4 5 3 5 4 4 4 5 5 4 4 3 5 4 4 3 5 3 5 3 5 3 6 2 5 2 6 2 6 2 5 1 6 2 6 1 6v6l1 6v6 6 5 4 5l-1 5v4l-1 5-1 4-1 5-2 4-1 5-1 4-2 4-1 5-2 4-2 4-2 4-2 4-2 3-3 4-3 4-2 3-3 4-3 3-3 3-3 3-3 3-4 3-3 3-4 3-4 3-4 2-4 2-4 2-4 2-5 2-5 2-4 1-5 1-5 2-5 1v2h5l5 1 5 1 4 2 5 1 6 2 5 2 4 1 4 3 5 2 4 2 4 2 4 3 4 3 4 2 3 3 4 3 3 4 3 3 4 4 3 3 3 4 3 4 2 4 3 4 2 5 3 4 2 4 2 5 2 5 1 5 2 5 1 6 1 5 1 6 1 5 1 6 1 6v6zM307 155v-4-5l-2-4v-4l-1-4v-4l-1-4-1-4-1-3-1-4-1-4-1-3-2-3-1-5-2-3-2-3-2-3-2-3-2-2-3-3-3-3-2-2-3-3-3-2-4-2-3-2-4-2-4-1-3-2-4-1-5-2-4-1-5-1-5-1-5-1-5-1h-5-6l-6-1h-6-5l-6 1h-5-5l-5 1-5 1-5 1-4 1-5 1-4 2-4 1-4 2-4 1-3 2-4 2-3 2-3 2-3 3-3 2-2 3-3 3-2 2-2 3-3 3-1 3-2 3-2 5-2 3-1 3-1 4-1 4-1 3-1 4-1 4v4l-1 4v4l-1 4v5 4 4 3l1 4v3 4l1 3v4l1 3 1 4 1 4 1 3 1 4 1 3 1 3 2 4 2 3 2 3 2 3 2 4 2 2 3 4 2 2 3 3 3 3 4 2 3 3 4 2 3 2 4 2 4 2 5 2 4 1 5 2 5 1 6 1 5 1 6 1h6 6 7 6 7 6l6-1 6-1 6-1 5-1 5-2 4-1 5-2 4-2 4-2 4-2 3-2 4-3 3-2 3-3 3-3 2-2 2-4 3-2 2-4 1-3 2-3 2-3 1-4 1-3 2-3 1-4v-3l1-4 1-4v-3l1-4v-3-4-3l2-4v-3zM321 422v-4-4-4-4l-1-4-1-4-1-4v-4l-1-4-1-4-1-4-2-4-2-3-1-4-2-4-3-3-2-4-3-3-2-3-3-3-3-3-3-3-4-3-3-2-4-3-4-2-4-2-4-2-5-2-4-2-5-2-5-2-5-1-6-1-6-2h-6l-6-1h-7l-6-1h-8-6l-6 1h-6l-6 1h-5l-6 2-5 1-5 1-5 2-5 2-4 2-5 2-4 2-4 2-4 2-4 3-3 2-3 3-3 3-3 3-3 3-3 4-2 3-3 3-2 4-1 3-3 4-1 4-2 4-1 4-1 4-2 4v4l-1 4-1 4-1 4v4 5 4l-1 4 1 5v6 5 5l1 5 1 5 1 4v5l2 5 1 4 1 4 2 5 1 4 3 4 1 4 3 4 2 3 2 4 3 3 3 3 3 3 3 3 4 3 3 3 4 2 4 3 4 2 4 2 5 2 4 2 5 1 5 2 5 1 6 1 5 1 6 1 6 1h6 7 6 7 6 6l6-1 6-1 6-1 5-1 6-1 5-2 4-1 5-2 4-2 4-2 4-2 4-3 4-2 3-3 4-3 2-3 4-3 2-3 3-3 2-4 2-3 4-4 1-4 2-4 1-4 2-5 1-4 1-5 1-4 1-5 1-5 1-5 1-5v-5-6-5z">
          <text:p/>
        </draw:path>
        <draw:path draw:style-name="gr7" draw:text-style-name="P7" draw:layer="layout" svg:width="0.404cm" svg:height="0.599cm" svg:x="1.552cm" svg:y="1.995cm" svg:viewBox="0 0 405 600" svg:d="M405 300v17 16l-1 15-1 15-2 15-2 14-1 13-3 13-3 12-3 12-3 11-4 11-3 10-4 10-5 10-4 8-5 9-5 8-5 8-5 8-6 6-6 7-6 6-6 5-6 6-7 4-6 5-7 4-7 3-8 4-7 3-9 2-7 3-8 2-8 1-8 2-8 1h-8l-9 1h-8-9l-8-1h-8l-8-1-8-2-8-1-8-2-7-3-8-2-8-3-7-4-7-3-7-4-6-5-7-4-6-6-6-5-6-6-6-7-5-6-6-8-5-8-5-8-4-8-5-9-4-10-4-9-3-11-4-11-3-11-3-12-3-12-2-13-2-13-2-14-1-15-1-14-1-16v-16-17-17-17l1-16 1-15 1-15 2-14 2-14 2-13 3-12 3-12 3-11 4-11 3-11 4-10 5-9 4-10 4-9 5-8 6-7 5-7 6-7 5-6 6-6 6-5 7-5 6-5 7-4 7-4 7-3 7-3 8-3 8-2 7-2 8-2 8-2 8-1 9-1 8-1h9 8 9 8l8 1 8 1 8 1 8 2 7 2 9 2 7 2 8 3 7 3 7 3 7 4 6 4 7 5 6 5 7 5 5 6 6 6 6 7 5 7 5 7 5 8 5 9 4 10 4 9 4 10 4 11 3 11 3 11 4 12 2 12 3 13 2 14 1 14 2 15 1 15 1 16v17zM330 300v-13-13l-1-13-1-12v-12l-1-11-1-11-2-11-1-10-2-9-1-9-2-9-2-8-2-8-3-7-2-8-3-6-3-7-3-6-3-5-3-6-4-6-3-5-4-4-4-4-4-4-4-3-6-3-4-3-5-2-4-3-5-1-5-2-5-2-6-1-5-1-5-1-6-1h-6-6-6-6l-6 1-5 1-6 1-6 1-5 2-5 2-5 1-5 3-5 2-4 3-5 3-4 3-4 4-4 4-4 5-4 4-3 7-3 5-4 6-3 6-2 6-3 7-3 7-2 7-2 9-2 8-2 8-2 10-1 9-2 10-1 10-1 11-1 11-1 12v12l-1 13v13 13 14 12l1 13v12l1 11 1 11 1 11 1 10 2 10 1 9 2 9 2 9 2 8 2 8 3 8 2 7 3 7 3 6 3 7 3 5 3 6 4 5 4 4 3 5 4 4 4 4 4 4 5 3 4 3 5 3 5 2 5 2 5 2 5 1 5 1 6 1 5 1 6 1h6l6 1 6-1h5l6-1 5-1 6-1 5-1 5-1 5-2 5-2 5-2 4-3 5-3 5-3 4-4 4-4 4-4 4-5 4-4 3-5 3-6 3-5 4-7 2-6 3-7 3-7 2-8 3-8 2-8 2-9 2-9 1-9 2-10 1-10 1-11 1-11 1-11 1-12v-13l1-12z">
          <text:p/>
        </draw:path>
        <draw:line draw:style-name="gr8" draw:text-style-name="P6" draw:layer="layout" svg:x1="2.067cm" svg:y1="19.994cm" svg:x2="2.163cm" svg:y2="19.994cm">
          <text:p/>
        </draw:line>
        <draw:line draw:style-name="gr8" draw:text-style-name="P6" draw:layer="layout" svg:x1="2.067cm" svg:y1="15.569cm" svg:x2="2.163cm" svg:y2="15.569cm">
          <text:p/>
        </draw:line>
        <draw:line draw:style-name="gr8" draw:text-style-name="P6" draw:layer="layout" svg:x1="2.067cm" svg:y1="11.144cm" svg:x2="2.163cm" svg:y2="11.144cm">
          <text:p/>
        </draw:line>
        <draw:line draw:style-name="gr8" draw:text-style-name="P6" draw:layer="layout" svg:x1="2.067cm" svg:y1="6.72cm" svg:x2="2.163cm" svg:y2="6.72cm">
          <text:p/>
        </draw:line>
        <draw:line draw:style-name="gr8" draw:text-style-name="P6" draw:layer="layout" svg:x1="2.067cm" svg:y1="2.295cm" svg:x2="2.163cm" svg:y2="2.295cm">
          <text:p/>
        </draw:line>
        <draw:line draw:style-name="gr8" draw:text-style-name="P6" draw:layer="layout" svg:x1="10.445cm" svg:y1="20.976cm" svg:x2="10.445cm" svg:y2="20.879cm">
          <text:p/>
        </draw:line>
        <draw:line draw:style-name="gr8" draw:text-style-name="P6" draw:layer="layout" svg:x1="24.247cm" svg:y1="20.976cm" svg:x2="24.247cm" svg:y2="20.879cm">
          <text:p/>
        </draw:line>
        <draw:path draw:style-name="gr7" draw:text-style-name="P7" draw:layer="layout" svg:width="0.404cm" svg:height="0.6cm" svg:x="9.89cm" svg:y="21.044cm" svg:viewBox="0 0 405 601" svg:d="M405 301v17 16l-1 15-1 15-2 15-1 13-2 14-3 12-3 13-3 11-3 12-3 11-4 10-4 10-4 9-5 9-4 9-5 8-6 8-5 7-6 7-5 7-6 6-7 5-6 5-6 5-7 5-7 4-7 3-8 4-7 2-8 3-7 2-8 3-8 1-8 1-8 1-8 1-8 1h-9-8l-9-1-8-1-8-1-8-1-8-1-8-3-7-2-8-3-7-2-8-4-7-3-6-4-7-5-7-5-6-5-6-5-6-6-6-7-6-7-5-7-5-8-5-8-4-9-5-8-4-10-4-10-3-10-4-11-3-11-3-12-2-12-4-13-2-13-1-14-2-15-1-15-1-15v-16-17-17-17l1-16 1-15 2-16 1-15 2-13 4-13 2-12 3-12 3-12 4-11 3-10 4-10 4-9 5-9 5-9 5-8 5-7 5-7 5-7 6-7 6-5 6-6 7-5 6-4 7-5 7-3 7-4 7-2 8-3 8-2 7-2 8-3 8-1 8-1 9-1 8-1 9-1h9 8l8 1 8 1 8 1 8 1 8 1 7 3 8 2 7 2 7 3 8 2 7 4 7 3 6 5 7 4 6 5 6 6 6 5 6 7 6 7 5 7 5 7 5 8 5 9 4 9 4 9 4 10 4 10 4 11 3 12 3 12 2 12 3 13 2 13 1 15 2 16 1 15 1 16v17zM330 301v-13l-1-13v-13l-1-13v-12l-1-11-1-11-2-11-1-10-1-9-2-9-2-9-2-8-2-8-3-8-2-7-3-7-3-6-3-6-3-6-3-5-4-5-3-5-4-4-4-4-4-4-4-3-4-4-5-2-5-3-4-2-5-2-5-2-5-1-5-1-6-1-5-1-6-1h-5-6-7-6l-6 1-5 1-6 1-5 1-6 1-5 2-5 2-5 2-5 3-4 3-5 3-4 3-4 4-4 4-4 4-3 5-4 5-3 6-4 5-2 6-3 7-3 7-3 7-2 7-2 8-2 9-2 8-2 9-2 10-1 10-1 10-1 12-1 11-1 12v12l-1 13v13 13 13 13l1 12v12l1 12 1 11 1 11 1 10 1 10 2 9 2 9 2 9 2 8 2 8 3 7 2 8 3 7 3 6 3 6 3 6 3 6 4 5 4 4 3 5 4 4 5 4 4 3 4 4 5 3 4 2 5 2 5 2 5 2 5 2 5 1 6 1 5 1 6 1h6 6 6 5l6-1 5-1 6-1 5-1 5-2 5-2 5-2 5-2 4-2 5-3 4-4 4-3 5-4 3-4 4-5 4-4 3-5 4-6 3-6 3-6 3-6 3-7 2-8 2-7 3-8 2-8 2-9 2-9 1-9 2-10 1-10 2-11 1-11v-12l1-12v-12l1-13z">
          <text:p/>
        </draw:path>
        <draw:polygon draw:style-name="gr7" draw:text-style-name="P7" draw:layer="layout" svg:width="0.593cm" svg:height="0.456cm" svg:x="10.384cm" svg:y="21.18cm" svg:viewBox="0 0 594 457" draw:points="261,457 261,172 261,166 261,159 261,153 260,148 260,142 260,137 259,132 258,127 258,122 257,117 256,113 255,109 254,105 252,101 251,98 250,94 248,91 246,88 245,85 243,82 241,80 239,77 237,75 234,73 232,71 229,69 226,67 224,66 221,64 218,63 214,62 211,61 208,60 204,60 200,59 196,58 192,58 188,58 184,57 179,57 174,58 170,58 165,58 161,59 157,60 153,61 148,62 144,64 140,65 136,67 133,69 129,71 125,73 122,76 119,78 116,81 112,84 110,87 107,91 104,94 101,98 99,101 97,105 94,109 92,114 90,118 88,122 86,127 85,132 83,137 82,142 81,148 80,153 79,159 78,165 77,171 77,177 76,183 76,190 76,196 76,457 2,457 2,104 2,101 2,98 2,95 2,92 2,90 2,86 2,84 2,81 2,78 2,74 2,72 2,68 2,65 2,62 2,59 2,56 2,54 2,51 1,48 1,45 1,42 1,40 1,37 1,34 1,32 1,30 1,27 1,25 1,23 1,21 1,19 0,18 0,16 0,14 0,13 0,12 0,11 0,10 0,9 0,8 70,8 70,9 70,10 70,11 70,12 70,13 70,15 71,16 71,18 71,19 71,21 71,23 71,25 71,27 71,29 71,31 71,34 71,36 71,38 71,40 72,43 72,45 72,48 72,50 72,52 73,55 73,57 73,60 73,62 73,64 73,67 73,69 73,72 73,74 73,76 73,78 73,80 73,81 73,83 73,85 75,85 76,81 79,77 81,74 83,70 85,66 87,63 89,60 92,56 94,53 96,50 98,46 101,44 103,41 106,38 109,35 111,33 114,30 117,28 120,25 123,23 126,21 129,19 133,17 136,15 140,13 143,12 147,10 151,9 154,7 159,6 162,5 167,4 171,3 176,2 180,2 185,1 190,1 195,0 200,0 205,0 215,0 225,1 234,2 243,3 251,5 258,7 266,10 273,13 279,17 285,20 291,25 297,30 301,34 306,40 311,46 315,53 318,61 321,68 324,76 327,85 328,85 330,81 332,77 334,74 336,70 339,66 341,63 343,60 345,56 348,53 350,50 353,46 355,44 358,41 361,38 364,35 367,33 370,30 373,28 376,25 379,23 383,21 386,19 389,17 393,15 397,13 401,12 405,10 408,9 412,7 416,6 421,5 425,4 429,3 434,2 438,2 443,1 448,1 453,0 458,0 463,0 470,0 477,0 483,1 489,2 495,2 501,3 506,5 512,6 517,7 522,9 527,11 532,13 536,15 540,18 544,21 548,24 552,27 556,30 559,33 562,37 565,41 568,45 571,50 573,54 576,59 578,64 580,69 582,75 584,81 585,86 588,93 589,99 590,105 591,112 592,119 593,126 593,134 594,141 594,150 594,158 594,457 520,457 520,172 519,166 519,159 519,153 519,148 518,142 518,137 517,132 517,127 516,122 515,117 514,113 514,109 512,105 511,101 510,98 508,94 506,91 505,88 503,85 501,82 499,80 497,77 495,75 493,73 490,71 487,69 485,67 482,66 479,64 476,63 473,62 469,61 466,60 462,60 458,59 455,58 450,58 446,58 442,57 438,57 433,58 428,58 424,58 419,59 415,60 411,61 407,62 403,63 399,65 395,67 391,68 388,70 384,73 381,75 377,78 374,80 371,83 368,86 365,89 362,93 360,96 357,100 355,104 353,108 351,112 348,117 347,121 345,126 343,131 342,136 340,141 339,147 338,152 337,158 336,164 336,170 335,177 335,183 335,190 335,196 335,457">
          <text:p/>
        </draw:polygon>
        <draw:polygon draw:style-name="gr7" draw:text-style-name="P7" draw:layer="layout" svg:width="0.401cm" svg:height="0.591cm" svg:x="23.693cm" svg:y="21.053cm" svg:viewBox="0 0 402 592" draw:points="402,393 402,402 402,410 401,419 400,427 399,435 397,443 396,450 394,458 391,466 389,473 386,480 383,488 380,495 376,502 373,508 368,514 364,520 360,526 355,532 350,537 344,542 339,547 333,552 327,556 320,560 314,564 307,568 300,571 292,575 285,577 277,580 269,583 260,585 252,587 243,588 234,590 225,591 215,591 205,592 195,592 186,592 178,591 169,591 160,590 151,589 143,588 136,587 129,585 121,583 114,581 107,579 101,577 95,574 89,571 83,569 77,565 72,562 66,559 61,555 57,552 52,548 48,544 44,540 39,536 35,531 32,527 28,522 25,517 22,512 19,508 16,503 14,497 12,492 9,487 8,480 5,475 4,469 2,464 1,458 0,453 75,444 76,447 77,450 78,454 79,457 81,460 82,463 83,467 84,470 86,473 88,476 89,479 91,483 93,486 95,489 97,492 100,494 102,497 105,500 107,502 110,505 113,507 116,509 119,511 123,514 126,516 130,517 133,519 137,521 141,523 145,524 149,526 154,527 159,528 163,529 169,529 175,530 180,530 186,531 191,531 197,531 203,531 209,531 214,530 219,530 225,529 230,528 235,527 240,526 245,524 249,522 254,521 259,518 263,516 267,514 271,511 275,509 279,506 283,503 286,499 290,496 293,492 296,489 299,485 302,480 305,476 307,471 309,467 312,462 314,457 316,453 318,447 319,442 320,437 321,431 322,425 323,419 324,413 324,407 325,401 325,395 325,389 325,384 324,379 324,374 322,369 322,364 320,359 319,354 318,350 316,345 314,341 312,336 310,332 308,328 306,324 303,321 300,317 297,313 294,310 291,306 288,303 284,300 281,297 277,294 273,292 269,289 265,287 261,285 256,283 252,281 247,279 242,278 237,276 232,275 227,274 222,273 216,273 210,272 205,272 199,272 195,272 191,272 188,272 184,272 181,273 178,273 174,273 171,274 168,274 163,275 160,276 157,277 154,277 151,278 148,279 145,280 142,281 139,282 137,283 134,284 131,285 129,287 126,288 124,289 121,291 119,292 117,293 114,295 112,296 109,298 107,299 105,301 103,302 101,304 99,305 97,307 95,309 93,310 91,312 89,314 17,314 36,0 368,0 368,63 104,63 93,248 97,245 101,242 106,239 110,237 115,234 120,231 125,229 131,227 136,224 142,222 148,220 155,218 161,217 169,215 176,214 183,213 191,212 198,212 206,211 214,211 223,211 231,212 239,212 247,213 255,214 263,216 271,218 278,219 285,222 292,224 299,227 306,230 312,233 318,237 324,240 330,244 336,248 341,253 346,257 351,262 356,267 361,272 365,277 369,283 373,288 376,294 380,300 383,306 386,313 389,319 391,326 394,333 396,340 397,347 399,354 400,362 401,369 402,377 402,385">
          <text:p/>
        </draw:polygon>
        <draw:polygon draw:style-name="gr7" draw:text-style-name="P7" draw:layer="layout" svg:width="0.593cm" svg:height="0.456cm" svg:x="24.186cm" svg:y="21.18cm" svg:viewBox="0 0 594 457" draw:points="261,457 261,172 261,166 261,159 261,153 261,148 260,142 260,137 259,132 259,127 258,122 257,117 256,113 255,109 254,105 253,101 251,98 250,94 248,91 247,88 245,85 243,82 241,80 239,77 237,75 234,73 232,71 229,69 227,67 224,66 221,64 218,63 214,62 211,61 208,60 204,60 200,59 196,58 192,58 188,58 184,57 179,57 175,58 170,58 165,58 161,59 157,60 153,61 148,62 145,64 141,65 137,67 133,69 129,71 126,73 122,76 119,78 116,81 113,84 110,87 107,91 104,94 102,98 99,101 97,105 94,109 92,114 90,118 88,122 87,127 85,132 84,137 82,142 81,148 80,153 79,159 78,165 78,171 77,177 76,183 76,190 76,196 76,457 2,457 2,104 2,101 2,98 2,95 2,92 2,90 2,86 2,84 2,81 2,78 2,74 2,72 2,68 2,65 2,62 2,59 2,56 2,54 2,51 2,48 1,45 1,42 1,40 1,37 1,34 1,32 1,30 1,27 1,25 1,23 1,21 1,19 1,18 0,16 0,14 0,13 0,12 0,11 0,10 0,9 0,8 70,8 70,9 71,10 71,11 71,12 71,13 71,15 71,16 71,18 71,19 71,21 71,23 71,25 71,27 72,29 72,31 72,34 72,36 72,38 72,40 72,43 72,45 72,48 72,50 73,52 73,55 73,57 73,60 73,62 73,64 73,67 73,69 73,72 73,74 73,76 73,78 73,80 73,81 73,83 73,85 75,85 77,81 79,77 81,74 83,70 85,66 87,63 90,60 92,56 94,53 96,50 99,46 101,44 103,41 106,38 109,35 111,33 114,30 117,28 120,25 123,23 126,21 129,19 133,17 136,15 140,13 144,12 147,10 151,9 155,7 159,6 163,5 167,4 171,3 176,2 181,2 185,1 190,1 195,0 200,0 205,0 215,0 225,1 234,2 243,3 251,5 259,7 266,10 273,13 279,17 286,20 291,25 297,30 302,34 307,40 311,46 315,53 318,61 322,68 325,76 327,85 328,85 330,81 332,77 334,74 336,70 339,66 341,63 343,60 346,56 348,53 351,50 353,46 356,44 358,41 361,38 364,35 367,33 370,30 373,28 376,25 380,23 383,21 386,19 390,17 393,15 397,13 401,12 405,10 408,9 412,7 417,6 421,5 426,4 431,3 435,2 440,2 444,1 449,1 454,0 460,0 465,0 472,0 478,0 484,1 490,2 496,2 502,3 508,5 513,6 518,7 523,9 528,11 533,13 537,15 541,18 546,21 550,24 553,27 557,30 560,33 564,37 566,41 570,45 572,50 575,54 577,59 580,64 582,69 583,75 585,81 587,86 588,93 589,99 590,105 591,112 592,119 593,126 594,134 594,141 594,150 594,158 594,457 521,457 521,172 521,166 520,159 520,153 520,148 520,142 519,137 518,132 518,127 517,122 516,117 516,113 515,109 514,105 512,101 511,98 509,94 508,91 506,88 504,85 502,82 500,80 498,77 496,75 494,73 491,71 489,69 486,67 483,66 480,64 477,63 474,62 470,61 467,60 463,60 460,59 456,58 452,58 448,58 443,57 439,57 434,58 430,58 425,58 419,59 415,60 411,61 407,62 403,63 399,65 395,67 391,68 388,70 384,73 381,75 377,78 374,80 371,83 368,86 365,89 363,93 360,96 357,100 355,104 353,108 351,112 348,117 347,121 345,126 343,131 342,136 340,141 339,147 338,152 337,158 336,164 336,170 335,177 335,183 335,190 335,196 335,457">
          <text:p/>
        </draw:polygon>
        <draw:path draw:style-name="gr3" draw:text-style-name="P3" draw:layer="layout" svg:width="0.519cm" svg:height="0.582cm" svg:x="15.638cm" svg:y="21.908cm" svg:viewBox="0 0 520 583" svg:d="M520 287v14l-1 14-1 14-1 13-3 13-2 13-3 12-3 12-4 12-4 11-4 11-5 10-6 10-5 10-6 10-6 9-7 8-6 9-7 9-8 7-8 7-8 7-8 7-9 6-8 6-10 5-9 5-10 5-10 5-10 3-10 4-11 4-11 2-11 3-11 2-11 1-11 2-12 1h-12-12-236v-583h212 13l13 1h13l13 2 13 1 12 2 12 2 12 3 12 3 11 3 11 4 11 3 11 5 10 5 10 5 9 5 10 5 9 7 8 6 9 7 8 7 7 8 8 8 6 8 7 9 6 9 6 9 5 10 6 11 4 10 5 11 4 12 3 12 3 12 2 13 2 13 2 13 1 14 1 14zM397 287v-10-10l-1-9-1-10-1-8-2-9-2-8-2-8-2-8-3-7-3-7-3-7-3-7-4-6-3-6-4-6-4-6-5-5-4-5-5-5-5-4-5-5-6-4-6-4-5-3-7-4-6-3-6-3-7-2-7-2-7-3-7-2-7-1-7-2-8-1-8-1-7-1h-8l-9-1h-8-87v394h104 7 8l7-1 6-1 7-1 7-1 7-2 6-2 7-2 6-3 6-2 6-3 6-3 6-4 5-4 6-4 4-4 6-4 4-5 5-4 5-6 4-5 4-6 4-6 4-6 3-7 3-6 4-7 2-8 3-7 2-7 3-9 2-8 1-8 2-9 1-8 1-10 1-9v-9z">
          <text:p/>
        </draw:path>
        <draw:path draw:style-name="gr3" draw:text-style-name="P3" draw:layer="layout" svg:width="0.116cm" svg:height="0.613cm" svg:x="16.252cm" svg:y="21.877cm" svg:viewBox="0 0 117 614" svg:d="M0 86v-86h117v86zM0 614v-448h117v448z">
          <text:p/>
        </draw:path>
        <draw:polygon draw:style-name="gr3" draw:text-style-name="P3" draw:layer="layout" svg:width="0.406cm" svg:height="0.465cm" svg:x="16.458cm" svg:y="22.034cm" svg:viewBox="0 0 407 466" draw:points="407,327 407,333 406,340 406,346 405,352 404,357 402,363 400,369 398,374 396,380 393,385 389,390 387,395 383,399 380,404 376,408 372,413 368,417 363,421 358,425 353,429 348,432 343,435 337,438 331,442 325,444 319,447 312,450 305,452 298,454 291,456 283,458 275,460 267,461 259,462 251,463 242,464 234,465 224,465 215,466 206,466 198,466 189,466 181,465 173,465 165,464 158,463 150,463 143,462 136,461 129,460 122,458 116,457 109,455 103,453 97,451 91,449 85,447 79,444 74,442 68,439 63,436 59,433 54,430 49,426 45,423 41,419 37,415 33,411 29,407 26,402 22,398 19,393 16,388 13,382 10,377 8,371 6,365 4,359 1,352 0,346 102,330 103,334 104,338 105,341 106,344 108,347 109,350 110,353 112,356 114,358 115,361 117,363 119,365 121,367 123,369 125,371 127,373 129,374 132,376 134,377 137,378 139,380 142,381 145,382 148,383 151,384 154,384 157,385 160,386 163,386 167,387 170,387 174,388 177,388 181,388 185,388 189,389 193,389 197,389 201,389 206,389 210,389 214,389 218,389 221,389 225,388 229,388 232,388 236,388 239,387 243,387 246,386 249,386 253,385 256,384 259,384 262,383 265,382 267,381 270,380 272,379 275,378 277,376 279,375 282,374 284,372 286,370 288,369 289,367 291,365 292,363 294,361 295,359 296,357 297,354 297,352 298,349 299,346 299,344 299,341 299,338 299,334 299,331 298,328 298,325 297,322 296,320 294,317 293,315 291,313 289,310 287,308 285,307 282,304 280,303 277,301 274,299 271,298 268,296 265,295 261,294 258,292 254,291 250,290 246,289 242,288 238,287 234,286 229,285 225,284 220,283 215,281 210,281 205,280 200,278 195,277 190,276 185,275 180,274 175,273 169,272 164,270 158,269 153,267 147,266 141,265 136,263 131,262 125,260 120,258 114,256 109,255 103,253 98,251 93,249 88,246 83,244 79,241 74,239 69,236 65,233 61,230 57,227 53,223 49,220 46,216 42,212 39,208 36,204 33,200 31,195 28,191 26,186 24,181 22,175 21,169 19,163 19,157 18,151 18,144 17,137 17,131 18,125 18,118 19,113 20,107 22,102 23,96 25,91 28,86 30,80 32,75 35,71 38,66 42,62 45,57 49,53 53,49 57,45 61,42 66,38 71,35 76,31 81,28 87,25 93,22 99,20 105,17 111,15 118,13 125,11 132,9 140,8 147,5 155,4 163,3 171,2 180,1 189,1 198,1 207,0 214,1 221,1 228,1 235,2 242,2 249,3 255,4 262,5 268,7 274,8 281,10 287,12 293,13 298,15 304,17 310,19 315,22 321,24 326,27 331,30 335,33 340,36 345,39 349,43 353,47 357,50 361,54 365,59 369,63 372,67 375,72 379,77 381,82 384,87 386,92 389,98 392,104 394,110 395,116 396,122 293,133 292,130 291,127 291,124 290,121 289,118 288,116 286,113 285,111 284,109 282,106 281,104 279,102 278,100 276,99 274,97 272,95 270,94 268,92 266,91 264,90 261,88 259,87 257,86 255,85 252,84 249,84 247,83 244,82 241,82 238,81 236,81 232,80 230,80 226,80 223,79 220,79 217,79 213,79 210,79 207,79 199,79 191,79 184,80 177,80 170,81 164,83 159,84 154,86 149,87 145,90 141,92 137,94 134,97 132,100 129,104 127,107 126,111 125,115 124,120 124,125 124,128 124,130 125,133 125,136 126,139 127,141 128,143 129,145 131,147 132,149 134,151 136,153 138,154 140,156 143,158 145,159 148,160 150,162 153,163 156,164 159,165 163,167 166,168 170,169 173,170 177,171 181,172 185,173 189,174 193,175 197,176 202,176 206,177 211,178 216,180 220,181 225,182 230,183 235,184 240,185 246,187 252,188 258,189 264,191 271,192 277,194 283,195 289,197 295,199 301,201 307,202 312,205 318,207 323,209 329,211 334,214 339,216 344,219 349,222 354,225 358,228 363,232 367,235 371,239 375,243 379,247 382,251 386,255 388,260 393,265 395,270 398,275 400,281 402,286 403,292 405,299 406,305 406,313 407,320">
          <text:p/>
        </draw:polygon>
        <draw:polygon draw:style-name="gr3" draw:text-style-name="P3" draw:layer="layout" svg:width="0.261cm" svg:height="0.56cm" svg:x="16.909cm" svg:y="21.938cm" svg:viewBox="0 0 262 561" draw:points="163,561 153,561 144,560 135,558 126,557 118,554 110,551 103,547 97,543 90,539 84,533 79,527 74,521 70,514 67,506 64,498 61,489 59,480 58,470 57,460 57,448 57,185 0,185 0,105 62,105 99,0 172,0 172,105 257,105 257,185 172,185 172,417 172,423 172,429 173,435 173,441 175,446 176,450 178,454 179,459 182,462 184,465 186,468 191,471 193,473 197,475 201,477 205,478 209,479 214,480 219,480 223,481 226,481 228,481 230,480 232,480 234,480 235,480 238,480 239,480 241,479 243,479 245,479 246,478 248,478 250,478 252,477 254,477 256,476 258,476 260,476 262,475 262,547 258,548 253,550 249,551 245,552 240,553 235,554 231,555 226,556 222,557 217,557 212,558 207,558 202,559 197,559 192,560 185,560 180,561 174,561 169,561">
          <text:p/>
        </draw:polygon>
        <draw:path draw:style-name="gr3" draw:text-style-name="P3" draw:layer="layout" svg:width="0.451cm" svg:height="0.464cm" svg:x="17.206cm" svg:y="22.035cm" svg:viewBox="0 0 452 465" svg:d="M137 465h-6l-7-1h-6-6l-6-2h-5l-6-2-5-1-5-1-6-2-5-2-5-2-4-2-5-2-4-3-4-3-4-2-4-4-4-3-4-3-3-3-3-4-4-5-3-4-3-4-2-5-3-4-2-5-2-5-2-5-2-5-1-5-2-5-1-6-1-5-1-6-1-6v-6-7-6-8-7l1-8 1-7 1-6 1-7 2-6 2-6 2-6 3-5 3-6 3-5 3-5 4-5 4-4 3-4 5-5 4-4 4-3 5-3 5-4 5-3 5-3 5-3 6-2 6-2 6-3 6-1 6-2 6-2 7-1 7-2 6-1 7-1 7-1 6-1h7l8-1h8 7l96-2v-22-5-5-4-5l-1-4-1-4v-4l-1-3v-4l-1-3-1-3-1-3-1-3-1-3-1-3-2-3-1-2-2-3-1-2-2-2-1-2-2-2-2-1-2-2-2-2-2-1-2-1-3-1-2-2h-3l-2-1-2-1-3-1h-2l-3-1h-3-3l-3-1h-3-3-3-3l-3 1h-2-3-2l-3 1h-2l-3 1h-2l-2 1h-2l-2 1-3 1-1 1-2 1-2 1-2 1-2 2-2 1-1 2-2 1-2 2-2 2-1 2-1 2-2 2-1 2-1 3-1 2-1 2-1 3-1 3-1 3-1 2v4l-1 3v3l-1 4v3l-121-5 1-6 1-6 2-6 1-5 2-6 1-5 3-5 2-5 2-5 3-5 2-5 4-4 3-5 3-4 4-4 3-5 4-4 5-3 4-4 4-4 5-3 5-4 5-3 6-3 5-2 6-3 6-3 6-2 7-2 7-2 7-2 7-2 7-1 9-1 8-1 8-2h8l9-1h9 9 8 8l8 1h8l7 2 8 1 7 1 7 1 7 2 6 2 7 2 6 3 6 2 6 3 5 3 6 4 5 3 5 4 5 3 5 4 4 5 5 4 3 4 4 5 4 5 3 5 3 5 3 6 3 5 2 6 3 6 2 6 2 7 1 6 1 8 2 7v7l1 7v7 8 163 3l1 3v3 3 3 3 3 2 3l1 2v3 2l1 2v3l1 2 1 2v2l1 2v1l1 2 1 2 1 1 1 2 1 2 1 1 1 1 1 1 1 1 2 1 1 1 2 1 1 1h2l2 1h2l2 1h2 2 2l2 1 3-1h3 2 3 2l3-1h2 3l2-1h3v64h-2l-2 1h-2l-2 1h-2l-2 1h-2-1l-2 1h-2l-1 1h-2-2l-1 1h-2l-2 1h-1-2-2l-1 1h-2-2-1-2l-2 1h-2-2-1-2l-2 1h-2-2-2-2-2-2-2-3-2-3-8-8l-8-1-7-2-7-2-6-2-6-3-5-3-5-4-5-4-3-5-4-5-4-5-2-7-3-6-2-6-2-7-2-7-1-8-1-8h-3l-4 8-6 8-5 7-5 7-6 7-6 6-7 7-6 5-7 6-7 5-8 4-7 4-8 3-8 3-9 3-9 2-9 2-11 1-10 1zM273 248l-59 1h-4-4l-3 1h-4l-3 1h-4-3l-4 1h-3l-4 1h-3l-3 1h-4l-2 1-4 1-2 1-4 1-3 1-2 2-3 1-3 2-2 1-2 2-2 2-2 2-2 2-2 2-2 2-2 3-1 3-1 2-2 4-1 3-1 3-1 4v4l-1 4v4 4 5 6 6l1 6 1 5 1 5 2 4 2 5 2 4 2 3 3 3 3 3 3 3 4 2 3 2 4 2 4 1 5 1 5 1h5l4 1 5-1h4 4l4-1 5-1 4-1 3-1 4-1 4-2 4-2 3-2 4-2 3-2 3-2 4-3 2-2 3-3 3-3 3-3 2-3 3-3 2-3 2-3 3-4 2-3 2-4 2-4 1-4 2-3 1-4 2-5 1-4 1-4 1-4v-4l1-4 1-4v-5-4-4z">
          <text:p/>
        </draw:path>
        <draw:polygon draw:style-name="gr3" draw:text-style-name="P3" draw:layer="layout" svg:width="0.409cm" svg:height="0.456cm" svg:x="17.707cm" svg:y="22.034cm" svg:viewBox="0 0 410 457" draw:points="294,457 294,207 294,201 294,196 294,192 294,187 293,182 293,177 292,172 292,168 291,163 290,159 289,155 288,151 287,146 286,142 285,139 283,135 282,132 280,128 278,125 277,122 275,119 272,116 270,113 268,110 266,108 263,105 260,103 258,101 255,99 252,97 249,96 245,94 242,93 239,92 235,91 231,90 227,90 223,89 219,89 215,89 210,89 206,89 202,90 198,90 195,91 191,92 187,93 183,95 180,97 176,98 173,100 169,102 166,104 163,107 160,109 157,112 155,115 152,118 149,121 147,125 144,128 142,132 140,135 138,139 136,144 134,147 132,152 130,156 129,161 127,166 126,170 125,175 124,180 123,185 123,190 122,196 121,201 121,207 121,212 121,218 121,457 4,457 4,110 4,107 4,104 4,102 4,98 3,96 3,93 3,90 3,87 3,84 3,79 3,77 3,73 3,71 3,67 3,65 3,62 3,59 3,56 3,53 2,50 2,48 2,45 2,42 2,40 2,37 2,35 2,32 2,30 2,28 2,26 2,24 1,22 1,19 1,18 1,16 1,14 1,13 1,12 1,10 0,9 112,9 112,10 112,11 113,13 113,14 113,16 113,17 113,19 113,21 114,23 114,25 114,28 114,30 114,32 114,34 114,37 115,39 115,42 115,44 115,47 115,49 115,52 116,55 116,57 116,60 116,62 116,65 116,68 117,71 117,73 117,76 117,78 117,81 117,84 117,87 117,89 117,91 117,93 118,95 118,97 118,99 119,99 124,89 129,79 134,70 140,61 146,54 152,47 158,40 165,34 171,29 178,24 185,19 193,15 201,12 209,9 217,6 226,4 235,2 244,1 253,1 263,0 271,1 279,1 286,2 293,2 300,4 307,5 313,7 320,9 325,11 331,14 337,17 342,19 347,23 352,26 357,29 361,33 365,37 369,41 373,46 377,50 380,55 383,60 386,65 389,70 392,75 395,81 397,87 399,93 401,99 402,106 404,112 405,118 406,125 407,132 408,138 409,145 409,152 410,159 410,166 410,174 410,457">
          <text:p/>
        </draw:polygon>
        <draw:polygon draw:style-name="gr3" draw:text-style-name="P3" draw:layer="layout" svg:width="0.413cm" svg:height="0.464cm" svg:x="18.202cm" svg:y="22.035cm" svg:viewBox="0 0 414 465" draw:points="213,465 203,465 192,464 182,463 172,462 162,461 153,459 144,456 135,454 127,451 119,448 111,445 103,441 96,437 89,433 82,428 76,423 70,417 64,412 58,406 53,400 47,394 42,388 38,381 34,374 29,367 26,360 22,352 19,345 16,337 13,328 10,320 8,311 6,302 4,293 3,283 2,274 1,264 0,254 0,245 0,234 0,223 0,212 1,202 2,192 3,182 5,172 7,162 9,153 11,144 14,135 17,126 21,118 24,110 28,102 32,95 36,88 41,80 46,74 51,67 56,61 62,56 68,50 74,45 80,40 86,35 93,30 100,27 108,23 115,19 123,16 131,13 139,10 148,7 157,6 166,4 175,3 185,1 195,0 205,0 215,0 223,0 232,0 240,1 248,2 256,3 263,4 271,6 278,7 285,9 292,11 299,14 305,17 311,19 317,22 323,25 329,29 335,32 340,36 345,39 350,43 355,47 360,52 364,56 368,60 372,65 376,70 380,75 383,80 386,85 389,90 392,96 395,102 398,107 400,113 402,119 404,125 406,131 408,137 409,143 410,149 294,155 292,148 291,142 289,136 287,130 285,124 282,119 279,114 276,109 272,104 269,100 265,96 260,93 255,90 250,87 245,85 239,83 233,82 226,80 219,80 212,80 203,80 195,81 187,83 179,86 171,89 165,94 159,98 153,104 148,111 143,118 139,126 136,135 132,144 130,155 127,165 125,177 124,189 123,202 122,216 122,230 123,259 125,285 130,309 136,329 144,346 155,360 166,370 181,378 197,383 214,384 221,384 227,384 233,382 239,381 245,379 250,377 255,374 260,371 265,368 270,364 274,359 278,355 281,349 285,344 288,338 290,331 293,324 294,317 296,309 297,301 414,307 413,313 412,319 410,325 409,331 407,337 405,343 403,349 400,355 398,361 395,366 392,372 388,377 385,382 381,388 378,393 373,398 369,403 365,407 360,412 355,416 350,422 345,425 339,429 333,433 327,437 321,440 315,443 308,446 302,449 295,452 288,454 280,456 272,459 265,460 257,461 248,463 240,464 231,464 222,465">
          <text:p/>
        </draw:polygon>
        <draw:path draw:style-name="gr3" draw:text-style-name="P3" draw:layer="layout" svg:width="0.409cm" svg:height="0.464cm" svg:x="18.673cm" svg:y="22.035cm" svg:viewBox="0 0 410 465" svg:d="M209 465h-10l-9-1h-9l-9-2-9-1-9-1-8-2-9-2-7-3-9-2-7-3-7-3-7-4-7-4-7-4-7-5-6-5-6-6-6-5-5-6-5-6-5-6-5-7-5-7-4-7-4-7-4-8-3-8-4-8-3-9-3-9-2-9-2-10-2-10-2-10-1-10-1-11-1-11v-12-11-13-12l1-12 1-11 2-11 2-11 2-10 2-10 3-9 4-9 3-9 4-8 4-8 4-7 5-8 5-6 5-7 5-6 5-6 6-6 6-5 6-5 6-5 7-4 6-4 7-4 7-3 7-4 8-2 7-3 8-2 8-3 8-1 7-2 8-1 9-1 8-1 8-1h8 8 11l10 1h10l9 2 9 2 9 2 9 2 8 3 8 3 9 3 7 4 7 5 7 4 7 4 6 5 6 6 6 5 5 6 5 6 5 7 5 7 4 7 4 7 4 7 4 8 3 8 4 8 2 9 3 9 2 9 2 9 2 10 2 10 1 9 2 11 1 10 1 10v11 11l1 11v3h-289v6l1 5v6l1 5v5 6l1 5 1 5 1 5v5l1 5 2 4 1 4 1 5 2 4 2 4 2 4 1 4 2 4 3 3 2 4 3 3 2 3 2 3 3 3 3 3 4 2 3 3 3 2 4 2 3 2 4 2 4 1 4 1 4 2 5 1h4l5 1h5 5 6 5l6-1 5-1 5-1 5-2 5-1 5-2 3-2 5-3 4-3 3-3 3-3 3-4 3-4 3-4 2-4 3-5 1-5 2-5 111 9-2 4-1 4-2 4-2 4-2 4-2 4-3 4-2 4-2 5-3 4-3 4-3 4-3 4-3 4-4 4-3 5-4 3-4 4-4 4-5 4-4 4-5 3-5 4-5 3-6 3-6 3-6 3-6 2-7 3-7 2-6 2-7 2-8 2-7 2-8 1-8 1-9 1h-9l-9 1zM209 73h-4-3l-4 1h-3-3l-4 1-3 1-3 1-3 1-4 1-3 1-3 2-2 1-3 2-3 2-3 2-2 2-3 2-2 3-2 2-3 3-2 3-2 3-2 3-2 3-1 3-2 4-2 4-1 4-2 4-1 4-1 4-1 5-1 5-1 5-1 5v5l-1 5v6 5h173l-1-10-1-10-2-10-2-8-2-9-3-8-3-7-4-7-4-6-4-6-5-5-5-4-5-5-6-3-6-3-6-3-7-1-7-2-7-1z">
          <text:p/>
        </draw:path>
        <draw:polygon draw:style-name="gr3" draw:text-style-name="P3" draw:layer="layout" svg:width="0.582cm" svg:height="0.475cm" svg:x="0.193cm" svg:y="16.705cm" svg:viewBox="0 0 583 476" draw:points="583,476 0,476 0,17 94,17 94,354 241,354 241,42 336,42 336,354 489,354 489,0 583,0">
          <text:p/>
        </draw:polygon>
        <draw:polygon draw:style-name="gr3" draw:text-style-name="P3" draw:layer="layout" svg:width="0.465cm" svg:height="0.406cm" svg:x="0.319cm" svg:y="16.236cm" svg:viewBox="0 0 466 407" draw:points="326,0 332,0 338,0 344,1 350,2 356,3 362,4 368,6 373,8 379,11 385,13 390,16 394,19 399,22 404,26 408,30 412,34 417,38 421,42 425,47 428,52 432,57 435,63 438,69 441,75 444,81 447,87 449,94 452,101 454,108 456,115 458,123 459,130 461,138 462,147 463,155 464,163 465,172 465,181 465,190 466,200 465,209 465,217 465,225 465,234 464,241 463,249 463,256 461,264 460,271 459,278 458,284 457,291 455,297 453,304 451,310 449,316 447,321 445,327 442,333 439,338 436,343 433,348 430,352 426,357 423,362 419,366 415,370 411,374 406,378 402,381 397,384 392,387 387,391 382,393 375,396 370,399 364,401 357,403 351,405 345,407 329,305 333,304 337,303 340,302 343,300 346,299 349,297 352,296 355,295 357,293 360,291 362,289 364,288 366,286 368,284 370,282 372,279 373,277 375,275 376,272 378,270 380,267 381,264 382,262 382,259 384,256 384,253 385,250 386,247 386,243 387,240 387,236 387,233 388,229 388,225 388,222 388,217 388,213 388,209 389,204 389,200 389,196 388,192 388,188 388,184 388,181 388,177 388,173 387,170 387,166 387,163 386,160 386,156 385,153 384,150 384,147 382,144 382,141 381,138 380,136 379,133 378,131 375,128 374,126 372,124 371,122 369,120 368,118 366,116 364,115 362,113 360,112 358,111 355,110 353,109 350,108 348,107 345,107 342,107 339,106 336,106 333,106 330,107 327,107 324,108 321,109 318,110 316,111 313,113 311,115 309,117 307,119 305,121 303,123 301,126 300,129 298,131 297,134 295,137 294,141 293,144 291,148 290,151 289,155 288,159 287,163 286,168 284,172 283,176 282,181 281,186 281,190 280,195 278,200 277,205 276,211 275,216 274,221 273,227 271,232 270,237 269,243 268,248 266,254 265,259 263,265 262,271 260,276 259,282 257,287 256,292 253,298 252,303 250,308 247,313 245,318 243,323 240,328 238,332 235,337 232,341 229,345 226,350 222,354 218,357 215,361 211,364 207,367 203,370 199,373 194,376 190,379 185,381 179,383 174,385 168,386 162,387 156,388 149,389 143,389 136,389 130,389 124,389 118,388 112,387 106,386 100,385 95,383 89,381 84,379 79,377 74,374 70,372 65,368 60,365 56,362 52,358 48,354 44,350 40,345 37,340 33,336 30,330 27,325 24,319 21,314 18,308 16,301 14,295 12,288 10,281 8,274 6,267 5,259 4,251 3,243 2,235 1,227 1,218 0,209 0,199 0,192 0,185 1,178 2,170 2,164 3,157 4,150 5,144 6,137 7,131 9,125 10,119 12,113 14,107 16,101 18,96 21,90 23,85 26,80 29,75 32,70 35,65 38,61 42,56 45,52 49,48 53,44 57,40 62,37 66,34 71,30 76,27 81,24 86,22 91,19 97,17 102,15 108,13 115,11 121,10 132,113 129,113 126,114 123,115 120,116 117,117 114,118 112,119 110,120 107,122 105,123 103,125 101,126 99,128 97,130 96,132 94,133 93,136 91,137 90,139 88,142 87,144 86,146 85,149 84,151 83,154 82,156 82,159 81,161 81,164 80,167 79,170 79,173 79,176 78,179 78,182 78,185 78,189 78,192 78,196 78,199 78,208 78,216 78,223 79,230 80,236 82,242 83,248 84,253 86,258 88,262 90,266 93,269 96,272 99,275 102,277 106,279 110,281 114,282 119,282 124,283 126,283 129,282 132,282 135,281 137,280 139,279 142,278 144,277 146,276 148,274 150,272 151,271 153,269 155,266 156,264 158,261 159,259 161,256 162,253 163,250 165,247 166,244 167,240 168,237 169,233 170,229 171,226 172,222 173,218 174,213 174,209 175,204 176,199 177,195 178,190 179,185 180,181 181,176 183,171 184,166 185,160 187,154 188,147 190,141 191,135 193,129 194,123 196,117 198,111 199,105 202,99 203,93 205,88 208,82 210,77 212,71 215,66 218,61 221,57 224,52 227,47 230,43 234,39 238,34 241,30 246,27 250,23 254,20 259,17 264,14 269,11 274,9 280,7 285,5 292,3 298,2 304,1 311,0 318,0">
          <text:p/>
        </draw:polygon>
        <draw:polygon draw:style-name="gr3" draw:text-style-name="P3" draw:layer="layout" svg:width="0.56cm" svg:height="0.262cm" svg:x="0.223cm" svg:y="15.929cm" svg:viewBox="0 0 561 263" draw:points="561,98 560,108 560,118 558,128 556,136 554,145 551,152 547,160 543,166 538,172 533,178 527,184 521,188 514,192 506,196 498,199 489,202 480,203 470,205 459,205 448,206 185,206 185,263 106,263 106,200 0,164 0,90 106,90 106,5 185,5 185,90 417,90 423,90 429,89 435,89 440,88 445,87 450,86 454,84 458,82 462,80 465,77 468,75 471,72 473,69 475,65 477,62 478,58 479,53 480,49 480,44 481,39 481,37 481,35 480,33 480,31 480,29 480,27 480,25 480,23 479,21 479,20 478,18 478,16 478,14 477,13 477,10 477,9 476,7 476,4 475,2 475,0 547,0 548,4 549,9 550,13 552,18 553,22 554,27 555,32 555,36 556,41 557,46 558,51 558,56 559,61 559,66 560,71 560,76 560,82 561,87 561,93">
          <text:p/>
        </draw:polygon>
        <draw:path draw:style-name="gr3" draw:text-style-name="P3" draw:layer="layout" svg:width="0.613cm" svg:height="0.116cm" svg:x="0.162cm" svg:y="15.744cm" svg:viewBox="0 0 614 117" svg:d="M86 117h-86v-117h86zM614 117h-447v-117h447z">
          <text:p/>
        </draw:path>
        <draw:polygon draw:style-name="gr3" draw:text-style-name="P3" draw:layer="layout" svg:width="0.456cm" svg:height="0.645cm" svg:x="0.319cm" svg:y="14.983cm" svg:viewBox="0 0 457 646" draw:points="457,379 205,379 200,379 195,379 190,380 185,380 180,380 176,381 171,381 167,382 162,382 158,383 154,384 149,385 145,385 141,386 138,387 134,389 130,390 127,392 124,393 121,394 118,396 115,398 112,400 109,402 107,404 104,406 102,408 100,411 98,413 96,416 95,418 93,421 92,424 91,427 90,430 89,433 88,436 88,440 88,443 88,447 88,450 88,454 88,458 89,461 90,464 91,467 92,470 94,473 95,476 97,479 99,482 101,485 103,488 106,490 108,493 111,495 114,498 117,500 120,502 124,504 127,507 131,508 134,510 138,512 142,514 147,515 151,517 155,518 160,519 165,521 169,522 174,523 179,523 184,524 189,525 194,526 200,526 205,526 211,526 216,526 457,526 457,643 109,643 106,643 103,643 100,643 97,643 94,643 91,643 88,643 85,643 82,643 79,643 76,643 73,643 70,643 67,643 64,643 62,643 59,643 56,643 53,644 50,644 47,644 45,644 42,644 40,644 37,644 35,644 32,644 30,644 28,644 26,644 23,645 21,645 20,645 17,645 16,645 14,645 13,646 11,646 10,646 9,646 9,535 10,535 11,535 12,534 14,534 16,534 17,534 19,534 21,534 23,534 25,533 27,533 29,533 32,533 34,533 36,533 39,532 41,532 44,532 46,532 49,532 52,532 54,532 57,531 60,531 62,531 65,531 67,531 70,531 73,531 76,531 78,531 81,530 83,530 85,530 88,530 90,530 92,530 94,530 96,530 98,530 98,528 88,523 78,519 70,514 62,509 54,504 46,498 40,493 34,487 28,481 23,475 19,468 15,461 12,454 9,447 6,440 4,431 2,424 1,415 0,407 0,398 0,388 1,378 3,369 4,360 6,352 9,344 13,336 16,329 21,322 26,316 31,309 36,304 42,298 49,294 56,289 64,285 71,282 80,279 89,276 98,273 98,271 93,268 87,266 82,263 77,261 72,259 68,256 64,253 59,251 56,248 52,245 48,242 45,240 41,237 38,234 35,231 32,228 29,224 27,221 24,218 22,215 20,211 17,208 15,204 14,201 12,197 10,193 9,190 8,186 6,182 5,178 4,174 4,170 3,166 2,162 2,158 1,153 1,148 0,144 0,139 0,134 0,127 1,120 2,113 3,107 4,101 5,94 7,89 9,83 11,77 14,72 16,67 19,62 22,58 26,53 29,49 33,45 37,41 41,38 45,34 50,31 55,28 59,25 65,22 70,19 75,17 81,15 87,13 92,11 98,9 105,8 111,6 117,5 124,4 130,3 137,2 144,1 151,1 158,1 165,0 172,0 457,0 457,116 205,116 200,116 195,116 190,116 185,116 180,117 176,117 171,118 167,118 162,119 158,119 154,120 149,121 145,122 141,123 138,124 134,125 130,126 127,128 124,130 121,131 118,133 115,134 112,136 109,138 107,140 104,142 102,145 100,147 98,150 96,153 95,156 93,158 92,161 91,164 90,167 89,171 88,174 88,177 88,181 88,184 88,188 88,191 88,195 89,198 90,201 91,204 92,207 93,211 95,213 97,216 99,219 100,222 102,224 105,227 107,230 110,232 113,235 115,237 119,239 122,241 125,243 129,245 132,247 136,249 139,250 144,252 148,253 152,255 156,256 161,257 165,258 170,259 175,260 180,261 185,262 190,262 195,263 200,263 206,263 211,264 457,264">
          <text:p/>
        </draw:polygon>
        <draw:path draw:style-name="gr3" draw:text-style-name="P3" draw:layer="layout" svg:width="0.464cm" svg:height="0.451cm" svg:x="0.32cm" svg:y="14.455cm" svg:viewBox="0 0 465 452" svg:d="M465 315l-1 6v6 6l-1 6-1 6v6l-2 5-1 6-1 5-2 5-2 5-2 5-2 5-3 4-2 5-3 4-3 4-3 4-3 4-3 3-4 4-3 3-4 3-4 3-5 3-4 3-4 2-5 2-5 2-5 3-5 1-5 2-6 2-6 1-6 1h-6l-5 1-7 1h-6-6-8l-8-1h-7l-7-1-7-1-6-2-6-2-6-2-6-2-6-3-5-2-5-4-5-3-5-3-4-4-5-4-4-4-3-5-4-4-3-5-4-5-3-5-3-5-2-5-3-6-2-5-3-6-2-6-1-6-2-7-2-6-1-7-1-7-1-6-1-7-1-7v-7l-1-7v-7-8l-2-97h-23-5-4l-4 1h-5-4l-4 1-4 1h-3l-4 1-3 1-3 1h-4l-2 1-4 2-2 1-3 1-2 1-3 2-2 2-2 1-2 2-2 2-2 2-1 1-2 4-1 2-2 2-1 2-1 2v3l-2 2v3l-1 2v3l-1 3v3l-1 3v2 4 3 3 2 3 3l1 2v3 2l1 3v2l1 2v3l1 2 1 2 1 2 1 2 1 2 1 2 2 2 1 1 1 2 2 2 1 1 2 2 2 1 1 2 3 1 2 1 2 1 2 2 3 1 2 1h3l3 1 2 1 3 1 3 1h4l3 1h4l3 1-6 121-6-1-5-1-6-2-5-2-6-1-5-2-5-2-5-2-5-3-5-2-5-3-4-3-5-3-4-4-5-3-4-4-4-4-4-4-4-4-3-5-4-5-3-5-3-5-3-5-3-6-2-6-3-6-2-6-3-6-1-7-2-7-2-7-2-8-1-7-1-9-1-8v-8l-1-9v-8-10-8-8l1-8v-7l1-9 1-7 2-8 1-6 2-7 2-7 2-6 3-6 2-6 3-6 3-6 3-5 3-6 4-5 4-4 4-5 4-5 5-4 4-4 5-4 5-3 5-4 5-3 6-3 5-3 6-2 6-2 7-2 6-2 7-2 6-1 7-1 7-1 8-1h7 8 163 3 3 3 3 3 3l2-1h3 3 2 3l2-1h2l2-1 2-1h3l2-1h1l3-1 1-1h2l3-1 1-1 1-1 1-1 2-2 1-1 1-1 1-1 1-2 1-1v-2l1-2 1-1v-2l1-2v-2-2-3-2-2-3-3-2-3l-1-2v-3-2l-1-3v-2h63v2 2l1 2v2l1 1v2l1 2v2 2l1 1 1 2v1 2l1 2v1 2l1 2v1 2 2l1 1v2 2 2 1l1 2v2 2 2 1 2l1 2v2 2 2 2 3 2 3 2 8l-1 9-1 7-1 7-2 7-3 6-2 6-4 6-3 4-4 5-5 4-4 4-6 3-6 3-6 2-6 3-7 2-8 1-7 2-8 1v2l8 5 7 5 8 5 7 6 7 6 6 6 6 7 6 7 5 7 4 7 5 7 4 8 3 8 3 8 3 9 2 9 2 9 1 9v10zM248 178l1 61v4 3l1 4v4 3l1 4v3 3l1 4v3l1 4v3l1 3 1 3 1 3 1 3 1 2 1 3 2 3 1 3 1 2 2 3 2 2 2 2 1 2 3 2 2 1 2 2 3 2 2 1 3 2 3 1 4 1 3 1 4 1 4 1h3l5 1h4 5 6l6-1h5l6-1 5-2 4-1 4-2 4-2 4-3 3-3 3-3 3-3 3-3 2-4 2-4 1-4 1-4 1-4v-5l1-5v-4l-1-5v-4l-1-4-1-4-1-4-1-4-1-4-2-4-3-3-2-4-2-3-2-4-2-3-3-3-2-3-3-3-3-3-3-2-3-3-3-4-3-2-4-2-3-2-4-2-3-2-4-2-4-2-4-1-4-2-4-1-4-1-4-1-4-1-4-1-4-1h-5l-4-1h-4-4z">
          <text:p/>
        </draw:path>
        <draw:polygon draw:style-name="gr3" draw:text-style-name="P3" draw:layer="layout" svg:width="0.56cm" svg:height="0.262cm" svg:x="0.223cm" svg:y="14.188cm" svg:viewBox="0 0 561 263" draw:points="561,99 560,110 560,119 558,128 556,137 554,145 551,152 547,160 543,166 538,173 533,178 527,184 521,188 514,192 506,196 498,199 489,202 480,203 470,205 459,206 448,206 185,206 185,263 106,263 106,200 0,164 0,91 106,91 106,5 185,5 185,91 417,91 423,91 429,90 435,90 440,89 445,88 450,87 454,85 458,83 462,81 465,79 468,76 471,73 473,70 475,66 477,63 478,59 479,54 480,50 480,45 481,40 481,38 481,35 480,33 480,31 480,29 480,27 480,25 480,24 479,21 479,20 478,18 478,16 478,14 477,13 477,10 477,9 476,7 476,4 475,2 475,0 547,0 548,5 549,9 550,14 552,18 553,22 554,27 555,32 555,36 556,42 557,47 558,52 558,57 559,62 559,67 560,72 560,77 560,83 561,88 561,94">
          <text:p/>
        </draw:polygon>
        <draw:path draw:style-name="gr3" draw:text-style-name="P3" draw:layer="layout" svg:width="0.464cm" svg:height="0.409cm" svg:x="0.32cm" svg:y="13.736cm" svg:viewBox="0 0 465 410" svg:d="M465 200l-1 10v9l-1 9-1 9-1 9-2 8-1 9-2 8-3 8-2 8-4 8-3 7-4 7-3 7-5 7-4 6-5 6-5 7-5 6-6 6-6 5-6 5-7 5-7 4-8 5-7 4-8 3-8 4-8 4-9 2-9 3-9 3-10 2-10 2-10 1-10 2-11 1h-11l-12 1h-12-12l-12-1-12-1-11-1-11-1-11-2-10-2-10-3-9-3-9-3-9-4-8-4-8-3-8-5-7-4-7-5-6-5-7-5-5-6-6-5-5-6-5-7-5-7-4-6-4-7-4-7-4-6-3-8-3-7-2-8-3-7-2-8-2-8-1-8-1-8-1-8-1-8-1-8v-8-9-10l1-10v-10l2-10 1-9 3-9 2-8 2-9 4-7 3-8 4-7 4-8 5-6 4-7 5-6 6-6 5-6 6-6 6-5 7-4 6-5 7-5 7-4 8-4 8-3 8-4 8-3 9-3 9-2 9-3 9-2 10-2 9-1 10-2 10-1 11-1 10-1h11l11-1h11 3v287h5 6l5-1h6 5l5-1h6l5-1 4-1 5-1 5-1 5-1 4-1 5-2 4-2 4-1 4-2 4-2 3-2 4-2 4-3 3-2 3-2 3-3 3-3 2-3 3-3 3-3 2-3 3-4 2-3 1-4 2-4 1-4 1-5 1-4 1-5v-4l1-5v-5-6l-1-6v-5l-1-6-1-5-2-5-2-4-1-5-2-4-4-4-3-4-3-4-3-3-4-3-4-3-4-2-4-3-5-2-5-2-6-2 10-109 4 1 4 2 4 2 4 2 4 2 4 2 4 2 4 3 5 2 5 3 4 3 4 2 4 4 4 3 4 3 4 4 4 4 4 4 4 4 3 4 4 5 3 5 3 5 4 5 3 6 3 5 2 6 3 6 3 6 2 7 2 7 2 7 2 7 1 8 2 8 1 8 1 8v9 9zM73 200v3 4l1 3v4l1 3v3l1 4 1 3 1 3 1 3 1 3 2 3 1 3 2 3 2 3 2 2 2 3 2 2 2 3 3 2 3 2 3 3 2 1 4 2 3 2 3 2 4 2 4 1 4 2 4 1 4 2 4 1 5 1 4 1 5 1 5 1h6l5 1h6 5v-174l-10 2-10 1-10 1-9 2-8 3-8 2-7 4-7 3-6 4-6 5-5 4-5 5-4 6-3 5-3 6-3 6-2 7-1 7-1 7z">
          <text:p/>
        </draw:path>
        <draw:path draw:style-name="gr3" draw:text-style-name="P3" draw:layer="layout" svg:width="0.622cm" svg:height="0.426cm" svg:x="0.162cm" svg:y="13.246cm" svg:viewBox="0 0 623 427" svg:d="M614 112h-1l-1 1h-1-1l-1 1h-2-1-2-1l-2 1h-2-2-1-3-1l-2 1h-3-2-2-2l-2 1h-2-2-3-2-2l-2 1h-3-2-2-2-2-2-2-2-2-2-2-1v2l8 4 8 5 7 5 7 5 7 5 6 6 5 6 5 7 5 7 4 8 4 7 3 8 3 8 2 8 2 8 2 9 1 9 1 9v10l1 10-1 9v8l-1 7-1 8-2 8-2 7-2 7-3 6-2 7-4 6-3 7-4 5-5 6-4 5-5 5-5 5-5 5-5 4-6 5-6 4-7 4-6 4-7 3-7 3-7 4-8 2-7 3-8 3-8 2-8 2-9 2-9 1-9 2-9 1-9 1-9 1-10 1h-9-10-10-10-10l-10-1h-9l-10-1-9-1-9-1-9-2-9-2-9-1-8-3-8-2-8-3-8-3-7-2-7-4-7-3-7-4-6-4-7-4-6-4-6-5-5-5-5-5-5-5-5-5-4-6-4-6-4-6-4-6-3-7-3-7-3-7-2-7-2-8-1-8-2-8v-8l-1-9v-9-4-4-4l1-5v-4-4l1-4 1-5v-4l1-4 1-4 1-4 2-4 1-4 1-3 1-4 2-3 2-4 1-4 2-3 2-5 2-3 3-3 2-4 2-3 3-3 2-3 3-3 3-3 3-3 3-3 3-2 3-3 4-2 3-3 4-2 3-2 4-3 5-2 4-2v-1h-1-1-1-1-1-2-1l-1 1h-2-1-2-2-1-2-2-2-2-2-2-2-2-2-2-2-2-3-2-2-2-2-2-3-2-2-2-2-3-2-2-2-164v-116h517 6 7 6 6 6 5l6-1h6 5 5 5l5-1h4 4 4 4l4-1h3 3 3zM388 118h-9-8-8l-8 1-7 1-7 1-7 1-7 1-6 1-6 2-6 2-5 1-5 2-5 2-5 2-5 3-4 2-4 2-4 3-3 3-4 3-3 2-3 3-2 3-3 3-2 3-3 3-1 4-2 4-1 3-2 4-1 3-1 4-1 3v3l-1 4-1 3v4 4 3 5 4l1 4v4l1 4 1 4 1 4 1 3 2 4 1 4 2 3 2 3 2 3 3 4 3 2 2 3 3 3 4 3 3 2 3 3 4 2 5 2 4 2 4 2 5 2 5 2 5 1 5 2 5 1 6 1 6 2 6 1 7 1h6l7 1h7l8 1h7 8 8l29-1 26-2 23-5 19-6 17-8 14-11 11-11 7-14 5-16 1-17v-3-4-3l-1-4-1-4v-3l-2-3-1-4-1-3-1-4-2-3-2-5-2-3-2-3-2-3-3-3-3-3-3-3-3-3-3-3-4-2-4-3-4-3-5-2-4-2-5-2-5-2-5-2-6-2-6-2-6-2-7-1-6-1-8-1-7-1-7-1-8-1h-9-8z">
          <text:p/>
        </draw:path>
        <draw:path draw:style-name="gr3" draw:text-style-name="P3" draw:layer="layout" svg:width="0.464cm" svg:height="0.451cm" svg:x="0.32cm" svg:y="12.479cm" svg:viewBox="0 0 465 452" svg:d="M465 313l-1 7v6 6l-1 6-1 6v6l-2 5-1 6-1 5-2 5-2 6-2 5-2 5-3 4-2 4-3 5-3 4-3 4-3 4-3 3-4 4-3 3-4 3-4 3-5 3-4 3-4 2-5 2-5 3-5 1-5 2-5 2-6 1-6 2-6 1h-6l-5 1-7 1h-6-6-8-8l-7-1-7-1-7-1-6-2-6-2-6-2-6-2-6-3-5-3-5-3-5-3-5-4-4-3-5-4-4-4-3-4-4-5-3-5-4-5-3-5-3-5-2-5-3-7-2-5-3-6-2-6-1-7-2-6-2-6-1-7-1-7-1-7-1-6-1-7v-7l-1-7v-7-8l-2-96h-23-5-4l-4 1h-5-4l-4 1h-4l-3 1-4 1-3 1h-3l-4 2-2 1-4 1-2 1-3 1-2 2-3 1-2 1-2 2-2 2-2 2-2 1-1 2-2 2-1 2-2 3-1 2-1 2v3l-2 2v3l-1 2v3l-1 3v2l-1 3v3 3 3 3 3 3 2l1 3v3 2l1 3v2l1 3v2l1 2 1 2 1 2 1 2 1 2 1 2 2 1 1 2 1 2 2 1 1 2 2 2 2 1 1 1 3 2 2 1 2 1 2 1 3 2h2l3 1 3 1 2 1 3 1h3l4 1 3 1h4 3l-6 123-6-1-5-2-6-1-5-2-6-1-5-2-5-2-5-3-5-2-5-3-5-2-4-3-5-3-4-4-5-3-4-4-4-4-4-4-4-4-3-5-4-6-3-5-3-5-3-5-3-6-2-6-3-6-2-6-3-7-1-6-2-7-2-8-2-7-1-8-1-7-1-9v-8l-1-9v-8-10-8-8l1-8v-8l1-7 1-7 2-7 1-8 2-6 2-7 2-6 3-7 2-6 3-6 3-5 3-6 3-5 4-5 4-5 4-4 4-5 5-4 4-4 5-4 5-3 5-4 5-3 6-3 5-2 6-3 6-2 7-2 6-2 7-2 6-1 7-1 7-1 8-1h7 8 163 3 3 3 3 3l3-1h2 3 3 2l3-1h2 2l2-1h2l3-1h2l1-1 3-1 1-1 2-1h3l1-1 1-1 1-2 2-1 1-1 1-1 1-1 1-2 1-1v-2l1-2 1-2v-1l1-2v-2-2-2-3-2-3-3-2-3l-1-2v-3-2l-1-3v-2h63v1 3l1 2v1l1 2v2l1 2v2 2l1 1 1 2v2 1l1 2v1 2l1 2v1 2 2l1 1v2 2 1 2l1 2v2 2 1 3 1l1 2v2 2 2 3 2 2 3 2 9l-1 8-1 7-1 7-2 7-3 6-2 6-4 5-3 5-4 5-5 4-4 3-6 4-6 3-6 2-6 3-7 2-8 1-7 2-8 1v2l8 5 7 5 8 5 7 6 7 6 6 6 6 6 6 7 5 6 4 8 5 7 4 8 3 8 3 8 3 9 2 8 2 10 1 9v10zM248 178l1 60v3 4l1 4v3 4l1 3v4 3l1 4v3l1 4v3l1 3 1 3 1 3 1 3 1 3 1 2 2 3 1 3 1 2 2 2 2 2 2 3 1 2 3 2 2 2 2 1 3 2 2 1 3 2 3 1 4 1 3 1 4 1 4 1h3l5 1h4 5 6l6-1 5-1 6-1 5-1 4-1 4-2 4-2 4-3 3-3 3-3 3-3 3-3 2-4 2-4 1-4 1-4 1-5v-4l1-5v-4l-1-5v-4l-1-4-1-4-1-4-1-4-1-4-2-4-3-3-2-4-2-3-2-4-2-3-3-3-2-3-3-3-3-3-3-3-3-2-3-2-3-3-4-2-3-2-4-2-3-2-4-2-4-2-4-1-4-2-4-1-4-1-4-1-4-1-4-1-4-1h-5-4l-4-1h-4z">
          <text:p/>
        </draw:path>
        <draw:polygon draw:style-name="gr3" draw:text-style-name="P3" draw:layer="layout" svg:width="0.456cm" svg:height="0.261cm" svg:x="0.319cm" svg:y="12.167cm" svg:viewBox="0 0 457 262" draw:points="457,259 114,259 111,259 108,259 105,259 102,259 99,259 96,259 93,259 90,259 87,259 83,259 80,259 77,259 74,259 71,259 68,259 65,259 62,260 59,260 56,260 53,260 50,260 47,260 44,260 41,260 39,260 36,260 34,260 31,261 29,261 26,261 24,261 22,261 20,261 18,261 16,262 14,262 13,262 11,262 10,262 9,262 9,150 10,150 11,150 12,150 14,150 16,149 18,149 20,149 22,149 24,149 26,149 29,148 31,148 34,148 36,148 39,148 42,148 44,148 47,147 50,147 53,147 56,147 59,147 62,147 64,146 67,146 70,146 73,146 76,146 79,146 82,146 84,146 87,146 90,145 92,145 94,145 97,145 99,145 101,145 103,145 105,145 105,143 100,142 95,140 90,138 86,136 82,135 77,133 73,131 69,129 65,128 61,126 57,124 53,122 50,120 47,118 43,117 40,114 37,112 34,110 31,108 28,106 26,103 23,101 21,98 18,95 16,93 15,90 12,87 11,83 9,80 8,77 6,74 5,70 4,66 3,63 2,59 2,54 1,50 0,46 0,41 0,36 0,34 0,32 0,30 0,28 1,26 1,24 1,22 2,20 2,18 2,16 3,14 3,12 3,10 4,8 4,7 5,5 5,4 5,3 6,1 6,0 104,0 103,2 103,5 102,7 102,9 101,11 101,14 101,16 100,19 100,21 100,23 99,25 99,28 99,30 98,33 98,35 98,38 97,41 97,44 97,47 97,50 98,58 99,66 101,74 103,82 106,88 110,95 115,101 120,107 126,113 133,118 140,122 148,126 157,130 166,133 176,136 187,138 198,140 210,141 223,141 237,142 457,142">
          <text:p/>
        </draw:polygon>
        <draw:polygon draw:style-name="gr3" draw:text-style-name="P3" draw:layer="layout" svg:width="0.56cm" svg:height="0.261cm" svg:x="0.223cm" svg:y="11.883cm" svg:viewBox="0 0 561 262" draw:points="561,98 560,108 560,117 558,126 556,135 554,143 551,151 547,158 543,165 538,171 533,177 527,182 521,187 514,191 506,195 498,197 489,200 480,202 470,203 459,204 448,204 185,204 185,262 106,262 106,199 0,162 0,89 106,89 106,5 185,5 185,89 417,89 423,89 429,89 435,88 440,88 445,86 450,85 454,83 458,82 462,80 465,77 468,75 471,71 473,68 475,65 477,61 478,57 479,53 480,49 480,44 481,39 481,37 481,34 480,32 480,31 480,28 480,27 480,25 480,23 479,21 479,19 478,17 478,16 478,14 477,12 477,10 477,8 476,6 476,4 475,2 475,0 547,0 548,4 549,9 550,13 552,17 553,22 554,27 555,31 555,36 556,40 557,45 558,50 558,55 559,60 559,65 560,70 560,76 560,81 561,87 561,92">
          <text:p/>
        </draw:polygon>
        <draw:polygon draw:style-name="gr3" draw:text-style-name="P3" draw:layer="layout" svg:width="0.613cm" svg:height="0.405cm" svg:x="0.162cm" svg:y="11.408cm" svg:viewBox="0 0 614 406" draw:points="256,292 246,287 237,282 228,277 220,271 212,265 205,259 198,253 192,247 187,240 182,233 178,225 174,218 170,210 167,202 164,194 162,185 161,176 160,167 159,158 159,148 159,140 159,131 160,124 161,117 162,110 163,103 165,97 167,90 169,84 172,79 175,73 178,68 181,63 184,58 188,53 191,49 195,45 199,41 204,37 208,33 213,30 218,26 223,24 228,21 234,18 239,16 245,13 251,11 257,9 263,8 269,6 276,5 282,4 289,2 296,2 302,1 309,0 317,0 324,0 331,0 614,0 614,116 364,116 358,116 354,116 349,116 344,116 339,116 334,117 330,117 325,118 321,119 316,120 312,121 308,122 304,123 300,124 296,125 292,127 289,128 285,130 282,132 279,133 276,136 273,138 270,141 267,143 265,145 263,148 260,151 258,153 257,156 255,159 253,162 252,165 250,169 249,172 248,176 247,180 247,184 246,188 246,192 246,196 246,201 246,205 247,209 247,213 248,217 249,220 251,224 252,228 254,231 255,235 257,238 259,241 262,244 264,248 267,251 269,254 272,256 275,259 278,262 282,264 285,267 289,269 293,271 297,273 301,275 305,277 309,279 314,280 318,282 323,284 327,285 332,286 337,287 343,288 348,288 353,289 358,290 364,290 369,290 375,290 614,290 614,406 0,406 0,290 168,290 171,290 174,290 176,290 179,290 181,290 184,290 187,290 190,290 192,291 195,291 198,291 200,291 203,291 205,291 208,291 211,291 213,291 216,292 218,292 220,292 223,292 225,292 227,292 229,292 231,292 234,292 235,292 237,292 240,293 241,293 243,293 245,293 247,293 248,293 250,293 251,293 253,293 254,293 255,293 256,293">
          <text:p/>
        </draw:polygon>
        <draw:polygon draw:style-name="gr3" draw:text-style-name="P3" draw:layer="layout" svg:width="0.456cm" svg:height="0.26cm" svg:x="0.319cm" svg:y="11.039cm" svg:viewBox="0 0 457 261" draw:points="457,258 114,258 111,258 108,258 105,258 102,258 99,258 96,258 93,259 90,259 87,259 83,259 80,259 77,259 74,259 71,259 68,259 65,259 62,259 59,259 56,259 53,260 50,260 47,260 44,260 41,260 39,260 36,260 34,260 31,260 29,260 26,260 24,260 22,260 20,261 18,261 16,261 14,261 13,261 11,261 10,261 9,261 9,151 10,151 11,150 12,150 14,150 16,150 18,149 20,149 22,149 24,149 26,149 29,149 31,149 34,148 36,148 39,148 42,148 44,148 47,148 50,147 53,147 56,147 59,147 62,147 64,147 67,147 70,147 73,146 76,146 79,146 82,146 84,146 87,146 90,146 92,146 94,146 97,145 99,145 101,145 103,145 105,145 105,143 100,142 95,140 90,139 86,137 82,135 77,133 73,132 69,130 65,128 61,126 57,124 53,123 50,121 47,119 43,117 40,115 37,113 34,111 31,108 28,106 26,104 23,101 21,98 18,96 16,93 15,90 12,87 11,84 9,81 8,78 6,74 5,70 4,67 3,63 2,59 2,55 1,50 0,46 0,41 0,37 0,34 0,32 0,30 0,28 1,26 1,24 1,22 2,20 2,18 2,16 3,14 3,12 3,10 4,8 4,6 5,5 5,3 5,2 6,1 6,0 104,0 103,2 103,4 102,6 102,8 101,12 101,14 101,16 100,19 100,21 100,23 99,26 99,28 99,31 98,33 98,36 98,38 97,41 97,44 97,47 97,50 98,59 99,67 101,75 103,82 106,89 110,96 115,102 120,108 126,113 133,118 140,123 148,127 157,130 166,133 176,136 187,138 198,140 210,141 223,142 237,142 457,142">
          <text:p/>
        </draw:polygon>
        <draw:path draw:style-name="gr3" draw:text-style-name="P3" draw:layer="layout" svg:width="0.464cm" svg:height="0.451cm" svg:x="0.32cm" svg:y="10.542cm" svg:viewBox="0 0 465 452" svg:d="M231 0h10 10l10 1 10 1 9 1 9 2 10 2 9 2 9 3 8 2 9 3 8 3 7 4 8 4 8 4 7 4 8 5 7 5 6 5 7 7 6 6 5 6 6 6 5 7 5 7 5 7 4 8 4 7 4 9 4 8 3 8 3 9 2 10 2 9 2 10 2 10 1 10 1 11v11l1 11-1 11v10l-1 10-1 11-2 9-2 10-2 9-2 9-3 9-3 8-4 9-4 8-4 7-4 8-5 7-5 7-5 6-5 7-6 6-6 6-6 5-7 5-6 5-8 5-7 4-8 5-8 3-8 4-8 3-8 3-9 3-8 3-10 2-9 1-9 2-10 1-9 1-10 1h-11l-10 1-10-1h-10l-9-1h-10l-9-2-9-1-9-2-9-2-8-2-9-3-8-3-8-3-9-4-7-3-8-5-7-4-7-4-7-5-6-6-7-5-6-6-6-6-5-6-5-7-5-7-5-7-4-8-4-7-4-8-4-9-3-8-3-10-3-9-2-9-2-10-1-10-2-11v-10l-1-11v-11-12l1-12v-11l2-11 1-10 2-10 2-10 3-10 3-9 3-8 4-9 4-8 4-7 4-8 5-7 5-7 5-6 5-7 6-5 6-7 7-5 6-5 7-5 7-4 7-5 7-3 8-4 8-3 8-3 8-2 9-3 9-2 9-2 9-2 9-1 9-1 10-1 9-1h10zM231 122l-15 1h-15l-14 1-13 3-12 2-11 2-10 4-9 4-9 4-7 5-8 6-6 6-5 6-4 7-5 7-3 8-2 8-2 9-1 9v10 10l1 10 2 8 2 9 4 8 4 8 4 7 6 7 6 6 7 6 8 4 8 5 10 4 10 4 11 3 12 2 13 2 13 2h15l15 1h8l8-1h7 8l7-1 6-1 7-1 6-1 6-1 6-1 6-2 5-2 6-1 5-2 4-2 5-2 5-2 4-3 4-2 4-3 4-3 3-2 3-3 3-3 3-4 3-3 2-3 3-4 2-3 3-4 1-3 2-4 1-4 1-4 1-4 1-5v-4l1-4v-4-5-5-5l-1-5v-4l-1-5-1-4-1-5-1-4-2-4-1-4-3-4-2-4-3-4-2-3-3-4-3-3-3-3-3-3-3-3-4-3-4-3-4-2-4-3-5-2-5-2-4-2-5-2-6-2-5-1-6-2-6-1-6-1-6-1-7-1-6-1-7-1h-8-7l-8-1z">
          <text:p/>
        </draw:path>
        <draw:path draw:style-name="gr3" draw:text-style-name="P3" draw:layer="layout" svg:width="0.633cm" svg:height="0.427cm" svg:x="0.318cm" svg:y="10.026cm" svg:viewBox="0 0 634 428" svg:d="M231 0h11l10 1h9l10 1 10 1 9 1 9 1 9 2 9 2 8 1 9 2 8 3 8 2 8 3 8 3 7 3 7 4 7 4 6 4 6 3 6 5 6 4 6 5 5 5 5 5 5 6 4 6 5 6 4 6 3 6 4 7 2 6 3 8 2 7 2 7 2 8 1 8 1 9v8l1 9-1 4v4 4 3 5l-1 4v3l-1 4-1 5-1 3-1 4v4l-1 4-2 4-1 4-1 3-2 4-1 3-2 4-2 4-2 3-2 4-2 3-2 3-2 4-3 3-3 3-3 3-2 3-3 4-3 2-4 3-3 3-4 3-3 2-4 3-4 2-4 3-4 2-5 2v3h1 1 1 1l1-1h1 1 2 2 1 2 2l2-1h1 3 2 2 2 2 2 2 3 2 2 2 3 2 3 2 2l3-1h2 2 3 2 2 2 2 2 173v117h-521-7-6-7l-6 1h-7-6-6-5l-6 1h-5-5-6-4l-5 1h-4-4-4-4l-3 1h-3v-114h1l1-1h1 1 1 2 1l1-1h2 2 1 2l2-1h2 2 2 2 2 2 2l3-1h2 2 2 2 2 3 2 3l2-1h2 2 2 2 2 2 2 2 2v-2l-9-4-8-5-7-5-7-5-7-6-6-6-6-6-5-6-4-7-5-7-3-8-3-8-3-8-3-8-2-8-1-9-2-9-1-9v-9l-1-10 1-8v-8l1-8 1-8 2-7 2-8 2-7 3-6 3-7 3-6 4-7 3-5 4-6 5-5 5-5 4-5 6-5 5-5 6-4 6-4 6-4 6-4 7-3 7-4 8-3 7-2 7-3 8-3 9-2 8-2 9-2 8-1 9-2 9-1 9-1 10-1 9-1h10l10-1zM231 121l-14 1h-14l-14 1-12 2-12 2-11 3-10 3-10 3-8 4-8 4-7 5-6 6-6 5-4 7-5 6-3 7-3 8-1 8-1 8-1 10v3l1 3v4 3l1 4 1 3 1 4 1 3 1 4 2 3 1 4 2 3 2 3 2 3 2 3 3 3 3 3 3 3 3 3 3 3 4 2 4 3 4 2 4 3 5 2 5 2 5 2 5 2 6 2 6 2 6 1 6 2 7 1 6 1 8 1 7 1h8 8l9 1h9 8l9-1h8 7l8-1 7-1 7-1 7-1 6-2 6-1 6-2 5-2 5-2 5-2 5-2 5-2 4-2 4-3 4-2 3-3 4-3 3-2 3-3 3-3 2-3 3-3 2-4 2-3 2-3 1-3 1-4 2-3 1-4 1-3 1-3v-4l1-3v-4-3-4-4-5l-1-4v-4l-1-4-1-4-1-4-1-3-2-4-1-3-2-4-2-3-3-3-2-3-3-3-3-3-3-3-3-3-3-2-4-3-4-2-4-2-5-2-4-2-5-2-5-1-5-2-5-2-6-1-6-1-6-2-6-1-6-1h-7l-7-1-7-1h-7-8-7z">
          <text:p/>
        </draw:path>
        <draw:path draw:style-name="gr3" draw:text-style-name="P3" draw:layer="layout" svg:width="0.464cm" svg:height="0.451cm" svg:x="0.32cm" svg:y="9.507cm" svg:viewBox="0 0 465 452" svg:d="M231 0l10 1h10l10 1 10 1 9 1 9 2 10 1 9 3 9 2 8 3 9 3 8 3 7 4 8 3 8 4 7 5 8 4 7 5 6 6 7 5 6 6 5 6 6 7 5 6 5 7 5 8 4 7 4 8 4 8 4 9 3 8 3 9 2 9 2 10 2 9 2 11 1 11 1 11v10l1 12-1 10v11l-1 10-1 10-2 10-2 9-2 10-2 9-3 9-3 8-4 8-4 8-4 8-4 7-5 8-5 6-5 7-5 6-6 7-6 5-6 6-7 5-6 5-8 5-7 4-8 4-8 4-8 4-8 3-8 3-9 3-8 2-10 2-9 2-9 2-10 1-9 1-10 1h-11-10-10-10l-9-1-10-1-9-1-9-2-9-1-9-2-8-3-9-2-8-3-8-3-9-4-7-4-8-4-7-4-7-5-7-5-6-5-7-5-6-6-6-6-5-7-5-6-5-7-5-7-4-8-4-8-4-8-4-8-3-9-3-9-3-9-2-10-2-9-1-10-2-11v-10l-1-11v-12-12l1-11v-11l2-12 1-11 2-10 2-10 3-9 3-9 3-9 4-8 4-8 4-8 4-7 5-8 5-6 5-7 5-6 6-6 6-5 7-6 6-4 7-5 7-5 7-4 7-4 8-3 8-3 8-3 8-3 9-2 9-2 9-2 9-2 9-2 9-1h10l9-1h10zM231 122h-15l-15 1-14 1-13 2-12 2-11 3-10 4-9 4-9 4-7 5-8 5-6 6-5 7-4 6-5 8-3 8-2 9-2 9-1 9v10 9l1 10 2 9 2 9 4 8 4 7 4 7 6 7 6 7 7 5 8 5 8 5 10 4 10 3 11 4 12 2 13 2 13 1 15 1h15 8 8 7l8-1h7l6-1 7-1 6-1 6-1 6-2 6-1 5-2 6-2 5-1 4-3 5-2 5-2 4-2 4-3 4-2 4-3 3-3 3-3 3-3 3-3 3-3 2-3 3-4 2-3 3-4 1-4 2-4 1-4 1-4 1-4 1-4v-4l1-4v-5-4-5-5l-1-5v-5l-1-4-1-5-1-4-1-4-2-5-1-5-3-4-2-3-3-4-2-4-3-3-3-4-3-3-3-3-3-3-4-3-4-2-4-2-4-3-5-2-5-3-4-1-5-2-6-2-5-2-6-1-6-1-6-1-6-2-7-1h-6l-7-1h-8l-7-1h-8z">
          <text:p/>
        </draw:path>
        <draw:path draw:style-name="gr3" draw:text-style-name="P3" draw:layer="layout" svg:width="0.622cm" svg:height="0.426cm" svg:x="0.162cm" svg:y="9.013cm" svg:viewBox="0 0 623 427" svg:d="M614 112v1h-1-1-1-1l-1 1h-2-1-2-1l-2 1h-2-2-1-3l-1 1h-2-3-2-2l-2 1h-2-2-2-3-2-2l-2 1h-3-2-2-2-2l-2 1h-2-2-2-2-2-1v1l8 5 8 4 7 5 7 5 7 6 6 6 5 7 5 6 5 7 4 7 4 7 3 8 3 8 2 8 2 8 2 9 1 9 1 10v9l1 10-1 9v8l-1 7-1 8-2 8-2 7-2 7-3 6-2 7-4 7-3 6-4 5-5 6-4 5-5 5-5 5-5 5-5 5-6 4-6 4-7 4-6 4-7 3-7 3-7 4-8 2-7 3-8 3-8 2-8 2-9 2-9 1-9 2-9 1-9 1-9 1-10 1h-9-10-10-10-10-10l-9-1-10-1-9-1-9-1-9-2-9-2-9-1-8-3-8-2-8-2-8-3-7-3-7-4-7-3-7-4-6-4-7-4-6-4-6-5-5-5-5-4-5-6-5-5-4-6-4-6-4-6-4-6-3-7-3-7-3-7-2-7-2-8-1-8-2-8v-8l-1-9v-8-5-4-4l1-5v-4-4l1-4 1-5v-3l1-5 1-4 1-4 2-4 1-4 1-3 1-4 2-3 2-4 1-4 2-3 2-4 2-3 3-3 2-3 2-4 3-3 2-3 3-3 3-3 3-4 3-2 3-3 3-3 4-2 3-3 4-2 3-2 4-3 5-2 4-2h-1-1-1-1-1-2-1-1-2-1-2-2-1-2-2-2-2-2-2-2-2-2-2-2-2-3-2-2-2-2-2-3-2-2-2-2-3-2-2-2-164v-116h517 6 7 6 6 6 5l6-1h6 5 5 5l5-1h4 4 4 4l4-1h3 3 3zM388 118h-9-8l-8 1h-8l-7 1-7 1-7 1-7 1-6 2-6 1-6 2-5 1-5 3-5 1-5 2-5 3-4 2-4 2-4 3-3 4-4 3-3 2-3 3-2 3-3 3-2 3-3 4-1 3-2 3-1 3-2 4-1 3-1 4-1 3v4l-1 3-1 3v4 4 3 5 4l1 4v4l1 4 1 4 1 4 1 4 2 3 1 4 2 3 2 4 2 2 3 4 3 2 2 4 3 2 4 3 3 2 3 3 4 2 5 2 4 2 4 2 5 2 5 2 5 1 5 2 5 1 6 1 6 2 6 1 7 1h6l7 1h7l8 1h7 8 8l29-1 26-2 23-5 19-6 17-8 14-10 11-12 7-14 5-16 1-17v-3-4-3l-1-4-1-3v-4l-2-3-1-4-1-3-1-4-2-3-2-4-2-3-2-3-2-3-3-3-3-3-3-3-3-3-3-3-4-2-4-4-4-2-5-3-4-2-5-2-5-2-5-2-6-2-6-2-6-1-7-2-6-1-8-1-7-1-7-1h-8l-9-1h-8z">
          <text:p/>
        </draw:path>
        <draw:polygon draw:style-name="gr3" draw:text-style-name="P3" draw:layer="layout" svg:width="0.465cm" svg:height="0.406cm" svg:x="0.319cm" svg:y="8.286cm" svg:viewBox="0 0 466 407" draw:points="326,0 332,0 338,0 344,1 350,2 356,3 362,4 368,6 373,8 379,11 385,13 390,16 394,19 399,22 404,26 408,30 412,34 417,39 421,44 425,48 428,53 432,58 435,64 438,70 441,76 444,82 447,88 449,95 452,101 454,109 456,116 458,124 459,131 461,139 462,147 463,156 464,164 465,173 465,182 465,191 466,201 465,209 465,218 465,226 465,233 464,241 463,249 463,256 461,264 460,271 459,278 458,285 457,291 455,298 453,304 451,310 449,316 447,322 445,327 442,333 439,338 436,343 433,348 430,353 426,357 423,361 419,366 415,370 411,374 406,377 402,381 397,384 392,388 387,391 382,394 375,396 370,399 364,401 357,403 351,405 345,407 329,305 333,304 337,303 340,302 343,300 346,299 349,298 352,296 355,295 357,293 360,291 362,289 364,288 366,286 368,284 370,282 372,279 373,277 375,275 376,272 378,270 380,267 381,264 382,262 382,259 384,256 384,253 385,250 386,247 386,243 387,240 387,237 387,233 388,229 388,225 388,221 388,218 388,214 388,209 389,205 389,201 389,197 388,193 388,189 388,185 388,182 388,178 388,174 387,171 387,167 387,164 386,161 386,157 385,154 384,151 384,148 382,145 382,142 381,140 380,137 379,134 378,132 375,129 374,127 372,125 371,123 369,121 368,119 366,117 364,116 362,114 360,113 358,112 355,111 353,110 350,109 348,108 345,108 342,108 339,107 336,107 333,107 330,108 327,108 324,109 321,110 318,111 316,112 313,114 311,116 309,118 307,120 305,122 303,124 301,127 300,130 298,132 297,135 295,138 294,142 293,146 291,149 290,153 289,156 288,160 287,164 286,168 284,173 283,177 282,182 281,187 281,191 280,196 278,201 277,206 276,211 275,216 274,221 273,227 271,232 270,237 269,243 268,248 266,254 265,259 263,265 262,270 260,276 259,282 257,287 256,293 253,298 252,303 250,309 247,313 245,318 243,323 240,328 238,333 235,337 232,341 229,346 226,349 222,353 218,357 215,361 211,364 207,367 203,371 199,373 194,376 190,379 185,381 179,383 174,384 168,386 162,387 156,388 149,389 143,389 136,389 130,389 124,389 118,388 112,387 106,386 100,385 95,383 89,381 84,379 79,377 74,374 70,371 65,368 60,365 56,361 52,358 48,354 44,350 40,345 37,341 33,336 30,330 27,325 24,319 21,314 18,308 16,301 14,295 12,288 10,281 8,274 6,267 5,259 4,251 3,243 2,235 1,227 1,218 0,209 0,200 0,193 0,186 1,179 2,172 2,165 3,158 4,152 5,145 6,138 7,132 9,126 10,120 12,114 14,108 16,102 18,97 21,92 23,86 26,81 29,76 32,71 35,66 38,62 42,57 45,53 49,49 53,45 57,41 62,38 66,33 71,30 76,27 81,24 86,22 91,19 97,17 102,15 108,13 115,12 121,10 132,114 129,114 126,115 123,116 120,117 117,118 114,119 112,120 110,122 107,123 105,124 103,126 101,128 99,129 97,131 96,133 94,135 93,136 91,138 90,141 88,143 87,145 86,147 85,150 84,152 83,155 82,157 82,160 81,162 81,165 80,168 79,171 79,174 79,177 78,180 78,183 78,186 78,190 78,193 78,196 78,200 78,208 78,216 78,223 79,230 80,236 82,242 83,248 84,253 86,258 88,262 90,266 93,269 96,273 99,275 102,277 106,279 110,281 114,282 119,282 124,283 126,282 129,282 132,282 135,281 137,281 139,280 142,279 144,277 146,276 148,274 150,273 151,271 153,269 155,266 156,264 158,262 159,259 161,256 162,253 163,250 165,247 166,244 167,240 168,237 169,233 170,229 171,226 172,222 173,218 174,214 174,209 175,205 176,200 177,196 178,191 179,186 180,182 181,177 183,172 184,167 185,161 187,154 188,148 190,142 191,136 193,130 194,124 196,118 198,112 199,106 202,100 203,94 205,89 208,83 210,78 212,73 215,67 218,62 221,57 224,53 227,48 230,44 234,39 238,34 241,31 246,27 250,24 254,20 259,17 264,14 269,12 274,9 280,7 285,5 292,3 298,2 304,1 311,0 318,0">
          <text:p/>
        </draw:polygon>
        <draw:path draw:style-name="gr3" draw:text-style-name="P3" draw:layer="layout" svg:width="0.613cm" svg:height="0.116cm" svg:x="0.162cm" svg:y="8.076cm" svg:viewBox="0 0 614 117" svg:d="M86 117h-86v-117h86zM614 117h-447v-117h447z">
          <text:p/>
        </draw:path>
        <draw:polygon draw:style-name="gr3" draw:text-style-name="P3" draw:layer="layout" svg:width="0.447cm" svg:height="0.371cm" svg:x="0.328cm" svg:y="7.616cm" svg:viewBox="0 0 448 372" draw:points="448,372 366,372 84,148 84,355 0,355 0,20 83,20 364,242 364,0 448,0">
          <text:p/>
        </draw:polygon>
        <draw:path draw:style-name="gr3" draw:text-style-name="P3" draw:layer="layout" svg:width="0.464cm" svg:height="0.409cm" svg:x="0.32cm" svg:y="7.15cm" svg:viewBox="0 0 465 410" svg:d="M465 200l-1 10v9l-1 9-1 9-1 9-2 9-1 8-2 9-3 7-2 8-4 8-3 7-4 7-3 7-5 7-4 6-5 7-5 6-5 5-6 6-6 5-6 6-7 4-7 5-8 4-7 4-8 4-8 4-8 3-9 3-9 4-9 2-10 2-10 2-10 2-10 1-11 1-11 1h-12-12-12l-12-1h-12l-11-1-11-2-11-2-10-2-10-2-9-5-9-3-9-3-8-4-8-4-8-4-7-5-7-5-6-5-7-5-5-5-6-6-5-6-5-6-5-6-4-7-4-6-4-7-4-7-3-8-3-7-2-7-3-8-2-8-2-8-1-7-1-9-1-7-1-9-1-8v-8-8-11l1-10v-10l2-9 1-9 3-9 2-9 2-8 4-8 3-8 4-7 4-7 5-7 4-7 5-6 6-6 5-6 6-5 6-5 7-5 6-5 7-4 7-5 8-3 8-4 8-3 8-4 9-2 9-3 9-2 9-3 10-1 9-2 10-1 10-2 11-1 10-1h11 11l11-1h3v287h5 6 5l6-1h5 5l6-1 5-1 4-1h5l5-2 5-1 4-1 5-1 4-2 4-2 4-2 4-1 3-3 4-2 4-2 3-2 3-3 3-3 3-2 2-4 3-3 3-3 2-3 3-4 2-3 1-4 2-4 1-4 1-4 1-5 1-4v-5l1-5v-5-6l-1-5v-6l-1-5-1-6-2-4-2-5-1-4-2-5-4-4-3-3-3-4-3-3-4-4-4-2-4-3-4-2-5-3-5-2-6-1 10-110 4 2 4 1 4 2 4 2 4 2 4 2 4 2 4 3 5 2 5 3 4 3 4 3 4 3 4 3 4 4 4 3 4 4 4 4 4 4 3 5 4 4 3 5 3 5 4 5 3 6 3 5 2 6 3 6 3 7 2 7 2 6 2 7 2 8 1 7 2 8 1 8 1 9v9 9zM73 200v4 3l1 4v3l1 3v4l1 3 1 3 1 3 1 3 1 4 2 2 1 3 2 3 2 3 2 3 2 2 2 3 2 2 3 3 3 2 3 2 2 2 4 2 3 2 3 1 4 2 4 2 4 1 4 2 4 1 4 1 5 1 4 1 5 1 5 1h6l5 1h6 5v-173l-10 1-10 1-10 2-9 1-8 3-8 3-7 3-7 3-6 5-6 4-5 5-5 5-4 5-3 6-3 6-3 6-2 6-1 8-1 7z">
          <text:p/>
        </draw:path>
        <draw:polygon draw:style-name="gr3" draw:text-style-name="P3" draw:layer="layout" svg:width="0.789cm" svg:height="0.239cm" svg:x="0.162cm" svg:y="6.605cm" svg:viewBox="0 0 790 240" draw:points="790,116 781,123 772,129 762,135 753,140 744,146 735,151 726,157 717,162 708,167 699,171 689,176 680,181 671,185 662,190 653,194 643,197 634,201 624,204 615,208 605,211 596,214 586,216 576,219 566,221 556,224 546,226 536,228 526,230 516,232 506,233 495,234 484,236 474,237 463,238 452,238 441,239 429,239 418,240 406,240 395,240 383,240 372,240 360,239 349,239 338,238 327,238 316,237 305,236 295,234 284,233 274,232 264,230 254,228 244,226 234,224 223,221 213,219 203,216 194,214 184,211 175,208 165,204 156,201 146,197 137,194 128,190 118,185 109,181 100,176 91,171 82,167 73,162 64,157 55,151 46,146 36,140 27,135 18,129 9,123 0,116 0,0 9,7 19,13 28,19 38,25 47,31 57,37 66,42 76,47 85,52 94,57 104,61 113,66 123,70 132,74 142,78 151,82 161,86 170,89 180,93 189,96 199,99 208,101 218,104 228,106 239,109 249,111 259,113 269,115 279,116 289,118 299,119 309,120 320,121 330,122 341,123 351,123 362,124 373,124 384,124 395,124 406,124 417,124 428,124 439,123 450,123 461,122 471,121 482,120 492,119 502,118 512,116 522,115 532,113 542,111 552,109 562,106 572,104 581,101 591,99 601,96 610,93 620,89 629,86 639,82 648,78 658,74 667,70 676,66 686,61 695,57 704,52 714,47 723,42 732,37 742,31 751,25 761,19 771,13 780,7 790,0">
          <text:p/>
        </draw:polygon>
        <draw:polygon draw:style-name="gr3" draw:text-style-name="P3" draw:layer="layout" svg:width="0.456cm" svg:height="0.644cm" svg:x="0.319cm" svg:y="5.904cm" svg:viewBox="0 0 457 645" draw:points="457,379 205,379 200,379 195,379 190,379 185,379 180,380 176,380 171,381 167,381 162,382 158,383 154,383 149,384 145,385 141,386 138,387 134,388 130,390 127,391 124,393 121,394 118,396 115,397 112,399 109,401 107,403 104,406 102,408 100,410 98,413 96,415 95,418 93,421 92,424 91,426 90,430 89,433 88,436 88,439 88,443 88,447 88,450 88,454 88,457 89,460 90,464 91,467 92,470 94,473 95,476 97,479 99,482 101,485 103,487 106,490 108,492 111,495 114,497 117,500 120,502 124,504 127,506 131,508 134,510 138,512 142,513 147,515 151,516 155,518 160,519 165,520 169,521 174,522 179,523 184,524 189,524 194,525 200,526 205,526 211,526 216,526 457,526 457,642 109,642 106,642 103,642 100,642 97,642 94,642 91,642 88,642 85,643 82,643 79,643 76,643 73,643 70,643 67,643 64,643 62,643 59,643 56,643 53,643 50,643 47,644 45,644 42,644 40,644 37,644 35,644 32,644 30,644 28,644 26,644 23,644 21,644 20,644 17,645 16,645 14,645 13,645 11,645 10,645 9,645 9,535 10,535 11,534 12,534 14,534 16,534 17,534 19,534 21,533 23,533 25,533 27,533 29,533 32,533 34,533 36,532 39,532 41,532 44,532 46,532 49,532 52,531 54,531 57,531 60,531 62,531 65,530 67,530 70,530 73,530 76,530 78,530 81,530 83,530 85,530 88,529 90,529 92,529 94,529 96,529 98,529 98,528 88,523 78,519 70,514 62,509 54,504 46,498 40,493 34,487 28,481 23,474 19,468 15,461 12,454 9,447 6,439 4,431 2,423 1,415 0,406 0,397 0,388 1,378 3,369 4,360 6,351 9,343 13,336 16,328 21,322 26,315 31,309 36,304 42,298 49,293 56,289 64,285 71,281 80,278 89,275 98,273 98,270 93,268 87,266 82,263 77,261 72,258 68,256 64,253 59,250 56,248 52,245 48,242 45,239 41,236 38,233 35,230 32,227 29,224 27,221 24,218 22,213 20,210 17,206 15,203 14,199 12,196 10,192 9,188 8,185 6,181 5,177 4,173 4,169 3,165 2,160 2,156 1,152 1,147 0,143 0,139 0,134 0,127 1,120 2,113 3,106 4,100 5,94 7,88 9,82 11,77 14,72 16,67 19,62 22,57 26,53 29,49 33,45 37,41 41,37 45,34 50,31 55,27 59,25 65,22 70,19 75,17 81,14 87,13 92,11 98,9 105,7 111,6 117,5 124,4 130,3 137,2 144,1 151,1 158,0 165,0 172,0 457,0 457,115 205,115 200,115 195,116 190,116 185,116 180,116 176,117 171,117 167,118 162,118 158,119 154,120 149,121 145,122 141,122 138,124 134,125 130,126 127,128 124,129 121,131 118,132 115,134 112,136 109,138 107,140 104,142 102,144 100,147 98,149 96,152 95,154 93,157 92,160 91,163 90,166 89,169 88,172 88,176 88,180 88,183 88,187 88,190 88,193 89,196 90,200 91,203 92,206 93,209 95,212 97,216 99,219 100,221 102,224 105,227 107,229 110,232 113,234 115,236 119,239 122,241 125,243 129,245 132,246 136,248 139,250 144,251 148,253 152,255 156,256 161,257 165,258 170,259 175,260 180,261 185,262 190,262 195,263 200,263 206,263 211,263 457,263">
          <text:p/>
        </draw:polygon>
        <draw:path draw:style-name="gr3" draw:text-style-name="P3" draw:layer="layout" svg:width="0.636cm" svg:height="0.426cm" svg:x="0.319cm" svg:y="5.391cm" svg:viewBox="0 0 637 427" svg:d="M637 214l-1 9v8 9l-1 8-2 8-1 8-1 7-1 7-2 7-1 7-2 7-2 6-2 7-2 6-3 6-2 5-3 5-3 6-3 5-3 6-3 4-4 5-3 4-4 4-4 4-4 4-3 3-5 4-4 3-4 3-5 3-4 2-5 2-4 3-5 2-5 1-5 2-5 2-5 1-5 1-14-117 5-1 5-2 5-2 5-2 4-3 4-3 4-2 3-4 4-4 3-3 3-5 2-4 3-5 2-5 1-5 2-6 1-5 1-6v-7-6-4-4-4l-1-4v-4l-1-4-1-3-1-4v-3l-1-4-2-3-1-3-2-4-1-3-2-3-3-3-2-2-2-3-3-3-2-2-3-3-3-2-3-2-4-2-3-2-4-2-4-2-4-1-4-2-5-1-4-2-5-1-5-1-6-1h-5l-6-1h-6l-6-1h-7-6-2-2-3-2-3-2-2-3-2-3-2-2-3-2-2l-2-1h-2-3-1-2-3-2-2-3-2-2-2-2-3-2v1l8 4 9 5 7 5 7 5 7 5 6 6 5 6 5 7 5 7 4 7 4 7 3 8 3 8 2 8 3 9 1 9 2 9 1 9v10l1 10-1 8v8l-1 8-1 8-2 7-1 8-3 7-2 6-3 7-3 6-4 6-3 7-4 6-5 5-4 5-5 5-5 5-5 4-6 5-6 4-6 4-6 4-7 3-7 4-7 3-7 3-8 2-7 3-8 2-8 2-9 2-8 2-9 1-9 1-9 1-9 1-10 1h-10l-9 1h-10-10l-10-1h-10l-10-1-9-1-9-1-10-1-8-2-9-2-8-1-9-3-8-2-8-3-7-3-8-2-7-4-7-3-6-4-7-4-6-4-6-4-5-5-6-5-5-5-5-5-4-5-4-6-4-7-4-6-3-7-3-6-3-7-2-7-3-8-2-7-1-8-1-8-1-9-1-8v-9-9l1-8 1-9 1-8 2-8 2-8 3-8 2-7 4-8 3-7 4-7 5-7 5-6 5-6 6-6 7-5 7-5 7-5 8-4 8-4v-2h-2-2-1-3-1-2l-3-1h-2-2-2-2-2-3-2-2l-2-1h-2-2-3-2-2l-2-1h-2-2-2-2-2l-2-1h-1-2-2l-1-1h-1-2-1-1l-1-1h-1-1v-110h3 3 4l4 1h4 4 5 4 6l5 1h5 6 5 6 6 7 6 7 7 6 331 9l10 1 9 1 9 1 8 1 8 1 9 2 7 2 8 3 8 3 7 2 7 4 6 3 7 4 6 4 6 4 5 5 6 5 5 5 5 5 4 6 5 5 4 6 4 6 4 7 3 7 3 7 4 7 2 8 3 8 2 7 2 8 2 9 1 9 2 9 2 9 1 9v9 10zM227 117h-9-8l-8 1h-7l-7 1-7 1-7 1-6 1-6 2-6 1-5 2-6 2-5 2-4 2-5 2-5 2-4 2-4 3-3 2-4 3-3 3-3 2-3 3-3 3-2 3-3 3-2 3-2 3-1 4-2 3-1 4-2 3-1 4v3l-1 3-1 4v3 4l-1 3v4 4l1 4v5l1 4v4l1 4 1 4 1 3 2 4 2 3 2 4 2 3 2 3 2 3 3 3 3 3 3 3 3 2 3 3 3 2 4 3 4 2 4 2 5 2 4 2 5 1 5 2 5 2 5 1 6 1 6 2 6 1 6 1h6l7 1 6 1h7 8 7l8 1 14-1h14l12-1 12-2 11-2 11-3 10-3 9-3 8-4 8-4 7-5 6-6 6-5 5-7 4-6 3-7 3-8 1-8 1-8 1-10v-3-3l-1-4v-3l-1-4v-3l-1-4-1-3-2-3-1-4-1-3-2-4-2-3-2-3-2-3-3-3-2-3-3-3-3-3-4-3-3-2-4-3-4-3-4-2-5-2-5-2-5-2-4-2-6-2-6-2-5-1-7-2-6-1-7-1-7-1-7-1h-8l-8-1h-8z">
          <text:p/>
        </draw:path>
        <draw:polygon draw:style-name="gr3" draw:text-style-name="P3" draw:layer="layout" svg:width="0.789cm" svg:height="0.239cm" svg:x="0.162cm" svg:y="5.095cm" svg:viewBox="0 0 790 240" draw:points="790,240 780,233 771,227 761,220 751,214 742,209 732,203 723,198 714,193 704,188 695,183 686,178 676,174 667,170 658,165 648,162 639,158 629,154 620,151 610,147 601,145 591,141 581,139 572,136 562,134 552,131 542,129 532,127 522,125 512,123 502,122 492,121 482,120 471,118 461,117 450,117 439,116 428,116 417,115 406,115 395,115 384,115 373,115 362,116 351,116 341,117 330,117 320,118 309,120 299,121 289,122 279,123 269,125 259,127 249,129 239,131 228,134 218,136 208,139 199,141 189,145 180,147 170,151 161,154 151,158 142,162 132,165 123,170 113,174 104,178 94,183 85,188 76,193 66,198 57,203 47,209 38,214 28,220 19,227 9,233 0,240 0,123 9,117 18,111 27,105 36,99 46,94 55,88 64,83 73,78 82,73 91,68 100,64 109,60 118,55 128,51 137,47 146,44 156,40 165,37 175,33 184,30 194,27 203,25 213,21 223,18 234,16 244,14 254,12 264,10 274,8 284,7 295,6 305,4 316,3 327,2 338,1 349,1 360,0 372,0 383,0 395,0 406,0 418,0 429,0 441,1 452,1 463,2 474,3 484,4 495,6 506,7 516,8 526,10 536,12 546,14 556,16 566,18 576,21 586,25 596,27 605,30 615,33 624,37 634,40 643,44 653,47 662,51 671,55 680,60 689,64 699,68 708,73 717,78 726,83 735,88 744,94 753,99 762,105 772,111 781,117 790,123">
          <text:p/>
        </draw:polygon>
        <draw:polygon draw:style-name="gr9" draw:text-style-name="P1" draw:layer="layout" svg:width="4.991cm" svg:height="3.329cm" svg:x="32.915cm" svg:y="9.48cm" svg:viewBox="0 0 4992 3330" draw:points="0,3330 4992,3330 4992,0 0,0">
          <text:p/>
        </draw:polygon>
        <draw:polygon draw:style-name="gr3" draw:text-style-name="P3" draw:layer="layout" svg:width="0.561cm" svg:height="0.655cm" svg:x="33.119cm" svg:y="9.773cm" svg:viewBox="0 0 562 656" draw:points="350,105 350,656 212,656 212,105 0,105 0,0 562,0 562,105">
          <text:p/>
        </draw:polygon>
        <draw:polygon draw:style-name="gr3" draw:text-style-name="P3" draw:layer="layout" svg:width="0.293cm" svg:height="0.513cm" svg:x="33.753cm" svg:y="9.915cm" svg:viewBox="0 0 294 514" draw:points="3,514 3,129 3,125 3,122 3,119 3,115 3,112 3,108 3,105 3,101 3,98 3,94 3,91 3,87 3,84 3,80 3,77 3,73 2,70 2,65 2,62 2,59 2,55 2,52 2,49 2,46 2,43 1,40 1,37 1,34 1,32 1,29 1,26 1,24 1,22 1,19 1,17 0,16 0,14 0,12 0,11 0,10 125,10 125,11 126,12 126,13 126,15 126,17 127,19 127,22 127,24 127,26 127,29 127,32 128,35 128,37 128,40 128,43 128,46 129,49 129,52 129,55 129,59 129,62 129,65 130,68 130,73 130,76 130,79 130,83 130,86 130,89 130,92 131,96 131,98 131,101 131,104 131,107 131,109 131,111 131,114 131,116 131,118 133,118 135,113 137,107 139,102 141,97 143,92 145,87 147,83 149,78 151,73 153,68 155,64 157,60 159,55 161,52 163,48 166,44 168,41 171,37 173,34 176,31 178,28 181,25 184,23 187,20 190,18 194,16 197,13 200,12 204,10 208,8 212,6 215,5 220,4 224,3 228,2 233,1 238,0 243,0 248,0 254,0 256,0 258,0 261,0 263,0 265,0 268,0 270,1 272,1 274,1 276,2 279,2 281,3 283,3 285,4 287,4 288,5 290,5 292,6 293,6 294,7 294,117 292,116 289,116 287,115 284,115 281,114 279,114 276,114 274,113 271,113 269,112 266,112 263,111 261,111 258,111 255,111 252,110 249,110 245,110 242,110 238,110 229,110 220,111 211,114 203,116 195,120 188,124 180,129 174,135 168,142 162,150 157,158 152,167 148,177 145,187 142,199 140,211 137,224 136,237 135,251 135,267 135,514">
          <text:p/>
        </draw:polygon>
        <draw:path draw:style-name="gr3" draw:text-style-name="P3" draw:layer="layout" svg:width="0.46cm" svg:height="0.522cm" svg:x="34.098cm" svg:y="9.915cm" svg:viewBox="0 0 461 523" svg:d="M236 523h-11l-10-1h-11l-10-2-10-1-9-2-10-2-9-2-9-3-9-3-9-3-8-4-8-4-8-5-8-4-7-5-8-5-6-6-7-6-6-7-6-6-6-8-5-7-5-8-5-8-5-8-4-9-4-9-4-9-3-10-3-10-3-10-2-11-2-11-2-12-2-12-1-12-1-12v-13-14-14l1-14v-13l2-13 2-13 2-12 2-11 3-11 3-11 4-10 4-9 4-9 5-10 5-8 5-8 5-8 6-7 6-7 6-7 6-6 7-6 7-6 7-5 8-5 7-5 8-4 8-4 8-3 8-3 9-3 8-3 9-2 9-2 9-2 9-1 9-2 9-1h9l9-1h10 12l11 1 11 1 11 2 10 1 10 3 10 2 9 3 9 4 8 4 9 4 8 5 7 5 8 5 7 6 7 6 6 6 6 7 6 7 6 7 5 7 5 8 5 8 4 9 4 9 4 9 3 9 4 10 2 10 3 10 3 11 2 10 2 11 1 11 1 12 2 11 1 12v12l1 13v13 3h-323v6 7l1 6v6 6l1 5 1 6 1 6v6l1 5 2 6 1 5 2 5 1 5 2 4 2 5 2 5 2 4 2 4 3 4 2 4 3 4 3 3 3 3 3 4 3 3 4 3 4 2 3 3 4 2 4 2 5 2 4 2 5 1 4 2 5 1 5 1h6 5l6 1 6-1h7l6-1 6-1 6-1 5-2 6-1 5-3 4-2 5-3 4-3 4-4 4-3 3-4 4-5 3-4 2-5 3-6 2-5 2-6 123 10-2 4-1 5-2 4-3 5-2 4-2 5-3 5-2 4-3 5-3 5-4 5-3 4-3 5-4 4-4 5-4 5-4 4-5 4-4 4-5 5-6 3-5 4-6 4-6 3-6 4-6 3-7 3-7 3-7 3-7 3-8 3-8 2-8 1-9 2-8 2-10 1-9 1h-10l-11 1zM236 83h-4-4-4l-4 1h-3l-4 1-4 1-3 1-4 1-4 1-3 2-3 1-3 2-4 2-3 2-3 2-3 3-3 2-2 3-3 3-2 3-3 3-2 3-2 4-2 3-2 4-2 4-2 5-2 4-1 5-2 4-1 5-2 5-1 6v5l-1 6-1 6v6l-1 6v6h195l-1-12-1-11-2-11-2-9-3-10-3-9-4-8-4-8-4-6-5-7-5-6-6-5-6-5-6-3-7-4-7-2-7-3-8-1-8-1z">
          <text:p/>
        </draw:path>
        <draw:path draw:style-name="gr3" draw:text-style-name="P3" draw:layer="layout" svg:width="0.508cm" svg:height="0.522cm" svg:x="34.618cm" svg:y="9.915cm" svg:viewBox="0 0 509 523" svg:d="M156 523h-7l-7-1h-7l-7-1h-6l-7-1-7-2-6-1-6-2-6-2-6-2-5-2-5-3-5-2-5-3-5-3-5-3-4-4-4-3-4-4-4-4-4-4-4-5-3-4-3-5-3-5-3-5-3-5-2-5-2-6-2-6-2-6-1-6-2-6-1-6-1-7-1-7v-6l-1-8v-7-8l1-9 1-8 1-8 1-8 2-7 2-7 2-7 3-6 2-6 4-7 3-5 4-6 4-5 4-5 4-6 5-4 5-5 5-4 5-4 6-4 5-3 6-3 6-3 7-3 6-3 7-2 7-2 8-2 7-2 7-2 7-1 8-2 7-1 8-1 8-1h8l8-1h8 8l108-3v-25-5-6-4-5l-1-5-1-5v-4l-1-4-1-4-1-3-1-4-1-4-1-3-1-3-2-3-1-4-2-2-1-3-2-2-2-3-2-2-2-2-2-2-2-2-2-2-3-1-2-1-3-2-2-1-3-1-3-1-3-1-3-1h-3l-3-1h-3l-3-1h-3-4-3-4-3-3-3l-3 1h-3-3l-2 1-3 1h-2l-3 1-2 1h-3l-2 1-2 1-3 2-2 1-2 2-2 1-1 2-2 1-2 2-2 2-1 2-2 2-2 3-1 2-1 2-1 3-2 2-1 3-1 3-1 3-1 3v4l-1 3-1 4-1 4v4l-1 4-137-6 1-7 2-6 1-7 2-6 2-6 2-6 2-6 3-5 3-6 2-6 4-5 3-5 4-5 3-5 4-5 4-5 5-4 4-5 5-4 5-4 6-4 6-4 5-3 7-3 7-4 6-3 7-2 7-3 7-3 8-2 8-2 8-2 9-1 8-2 9-1 9-1 9-1h10l10-1h10 10l8 1h10l8 1 9 1 8 1 8 2 8 1 8 3 7 2 7 2 7 3 7 3 7 3 6 3 6 4 6 4 6 4 5 4 5 5 5 4 5 5 5 5 4 6 4 5 4 6 3 6 3 6 4 6 2 7 3 7 2 7 2 7 2 8 2 7 1 8 1 8v8l1 9v9 184 3 4 3 3 4 3 3l1 3v3 2 3l1 3 1 3v2l1 3v2l1 2 1 2v2l1 2 1 2 1 2 1 1 1 2 2 2 1 1 1 1 2 1 1 2 2 1 2 1h1l2 1 2 1h2 2l3 1h2 3 2 3 3 3 3l3-1h3 2l3-1h3l3-1v71l-2 1h-3l-2 1h-2l-2 1h-2l-2 1h-2l-2 1h-2l-2 1h-1l-3 1h-1-2l-2 1h-2-2l-1 1h-3-1-2l-2 1h-2-2-2l-2 1h-2-2-2l-2 1h-3-2-2-3-2-3-2-3-3-9l-9-1-9-1-8-2-8-2-7-3-6-3-6-3-6-4-5-5-4-5-4-6-4-5-3-7-3-7-3-7-2-8-2-8-2-9-1-9h-2l-6 9-5 9-6 8-7 8-6 8-7 7-7 6-8 7-7 5-8 6-9 5-8 4-9 4-10 4-9 2-10 3-11 2-10 1-12 1zM308 281h-67l-4 1h-4-4l-4 1h-4-4l-4 1h-4l-4 1h-4l-4 1h-3l-4 1-3 1-3 1-3 1-4 2-3 1-3 2-3 1-3 2-2 1-3 3-2 2-3 2-2 2-2 3-2 3-1 2-2 3-2 3-1 4-1 3-1 4-1 5-1 4-1 4v5l-1 5v5 7l1 7 1 6 1 6 2 5 1 6 3 4 2 5 3 4 3 3 3 4 4 3 4 2 4 3 4 2 5 1 4 1 6 1 4 1h6 5l5-1h5l4-1 5-1 4-1 5-2 4-1 4-2 5-2 4-2 3-2 4-3 4-2 3-3 4-3 3-3 3-3 3-4 3-3 3-3 3-4 2-4 2-4 3-4 2-4 2-4 2-4 2-5 1-4 2-5 1-4 1-5 1-5 1-4 1-5 1-5v-4-5-5z">
          <text:p/>
        </draw:path>
        <draw:polygon draw:style-name="gr3" draw:text-style-name="P3" draw:layer="layout" svg:width="0.293cm" svg:height="0.63cm" svg:x="35.132cm" svg:y="9.806cm" svg:viewBox="0 0 294 631" draw:points="184,631 172,631 162,630 151,628 141,626 132,623 124,620 116,616 108,611 101,606 94,600 88,593 83,586 79,578 75,568 71,559 68,549 66,539 64,528 64,516 63,503 63,207 0,207 0,119 70,119 111,0 194,0 194,119 289,119 289,207 194,207 194,468 194,475 194,482 195,489 196,495 197,500 199,506 201,510 203,515 205,519 208,522 210,526 214,529 218,531 221,534 225,536 230,537 235,538 240,539 245,540 251,540 253,540 256,540 258,540 260,539 262,539 264,539 267,539 269,539 271,538 273,538 275,538 277,537 279,537 281,536 283,536 285,536 287,535 290,534 292,534 294,533 294,615 290,617 285,618 280,619 275,621 270,622 264,623 260,624 254,625 249,626 243,627 238,628 232,628 227,629 221,630 215,630 209,630 203,631 197,631 191,631">
          <text:p/>
        </draw:polygon>
        <draw:polygon draw:style-name="gr3" draw:text-style-name="P3" draw:layer="layout" svg:width="0.725cm" svg:height="0.513cm" svg:x="35.5cm" svg:y="9.915cm" svg:viewBox="0 0 726 514" draw:points="300,514 300,231 300,225 300,220 300,214 299,209 299,204 298,198 298,193 297,188 297,183 296,178 295,173 294,168 293,164 292,159 291,155 289,151 288,147 286,143 285,140 283,136 281,133 279,129 277,126 275,123 273,120 270,118 267,115 265,113 262,111 259,109 256,107 253,105 250,104 246,102 243,101 239,101 236,100 232,99 228,99 224,99 220,99 216,99 212,100 208,101 204,102 201,103 197,104 194,106 191,108 188,110 184,112 181,114 178,116 175,119 172,122 170,125 167,128 164,132 161,135 159,139 157,143 155,147 153,151 151,156 149,160 147,165 145,170 144,175 142,180 141,185 140,191 139,196 137,202 137,207 136,213 135,219 135,225 135,231 135,238 134,244 134,514 4,514 4,123 4,120 4,116 4,113 4,110 4,107 3,103 3,100 3,96 3,93 3,90 3,86 3,83 3,79 3,76 3,73 3,68 3,65 3,62 2,59 2,56 2,53 2,50 2,47 2,44 2,41 2,38 2,36 2,33 2,30 1,28 1,26 1,23 1,21 1,19 1,17 1,15 1,14 0,12 0,11 0,10 125,10 125,11 125,12 125,13 125,15 125,17 126,19 126,21 126,23 126,25 127,28 127,30 127,32 127,35 127,38 128,40 128,43 128,46 128,49 128,52 128,55 129,58 129,60 129,64 129,66 129,71 129,73 129,77 130,79 130,83 130,85 130,88 130,91 130,94 130,97 130,99 130,102 131,104 131,106 131,108 131,110 133,110 137,99 143,89 148,79 154,68 160,60 166,52 172,44 179,37 185,31 192,26 200,21 208,16 215,12 224,9 232,6 241,4 250,2 260,1 269,0 279,0 290,0 301,1 312,2 322,4 331,7 340,10 349,13 357,18 364,23 372,28 378,34 385,40 392,47 397,54 402,62 407,72 411,81 414,90 418,100 420,110 423,110 426,104 428,98 431,93 434,87 437,82 440,77 443,72 446,66 449,62 452,58 455,53 458,49 461,46 465,42 468,38 471,35 475,32 479,29 482,26 486,24 490,21 494,19 498,17 502,14 506,13 510,11 514,9 518,8 523,6 527,5 531,4 536,3 541,2 546,2 550,1 555,1 560,0 565,0 570,0 576,0 584,0 591,0 599,1 606,2 614,4 620,5 627,7 633,9 639,12 645,14 651,18 656,21 661,24 667,28 671,32 676,36 680,41 684,46 688,50 692,55 695,61 699,66 701,73 705,79 707,85 710,91 712,98 714,104 716,111 718,118 719,125 721,132 722,140 723,147 724,154 725,162 725,170 726,178 726,186 726,194 726,514 596,514 596,231 596,225 596,220 596,214 596,209 595,204 595,198 594,193 594,188 593,183 592,178 591,173 590,168 589,164 588,159 587,155 586,151 584,147 583,143 581,140 579,136 577,133 575,129 573,126 571,123 569,120 566,118 564,115 561,113 558,111 555,109 552,107 549,105 546,104 543,102 539,101 536,101 532,100 528,99 524,99 520,99 516,99 512,99 509,100 505,101 501,101 498,103 494,104 491,105 487,107 484,109 481,111 478,113 475,116 472,118 469,121 467,124 464,127 461,130 459,134 456,138 454,141 452,145 450,149 448,153 446,157 444,162 443,166 441,171 439,176 438,181 437,186 436,192 435,197 434,202 433,208 432,214 432,220 431,226 431,232 431,238 431,514">
          <text:p/>
        </draw:polygon>
        <draw:path draw:style-name="gr3" draw:text-style-name="P3" draw:layer="layout" svg:width="0.459cm" svg:height="0.522cm" svg:x="36.322cm" svg:y="9.915cm" svg:viewBox="0 0 460 523" svg:d="M236 523h-11l-11-1h-10l-10-2-10-1-10-2-10-2-10-2-8-3-10-3-8-3-8-4-8-4-8-5-7-4-8-5-7-5-7-6-6-6-6-7-6-6-6-8-6-7-5-8-5-8-4-8-4-9-4-9-4-9-3-10-3-10-3-10-3-11-2-11-2-12-1-12-1-12-1-12v-13-14-14-14l1-13 1-13 2-13 2-12 3-11 2-11 4-11 4-10 3-9 5-9 4-10 5-8 5-8 5-8 6-7 6-7 6-7 6-6 7-6 7-6 7-5 8-5 7-5 8-4 8-4 8-3 8-3 8-3 9-3 9-2 9-2 9-2 9-1 9-2 9-1h10l9-1h10 11l11 1 12 1 10 2 11 1 9 3 10 2 10 3 8 4 9 4 8 4 8 5 8 5 7 5 7 6 7 6 7 6 6 7 6 7 5 7 6 7 5 8 4 8 4 9 5 9 3 9 4 9 3 10 3 10 3 10 2 11 2 10 2 11 2 11 1 12 1 11 1 12 1 12v13 13 3h-324l1 6v7 6 6l1 6v5l1 6 1 6 1 6 1 5 1 6 1 5 2 5 2 5 1 4 2 5 2 5 2 4 3 4 2 4 3 4 3 4 2 3 5 3 3 4 3 3 4 3 3 2 4 3 4 2 4 2 4 2 5 2 4 1 5 2 5 1 5 1h5 6l5 1 7-1h7l6-1 6-1 6-1 5-2 5-1 5-3 5-2 5-3 4-3 4-4 4-3 3-4 3-5 3-4 3-5 2-6 3-5 2-6 123 10-2 4-2 5-2 4-2 5-2 4-3 5-2 5-3 4-3 5-3 5-3 5-3 4-4 5-3 4-4 5-4 5-5 4-4 4-5 4-5 5-5 3-5 4-6 4-6 3-6 4-7 3-6 3-7 3-7 3-8 3-7 3-8 2-9 1-8 2-9 2-9 1-10 1h-10l-10 1zM236 83h-4-4-4l-4 1h-4l-3 1-4 1-4 1-3 1-4 1-3 2-4 1-3 2-3 2-3 2-3 2-3 3-3 2-2 3-4 3-3 3-2 3-2 3-2 4-3 3-2 4-1 4-2 5-2 4-2 5-1 4-2 5-1 5-1 6-1 5-1 6-1 6v6 6l-1 6h197l-1-12-2-11-1-11-3-9-2-10-3-9-4-8-4-8-4-6-5-7-6-6-5-5-6-5-7-3-6-4-7-2-8-3-8-1-8-1z">
          <text:p/>
        </draw:path>
        <draw:polygon draw:style-name="gr3" draw:text-style-name="P3" draw:layer="layout" svg:width="0.46cm" svg:height="0.513cm" svg:x="36.877cm" svg:y="9.915cm" svg:viewBox="0 0 461 514" draw:points="330,514 330,231 330,225 330,220 330,214 330,209 329,204 329,198 328,193 327,188 327,183 326,178 325,173 324,168 323,164 321,159 320,155 318,151 316,147 314,143 313,140 311,136 308,133 306,129 303,126 301,123 298,120 295,118 292,115 289,113 286,111 283,109 279,107 275,105 271,104 267,102 264,101 259,101 255,100 250,99 246,99 241,99 236,99 231,99 227,100 222,101 218,102 214,103 210,104 205,106 202,108 197,110 194,112 190,114 186,116 183,119 180,122 176,125 173,128 170,132 167,135 164,139 162,143 159,147 157,151 154,156 151,160 149,165 147,170 145,175 143,180 142,185 140,191 139,196 138,202 137,207 136,213 135,219 135,225 135,231 134,238 134,244 134,514 3,514 3,123 3,120 3,116 3,113 3,110 3,107 3,103 3,100 3,96 3,93 3,90 3,86 3,83 3,79 3,76 3,73 3,68 3,65 2,62 2,59 2,56 2,53 2,50 2,47 2,44 2,41 2,38 1,36 1,33 1,30 1,28 1,26 1,23 1,21 0,19 0,17 0,15 0,14 0,12 0,11 0,10 124,10 125,11 125,12 125,13 125,15 125,17 125,19 126,21 126,23 126,25 126,28 126,30 126,32 127,35 127,38 127,40 127,43 127,46 128,49 128,52 128,55 128,58 129,60 129,64 129,66 129,71 129,73 129,77 129,79 129,83 130,85 130,88 130,91 130,94 130,97 130,99 130,102 130,104 130,106 130,108 130,110 132,110 138,99 143,89 149,79 157,68 163,60 170,52 177,44 184,37 192,31 200,26 208,21 216,16 225,12 234,9 243,6 253,4 263,2 273,1 284,0 295,0 304,0 313,0 321,1 329,2 337,4 345,5 352,7 359,9 366,12 372,14 378,18 384,21 390,24 395,28 400,32 405,36 410,41 415,46 419,50 423,55 427,61 430,66 434,73 437,79 440,85 443,91 446,98 448,104 450,111 452,118 453,125 455,132 456,140 458,147 458,154 459,162 460,170 460,178 460,186 461,194 461,514">
          <text:p/>
        </draw:polygon>
        <draw:polygon draw:style-name="gr3" draw:text-style-name="P3" draw:layer="layout" svg:width="0.294cm" svg:height="0.63cm" svg:x="37.407cm" svg:y="9.806cm" svg:viewBox="0 0 295 631" draw:points="184,631 173,631 162,630 152,628 142,626 133,623 125,620 116,616 109,611 102,606 95,600 89,593 84,586 79,578 75,568 72,559 69,549 67,539 65,528 64,516 64,503 64,207 0,207 0,119 71,119 111,0 193,0 193,119 290,119 290,207 193,207 193,468 193,475 194,482 195,489 195,495 197,500 198,506 200,510 202,515 205,519 207,522 210,526 213,529 217,531 221,534 225,536 230,537 234,538 240,539 246,540 251,540 254,540 256,540 259,540 261,539 263,539 265,539 267,539 269,539 272,538 273,538 275,538 278,537 279,537 281,536 284,536 286,536 288,535 291,534 293,534 295,533 295,615 290,617 285,618 280,619 275,621 271,622 265,623 260,624 255,625 249,626 243,627 238,628 232,628 226,629 221,630 215,630 209,630 203,631 197,631 190,631">
          <text:p/>
        </draw:polygon>
        <draw:polygon draw:style-name="gr2" draw:text-style-name="P2" draw:layer="layout" svg:width="0.61cm" svg:height="0.632cm" svg:x="33.108cm" svg:y="10.72cm" svg:viewBox="0 0 611 633" draw:points="0,633 611,633 611,0 0,0">
          <text:p/>
        </draw:polygon>
        <draw:polygon draw:style-name="gr3" draw:text-style-name="P3" draw:layer="layout" svg:width="0.56cm" svg:height="0.581cm" svg:x="33.133cm" svg:y="10.745cm" svg:viewBox="0 0 561 582" draw:points="0,582 561,582 561,0 0,0">
          <text:p/>
        </draw:polygon>
        <draw:polygon draw:style-name="gr2" draw:text-style-name="P2" draw:layer="layout" svg:width="0.61cm" svg:height="0.631cm" svg:x="33.108cm" svg:y="11.352cm" svg:viewBox="0 0 611 632" draw:points="0,632 611,632 611,0 0,0">
          <text:p/>
        </draw:polygon>
        <draw:polygon draw:style-name="gr4" draw:text-style-name="P4" draw:layer="layout" svg:width="0.56cm" svg:height="0.581cm" svg:x="33.133cm" svg:y="11.377cm" svg:viewBox="0 0 561 582" draw:points="0,582 561,582 561,0 0,0">
          <text:p/>
        </draw:polygon>
        <draw:polygon draw:style-name="gr2" draw:text-style-name="P2" draw:layer="layout" svg:width="0.61cm" svg:height="0.632cm" svg:x="33.108cm" svg:y="11.983cm" svg:viewBox="0 0 611 633" draw:points="0,633 611,633 611,0 0,0">
          <text:p/>
        </draw:polygon>
        <draw:polygon draw:style-name="gr5" draw:text-style-name="P5" draw:layer="layout" svg:width="0.56cm" svg:height="0.582cm" svg:x="33.133cm" svg:y="12.008cm" svg:viewBox="0 0 561 583" draw:points="0,583 561,583 561,0 0,0">
          <text:p/>
        </draw:polygon>
        <draw:polygon draw:style-name="gr3" draw:text-style-name="P3" draw:layer="layout" svg:width="0.394cm" svg:height="0.486cm" svg:x="33.969cm" svg:y="10.793cm" svg:viewBox="0 0 395 487" draw:points="316,487 55,72 55,75 55,79 56,82 56,85 56,89 56,92 56,95 56,99 57,102 57,106 57,108 57,111 57,114 57,117 57,121 57,124 57,127 58,130 58,133 58,137 58,139 58,143 58,145 58,148 58,151 58,154 58,156 58,159 58,162 58,164 58,487 0,487 0,0 76,0 340,417 339,414 339,410 339,407 339,404 339,400 338,397 338,394 338,390 338,387 338,384 338,381 337,378 337,375 337,372 337,368 337,365 337,362 337,359 337,355 336,352 336,349 336,345 336,342 336,339 336,335 336,332 336,329 336,326 336,322 336,319 336,0 395,0 395,487">
          <text:p/>
        </draw:polygon>
        <draw:path draw:style-name="gr3" draw:text-style-name="P3" draw:layer="layout" svg:width="0.333cm" svg:height="0.386cm" svg:x="34.45cm" svg:y="10.899cm" svg:viewBox="0 0 334 387" svg:d="M334 194v19l-1 18-2 17-4 16-4 15-4 14-6 13-6 12-8 11-8 11-9 8-10 9-10 7-12 6-12 5-13 5-13 3-14 2-16 2h-16-8-7l-7-1-8-1-7-1-7-1-6-1-7-2-6-2-6-2-6-3-6-3-6-3-6-3-5-3-5-4-5-4-4-4-5-4-5-5-3-5-4-5-4-6-4-6-3-5-3-7-3-6-3-7-4-6-2-7-2-8-2-8-1-8-2-8-1-8-1-9-1-9v-9l-1-10v-9l2-37 5-33 8-30 13-25 15-21 18-17 22-14 25-10 28-5 32-2h9 8l8 1 8 1 7 1 8 1 7 2 7 1 7 2 6 3 6 2 6 3 6 3 5 4 6 3 5 4 4 3 5 5 5 4 4 5 4 5 3 5 4 5 3 6 3 6 3 6 3 7 2 6 3 7 2 8 1 8 2 7 1 8 2 8 1 8 1 9v9l1 9v9zM269 194v-9-8l-1-8v-8l-1-7v-7l-1-7-1-6-2-6-1-6-1-5-2-6-1-5-2-6-2-4-2-5-2-4-2-4-3-4-2-3-3-3-3-4-2-2-4-3-2-2-4-2-3-3-4-1-3-2-4-2-4-1-3-1-4-1-4-1-4-1h-5l-4-1h-5-4-5-4-5-4l-5 1-4 1h-5l-4 1-4 1-4 1-4 2-4 1-3 2-4 2-3 2-3 2-4 3-3 3-3 2-2 4-3 3-3 3-2 4-3 4-2 4-2 5-2 4-2 6-2 5-1 6-2 5-1 6-1 6-2 6v7l-1 7-1 7v8 7l-1 8v9 8l1 8v9 7l1 7 1 7 1 7 1 7 1 6 2 6 1 5 2 5 2 6 2 5 2 4 2 4 2 5 3 4 2 3 3 4 2 3 3 3 3 3 3 3 3 2 3 3 3 2 4 1 3 2 4 2 3 1 4 1 4 1 4 1 4 1h4l4 1h4 4 4 5 5 4l5-1h4l4-1 4-1 5-1 4-1 3-1 4-1 4-2 4-2 3-2 3-3 4-2 3-2 3-3 2-3 3-4 3-3 2-4 3-4 2-4 2-5 2-4 2-5 2-5 1-6 2-5 1-6 2-6 1-7 1-7v-7l1-7v-7l1-9v-8z">
          <text:p/>
        </draw:path>
        <draw:polygon draw:style-name="gr3" draw:text-style-name="P3" draw:layer="layout" svg:width="0.063cm" svg:height="0.512cm" svg:x="35.056cm" svg:y="10.767cm" svg:viewBox="0 0 64 513" draw:points="0,513 0,0 64,0 64,513">
          <text:p/>
        </draw:polygon>
        <draw:path draw:style-name="gr3" draw:text-style-name="P3" draw:layer="layout" svg:width="0.062cm" svg:height="0.512cm" svg:x="35.213cm" svg:y="10.767cm" svg:viewBox="0 0 63 513" svg:d="M0 60v-60h63v60zM0 513v-374h63v374z">
          <text:p/>
        </draw:path>
        <draw:path draw:style-name="gr3" draw:text-style-name="P3" draw:layer="layout" svg:width="0.317cm" svg:height="0.525cm" svg:x="35.352cm" svg:y="10.9cm" svg:viewBox="0 0 318 526" svg:d="M159 526h-6-6l-7-1h-5l-6-1-5-1h-6l-5-1-6-1-5-2-5-1-4-2-5-1-4-2-5-2-4-2-4-2-4-2-3-2-4-2-3-3-4-3-3-2-3-3-3-3-3-3-2-3-3-3-2-3-3-3-2-4-2-3-2-4-1-4-2-3-1-4-2-4-1-4-1-4-1-4 62-9 1 5 2 5 2 4 2 5 3 4 3 3 3 4 3 4 4 3 4 3 4 2 5 2 5 3 5 2 6 1 6 2h6l6 1 6 1h7 4l4-1h4 4l4-1h4l3-1 4-1 4-1 3-1 4-1 3-2 3-1 3-2 3-2 3-2 3-2 2-2 3-3 2-2 3-3 2-3 2-3 2-3 2-3 2-3 2-4 1-3 2-4 1-5 1-4 1-4 2-5v-5l1-4 1-5v-6-5l1-6v-6-61h-1l-1 3-2 3-2 2-1 3-2 3-2 3-1 2-2 3-2 3-2 3-2 2-3 2-2 3-2 2-3 3-2 2-3 2-2 2-3 2-3 2-3 2-3 2-3 2-3 3-4 1-3 2-4 1-3 2-4 1-4 1-4 1-4 1-4 1-4 1-5 1h-4l-4 1h-5-5-5-7-7l-6-1-7-1-6-1-6-1-6-2-5-1-6-2-5-3-5-2-4-4-5-3-5-3-4-3-4-4-4-4-4-4-3-5-3-4-3-5-3-5-3-5-3-6-2-6-2-6-3-6-1-7-2-7-2-6-1-8-1-7-1-7-1-9-1-8-1-8v-8l-1-9v-9-9-9-9l1-8v-9l1-8 1-8 1-8 1-7 1-8 1-7 2-7 2-7 2-6 2-7 2-6 2-6 3-6 3-5 3-6 3-5 4-4 4-5 3-5 4-4 5-4 4-3 5-4 5-3 5-3 5-3 5-2 6-3 6-2 6-1 6-2 7-1 7-1 7-1h7 8 8l7 1h8l7 2 7 1 7 2 6 3 7 3 6 2 6 4 5 4 5 4 6 4 5 5 4 5 5 5 4 6 4 6 3 6 4 6v-1-2-2-2-2-2-2-2-2l1-2v-2-2-2-2-2-2-2-2-2l1-2v-2-2-1-2l1-2v-2-1-1-2-1-2-1l1-1v-1-1-1-1h60v1 1 1 1 1 1 1 2 1 2 1 2 2l-1 1v2 2 2 2 2 2 2 2 3l-1 2v2 3 2 3 2 3 2 3 2 3 2 3 3 2 3 286 15l-1 15-2 13-4 13-3 12-5 12-5 10-6 10-6 9-7 8-8 8-9 7-10 6-10 4-12 5-12 4-13 2-14 2-14 2zM254 192l-1-8v-7-7l-1-7v-7l-1-6-2-7-1-6-1-6-2-5-2-6-2-5-1-5-3-5-2-5-2-4-2-4-3-5-3-3-2-4-3-3-3-4-3-2-3-4-3-2-3-3-3-2-4-2-3-2-4-2-3-1-4-2-3-1-4-1-4-1-3-1h-4l-4-1h-3-4-5-4l-4 1h-5l-4 1-4 1-4 1-4 1-3 2-4 1-3 2-3 2-4 2-3 2-3 3-2 3-3 3-2 3-3 3-2 3-2 4-2 4-2 4-2 4-2 5-1 4-2 5-1 5-1 5-2 6-1 6-1 5v7l-1 6-1 6v7 7l-1 7v7 8 8 8l1 7v7 7l1 7 1 6v6l1 6 1 6 2 5 1 6 1 5 2 4 1 5 2 4 2 4 2 4 2 4 2 3 2 3 2 3 3 3 3 3 2 3 3 2 3 2 3 2 3 2 4 1 3 1 4 2 4 1 3 1 4 1h4l4 1h5 4 5 4 3 4l4-1 3-1h4l4-1 3-2 4-1 3-2 4-1 3-2 4-2 3-2 3-3 3-2 3-3 3-3 3-4 3-3 3-3 3-4 2-4 3-4 2-4 2-5 2-5 2-5 2-5 2-5 2-6 1-5 1-6 2-7 1-6v-7l1-7v-7-7z">
          <text:p/>
        </draw:path>
        <draw:polygon draw:style-name="gr3" draw:text-style-name="P3" draw:layer="layout" svg:width="0.298cm" svg:height="0.512cm" svg:x="35.764cm" svg:y="10.767cm" svg:viewBox="0 0 299 513" draw:points="61,202 63,199 65,195 67,192 70,188 72,185 74,182 76,179 79,176 81,173 83,170 86,168 88,165 91,163 94,160 96,158 99,156 102,154 104,152 107,150 110,148 113,147 116,145 119,144 122,142 125,141 128,140 132,139 135,138 138,137 142,136 145,135 149,134 152,134 156,133 160,133 164,132 168,132 172,132 176,132 180,132 187,132 194,132 200,133 207,133 213,134 218,135 224,137 229,138 234,140 239,141 243,144 248,146 252,148 256,150 259,153 263,156 266,159 269,162 272,165 275,169 278,172 280,176 282,180 284,183 286,188 288,192 290,196 291,201 292,205 293,210 294,215 295,221 296,226 296,231 297,236 297,242 298,247 298,253 299,258 299,264 299,513 236,513 236,276 236,272 236,267 236,262 236,258 235,254 235,250 235,246 234,242 234,238 233,235 232,231 231,227 231,224 230,221 229,217 228,214 227,211 225,209 223,206 222,204 220,201 218,199 216,197 214,195 212,193 210,192 207,190 204,188 201,187 198,186 195,185 192,184 188,183 185,182 181,181 177,181 173,180 168,180 164,180 159,180 155,180 151,180 146,180 142,181 138,182 134,182 130,183 127,185 123,186 119,188 116,189 112,191 109,193 106,195 103,197 100,199 97,202 94,205 91,207 89,210 86,213 84,216 82,219 80,224 78,227 76,231 74,234 73,238 71,242 70,246 68,250 67,255 66,259 65,263 65,268 64,273 63,278 63,283 63,287 63,293 63,513 0,513 0,0 63,0 63,133 63,135 63,138 63,140 63,142 62,145 62,147 62,149 62,151 62,154 62,156 62,158 62,160 62,163 62,165 62,167 62,169 62,171 62,173 61,175 61,177 61,179 61,181 61,182 61,184 61,186 61,188 61,189 61,190 61,192 61,193 61,195 60,196 60,197 60,198 60,199 60,200 60,201 60,202">
          <text:p/>
        </draw:polygon>
        <draw:polygon draw:style-name="gr3" draw:text-style-name="P3" draw:layer="layout" svg:width="0.18cm" svg:height="0.462cm" svg:x="36.118cm" svg:y="10.822cm" svg:viewBox="0 0 181 463" draw:points="181,455 178,455 175,456 172,457 170,458 167,458 164,459 161,459 158,460 155,460 151,461 148,461 145,461 142,462 139,462 135,462 132,462 128,463 125,463 121,463 117,463 103,462 91,460 79,455 70,449 62,442 55,432 50,422 46,409 44,395 43,378 43,130 0,130 0,85 45,85 64,0 105,0 105,85 175,85 175,130 105,130 105,365 105,370 105,375 106,380 106,384 107,388 108,392 109,395 110,398 112,401 114,403 116,405 118,407 120,408 123,410 126,411 129,412 132,413 136,413 140,413 144,414 146,414 148,414 150,413 151,413 154,413 156,413 158,413 159,413 161,413 163,412 164,412 166,412 168,411 170,411 171,411 173,410 175,410 177,410 179,409 181,409">
          <text:p/>
        </draw:polygon>
        <draw:polygon draw:style-name="gr3" draw:text-style-name="P3" draw:layer="layout" svg:width="0.661cm" svg:height="0.485cm" svg:x="33.914cm" svg:y="11.425cm" svg:viewBox="0 0 662 486" draw:points="519,486 440,486 356,177 355,174 354,171 354,169 353,166 352,163 351,159 350,156 349,153 349,149 348,146 347,142 346,139 345,135 344,132 344,128 343,125 342,122 342,118 341,115 340,112 339,108 338,104 338,100 337,97 336,93 335,89 334,85 333,81 333,77 332,73 331,77 330,81 329,85 328,89 327,93 326,97 326,101 325,105 324,108 323,112 323,116 322,119 321,122 320,126 319,129 319,132 318,136 317,139 316,143 315,146 314,150 314,153 313,157 312,160 311,163 311,166 309,169 309,171 308,174 307,177 223,486 144,486 0,0 69,0 157,308 158,312 159,317 160,321 161,326 162,330 163,334 164,339 166,343 167,347 168,351 169,356 170,360 171,364 172,368 173,371 174,375 175,379 175,383 176,386 177,389 178,394 179,397 180,401 181,405 181,409 182,413 183,417 184,420 185,424 185,427 186,423 187,418 188,413 190,408 191,404 192,399 193,394 194,390 195,385 196,381 197,378 197,377 198,375 198,373 198,371 199,369 199,366 200,364 200,362 201,360 202,358 202,356 202,354 203,352 203,350 204,347 204,345 205,344 205,341 206,339 206,337 207,335 207,333 208,331 208,329 209,327 209,325 210,323 210,321 211,320 211,318 212,316 212,314 213,312 214,310 214,309 214,307 215,305 215,304 216,302 300,0 363,0 447,302 448,304 448,305 449,307 449,309 450,310 450,312 451,314 451,316 452,318 452,320 453,321 453,323 454,325 454,327 455,329 455,331 456,333 456,335 457,337 457,339 458,341 458,343 459,345 459,347 460,350 460,351 461,353 462,356 462,358 462,360 463,362 463,364 464,366 464,368 465,370 465,372 466,374 466,376 467,378 467,380 468,385 469,389 470,394 471,399 472,403 474,408 475,413 476,418 477,423 478,427 478,426 478,425 479,424 479,423 480,421 480,420 481,418 481,416 482,413 482,411 483,408 483,405 484,402 485,399 486,396 486,393 487,389 488,386 489,382 489,378 490,375 491,371 492,367 493,363 494,359 495,355 496,351 497,347 498,343 499,339 500,335 501,331 502,327 503,323 504,319 505,316 506,312 507,308 593,0 662,0">
          <text:p/>
        </draw:polygon>
        <draw:polygon draw:style-name="gr3" draw:text-style-name="P3" draw:layer="layout" svg:width="0.297cm" svg:height="0.511cm" svg:x="34.626cm" svg:y="11.399cm" svg:viewBox="0 0 298 512" draw:points="60,203 62,199 64,196 66,192 68,189 71,186 73,182 76,180 78,177 80,174 83,171 85,169 88,166 90,163 92,161 95,159 98,157 101,155 103,153 106,151 109,149 112,148 115,146 118,144 121,143 124,142 127,141 131,139 134,138 137,138 141,137 144,136 148,135 151,135 155,134 159,134 163,133 167,133 171,133 175,133 179,133 186,133 193,133 200,133 206,134 212,135 218,136 223,137 228,139 233,141 238,142 242,144 247,147 251,149 255,151 259,154 262,157 265,160 269,163 271,166 275,169 278,173 280,176 282,180 284,184 286,188 288,193 290,197 291,202 292,206 293,211 294,216 295,221 296,226 297,231 297,236 298,241 298,247 298,252 298,258 298,264 298,512 235,512 235,276 235,271 235,267 235,262 235,258 234,254 234,250 234,246 233,242 233,238 232,234 231,231 231,227 230,224 229,221 228,218 227,215 225,212 224,210 223,207 221,205 219,202 217,200 215,198 213,196 211,194 209,192 206,191 203,189 200,188 198,187 194,186 191,185 188,184 184,183 180,182 176,181 172,181 168,181 163,181 158,180 154,181 150,181 145,181 141,182 137,182 133,183 130,184 126,186 122,187 118,188 115,190 112,192 108,194 105,196 102,198 99,200 96,203 93,205 91,208 88,211 85,214 83,217 81,220 79,223 77,227 75,230 73,234 72,238 70,242 69,246 67,250 66,254 65,259 64,263 64,268 63,273 62,277 62,282 62,287 62,293 62,512 0,512 0,0 62,0 62,134 62,136 62,138 62,141 62,143 62,145 62,148 62,150 62,152 61,155 61,157 61,159 61,161 61,163 61,166 61,168 61,170 61,172 61,174 61,176 60,178 60,180 60,181 60,183 60,185 60,187 60,188 60,190 60,191 60,193 60,194 60,196 60,197 60,198 59,199 59,200 59,202 59,203">
          <text:p/>
        </draw:polygon>
        <draw:path draw:style-name="gr3" draw:text-style-name="P3" draw:layer="layout" svg:width="0.062cm" svg:height="0.511cm" svg:x="35.017cm" svg:y="11.399cm" svg:viewBox="0 0 63 512" svg:d="M0 59v-59h63v59zM0 512v-373h63v373z">
          <text:p/>
        </draw:path>
        <draw:polygon draw:style-name="gr3" draw:text-style-name="P3" draw:layer="layout" svg:width="0.18cm" svg:height="0.462cm" svg:x="35.137cm" svg:y="11.454cm" svg:viewBox="0 0 181 463" draw:points="181,455 178,455 175,456 172,457 170,457 167,458 164,458 161,459 158,459 155,460 152,461 149,461 146,461 143,462 140,462 136,462 133,462 129,463 126,463 122,463 118,463 104,462 92,459 80,455 71,449 62,442 56,432 51,421 47,409 45,395 44,378 44,129 0,129 0,83 46,83 64,0 106,0 106,83 175,83 175,129 106,129 106,365 106,370 106,375 107,380 107,384 108,388 109,391 110,395 111,398 113,401 114,403 116,405 118,407 121,408 124,410 126,411 130,412 133,413 137,413 141,413 145,414 147,414 149,414 150,413 152,413 154,413 156,413 157,413 159,413 161,413 162,412 164,412 166,411 168,411 170,411 171,410 173,410 175,410 177,409 179,409 181,409">
          <text:p/>
        </draw:polygon>
        <draw:path draw:style-name="gr3" draw:text-style-name="P3" draw:layer="layout" svg:width="0.331cm" svg:height="0.386cm" svg:x="35.352cm" svg:y="11.531cm" svg:viewBox="0 0 332 387" svg:d="M65 206v6 5l1 6v6l1 5v6l1 6 1 5 1 5 1 5 1 5 2 5 1 4 2 4 2 5 2 4 2 4 2 4 2 4 3 3 2 4 3 3 3 3 3 3 3 3 3 3 4 2 3 3 4 2 4 2 5 2 4 1 4 2 5 1 5 1 5 1 5 1h4 6l5 1 8-1h8l7-1 7-1 6-1 7-2 6-2 5-3 6-3 5-2 4-4 5-3 4-4 4-4 3-4 3-4 3-5 3-4 2-5 2-5 54 16-1 3-1 3-2 3-1 4-2 3-2 3-1 3-2 3-2 3-2 3-3 3-2 3-2 3-3 3-2 3-3 3-3 3-4 3-3 2-3 2-4 3-4 2-4 3-4 2-4 2-5 2-4 2-5 2-5 2-5 1-6 2-5 1-6 1-6 1-6 1-7 1h-6l-7 1h-8-7-16l-15-2-15-2-15-4-13-4-12-6-11-6-11-7-10-9-9-9-8-11-7-11-7-12-5-13-5-14-4-16-3-15-2-19-2-18v-18-11-10l1-9 1-10 1-9 2-9 1-8 3-8 2-8 2-7 3-7 3-7 3-7 3-6 4-6 3-6 4-5 4-6 5-5 4-4 5-5 4-4 5-4 6-3 4-4 6-3 5-3 6-2 6-3 6-2 6-2 6-2 7-1 7-2 6-1 7-1 6-1h7 7 7 9 9l8 1 9 1 8 1 7 2 8 2 7 2 7 3 6 3 6 3 6 3 6 4 5 4 5 4 5 4 5 5 5 5 4 5 4 5 3 5 4 6 3 5 3 6 3 7 3 6 2 7 2 7 2 6 2 7 1 8 2 7 1 8 1 7 1 8 1 8v8l1 8v9 8 8zM268 158l-1-11-2-11-2-10-2-9-3-9-3-9-4-7-4-7-4-7-5-5-5-6-6-4-6-4-6-4-7-3-8-2-7-2-8-1-9-1h-9-3-3-4-3l-3 1h-4l-3 1-3 1h-3l-4 2-3 1-4 1-3 1-4 2-3 1-3 2-4 2-2 2-4 3-2 2-3 3-3 2-2 4-3 3-3 3-2 4-2 3-2 5-3 4-2 4-2 4-2 5-1 5-1 5-2 6-1 5-1 6v6l-1 7v6z">
          <text:p/>
        </draw:path>
        <draw:path draw:style-name="gr3" draw:text-style-name="P3" draw:layer="layout" svg:width="0.468cm" svg:height="0.485cm" svg:x="33.912cm" svg:y="12.057cm" svg:viewBox="0 0 469 486" svg:d="M401 486l-56-142h-221l-56 142h-68l198-486h75l196 486zM264 132l-2-3-1-3-1-3-1-3-1-2-1-3-1-3-1-3-1-2-1-3-1-3-1-3-1-3-1-2-1-3-1-2v-3l-1-2-1-2-1-3-1-2v-2l-1-2-1-2v-3l-1-1v-2l-1-2-1-2v-1l-1-1v-2l-1-1v-1-1-1l-1-1v-1-1 1l-1 1v1 1 1l-1 1v1l-1 2v1l-1 1v2l-1 2v2l-1 2-1 2v2l-1 2-1 2-1 2-1 3v2l-1 3-1 2-1 3-1 3-1 2-1 3-1 3-1 3-1 2v3l-2 3-1 3-1 3-1 2v3l-1 3-2 3-1 2-62 160h182z">
          <text:p/>
        </draw:path>
        <draw:polygon draw:style-name="gr3" draw:text-style-name="P3" draw:layer="layout" svg:width="0.495cm" svg:height="0.379cm" svg:x="34.428cm" svg:y="12.163cm" svg:viewBox="0 0 496 380" draw:points="218,380 218,143 218,138 218,132 218,127 217,122 217,118 217,113 216,109 216,105 215,101 215,97 214,94 213,90 212,87 211,84 210,81 209,78 208,75 206,73 205,70 203,68 201,66 199,64 198,62 196,60 194,58 192,57 189,55 187,54 185,53 182,52 179,51 177,50 174,50 171,49 167,49 164,48 161,48 157,48 154,48 150,47 146,48 142,48 138,48 135,49 131,49 128,50 124,51 121,52 118,54 114,55 111,57 108,58 105,61 102,62 100,64 97,67 94,69 92,72 89,75 87,78 85,81 83,84 81,87 79,90 77,94 76,98 74,102 73,105 71,110 70,114 69,118 68,123 67,127 66,132 66,137 65,142 65,147 64,152 64,159 64,164 64,380 3,380 3,86 3,84 3,81 3,79 2,76 2,74 2,72 2,69 2,67 2,64 2,61 2,59 2,56 2,54 2,51 2,49 2,46 2,44 2,42 2,39 2,37 2,35 2,32 2,30 2,28 2,26 2,24 1,22 1,20 1,19 1,17 1,15 1,14 1,13 1,11 1,10 1,9 0,8 0,7 0,6 59,6 59,7 59,8 59,9 59,11 59,12 59,13 60,14 60,16 60,17 60,19 60,20 60,22 60,24 60,26 60,27 60,29 60,31 60,33 60,35 60,37 61,39 61,41 61,43 61,45 61,47 61,49 61,51 62,53 62,55 62,57 62,59 62,61 62,62 62,64 62,66 62,67 62,69 62,70 63,70 64,67 66,64 68,61 70,58 71,55 73,52 75,49 77,46 79,43 81,41 83,38 85,36 87,33 89,31 91,29 93,27 96,25 98,23 101,21 103,19 106,17 108,15 111,14 114,12 117,11 120,9 123,8 126,7 129,6 133,5 136,4 140,3 143,2 147,1 151,1 155,0 159,0 163,0 167,0 172,0 180,0 188,0 196,1 203,2 210,4 216,6 222,8 228,10 233,13 239,17 243,20 248,24 252,28 256,33 259,38 263,44 266,50 269,56 271,63 273,70 274,70 276,67 277,64 279,61 281,58 283,55 284,52 287,49 288,46 290,43 293,41 295,38 297,36 299,33 301,31 304,29 306,27 309,25 311,23 314,21 317,19 319,17 322,15 325,14 328,12 331,11 335,9 338,8 341,7 344,6 348,5 351,4 355,3 359,2 362,1 366,1 370,0 374,0 378,0 383,0 387,0 392,0 398,0 404,0 409,1 414,1 419,2 424,3 428,4 432,6 436,7 441,9 445,11 448,12 452,14 455,17 459,19 462,22 465,25 468,27 470,31 473,34 475,37 477,41 480,45 482,49 483,53 485,57 487,62 488,67 490,72 491,76 492,82 493,87 494,93 494,99 495,105 495,111 495,117 496,124 496,131 496,380 434,380 434,143 434,138 434,132 434,127 434,122 434,118 433,113 433,109 432,105 432,101 431,97 430,94 429,90 428,87 428,84 426,81 425,78 424,75 422,73 421,70 419,68 418,66 416,64 414,62 412,60 410,58 408,57 406,55 403,54 401,53 397,52 395,51 392,50 389,50 386,49 383,49 379,48 376,48 373,48 369,48 365,47 361,48 358,48 354,48 350,49 347,49 343,50 340,51 336,52 333,54 330,55 327,56 324,58 321,60 318,62 315,64 312,66 310,69 307,71 305,74 302,76 300,80 298,83 296,86 294,89 293,93 291,97 289,100 288,104 287,109 285,113 284,117 283,122 282,127 282,131 281,136 280,141 280,147 280,152 280,159 280,164 280,380">
          <text:p/>
        </draw:polygon>
        <draw:path draw:style-name="gr3" draw:text-style-name="P3" draw:layer="layout" svg:width="0.317cm" svg:height="0.518cm" svg:x="35.015cm" svg:y="12.031cm" svg:viewBox="0 0 318 519" svg:d="M318 324l-1 37-4 33-7 30-10 25-12 21-15 18-18 14-21 9-23 6-26 2h-8-8l-8-2-8-1-7-1-7-1-6-3-7-2-6-2-6-3-5-3-5-4-5-4-5-4-5-5-4-5-5-6-4-6-3-6-4-7h-1v2 2 2 1 2 2 2 2 2 2l-1 2v2 2 1 2 2 2 1 2 2l-1 1v2 2 1 1 2 1 1l-1 2v1 1 1 1 1 1 1 1h-61v-1-1-1-1-1-1-2l1-1v-1-2-1-2-2-2-1-2-2-2-2-2-2-2-3l1-2v-2-3-2-3-2-2-3-2-3-3-2-3-2-3-3-435h63v147 2 2 2 2 2 2 2 2 2 1 3 1l-1 2v1 2 2 1 2 2 1 2 2 1 2 1 2 2 1 2 1h1l4-7 3-6 4-7 5-5 4-5 4-5 5-5 6-4 5-4 5-3 6-3 6-3 7-2 6-2 7-2 7-1 8-1 8-1h8 8 14l13 1 12 3 12 3 10 4 10 6 10 6 8 7 8 8 7 9 6 10 6 11 5 12 4 13 4 14 3 15 2 16 2 16 1 18zM253 326v-8-7l-1-7v-7-7l-1-6v-6l-1-7-1-5-1-6-1-5-1-6-1-5-2-5-1-4-2-5-1-4-2-4-2-4-2-3-3-4-2-3-2-3-3-3-2-3-3-2-3-3-3-2-3-2-4-1-3-2-4-2-3-1-4-1-4-1h-4l-4-1h-5-4l-5-1-5 1h-4-5l-4 1h-5l-4 1-5 1-3 1-4 2-4 1-4 2-4 2-3 2-3 2-3 3-4 2-2 3-3 3-3 3-3 4-2 3-3 4-2 4-2 5-2 4-1 5-2 5-2 5-1 5-2 6-1 6-1 6-1 6-1 7-1 7v7l-1 7v8 8 8 8 7 8l1 7v6l1 7 1 7 1 6 1 6 1 5 2 5 1 5 2 5 2 5 1 5 2 4 2 4 2 4 3 4 2 4 3 3 3 3 3 3 2 3 4 2 3 3 3 2 3 1 4 2 4 2 3 1 4 1 4 1 4 2h5l4 1 4 1h5 5 5 4 4l5-1h4l4-1 4-1 3-1 4-1 3-1 4-2 3-2 3-1 3-2 3-3 3-2 3-3 2-3 3-2 2-4 2-3 2-4 2-4 2-4 2-4 2-4 1-5 2-5 1-5 1-5 1-6 1-6 2-6v-6l1-6 1-7v-7-7l1-8v-7z">
          <text:p/>
        </draw:path>
        <draw:path draw:style-name="gr3" draw:text-style-name="P3" draw:layer="layout" svg:width="0.331cm" svg:height="0.386cm" svg:x="35.392cm" svg:y="12.163cm" svg:viewBox="0 0 332 387" svg:d="M65 206v6 5 6l1 6v5l1 5 1 6v5l1 5 1 5 2 5 1 4 2 5 1 4 2 5 2 4 2 4 3 4 2 4 2 3 3 4 2 3 4 3 2 3 4 3 3 3 3 2 4 3 4 2 4 2 4 2 4 1 4 2 5 1 4 1 5 1 5 1h5 5l6 1 8-1h7l8-1 8-1 6-2 6-1 6-2 6-3 5-3 5-3 5-3 4-4 5-3 3-4 4-4 3-4 3-5 2-4 3-5 1-5 55 16-1 3-2 3-1 3-2 3-1 4-2 2-2 4-2 3-2 3-2 3-2 3-2 3-3 3-2 3-3 3-3 3-3 3-3 2-3 3-4 2-3 3-4 2-4 2-4 3-5 2-4 2-5 2-5 2-5 1-5 2-5 2-6 1-6 2-6 1-6 1-6 1h-8l-7 1h-7-7-16l-16-2-14-2-14-5-13-4-12-6-12-6-10-8-10-8-9-9-8-11-8-11-6-12-6-13-4-15-4-15-4-16-2-17-1-18v-19-10-10l1-10 1-9 1-9 2-9 1-8 2-8 2-8 3-7 2-8 3-6 3-7 4-6 3-6 4-6 4-6 4-5 4-5 5-4 4-5 5-4 5-4 5-4 5-3 6-3 5-3 6-3 6-2 6-2 6-2 6-2 6-1 7-2 6-1 7-1 6-1h7 6 7 10 8l10 1 8 1 8 1 8 2 7 2 7 2 7 3 7 3 6 3 6 3 5 4 6 4 5 4 5 4 5 5 4 4 4 5 4 6 4 5 4 6 3 5 3 6 3 7 2 6 3 6 2 7 2 7 1 7 2 8 2 7 1 8 1 7 1 8v8l1 8v8 8l1 8v9zM268 158l-1-11-2-11-2-10-3-10-2-8-4-9-3-7-4-7-4-7-5-5-6-6-5-4-6-5-7-3-7-3-7-2-8-2-9-2-8-1h-10-3-3l-3 1h-3-3l-4 1-3 1-3 1h-4l-3 1-4 1-3 2-3 1-3 2-4 1-3 2-3 2-3 2-3 3-3 2-3 2-2 3-3 3-2 4-3 3-2 4-3 3-2 4-2 4-2 5-2 4-2 5-1 5-2 5-1 6-1 5-1 6-1 6v7 6z">
          <text:p/>
        </draw:path>
        <draw:polygon draw:style-name="gr3" draw:text-style-name="P3" draw:layer="layout" svg:width="0.176cm" svg:height="0.379cm" svg:x="35.801cm" svg:y="12.163cm" svg:viewBox="0 0 177 380" draw:points="2,380 2,93 2,91 2,88 2,86 2,84 2,81 2,79 2,76 2,74 2,72 2,69 2,67 2,64 2,62 2,60 2,57 2,55 2,52 2,50 1,48 1,46 1,43 1,41 1,39 1,37 1,34 1,32 1,30 1,28 1,26 1,24 1,22 1,20 1,19 1,17 0,15 0,13 0,11 0,9 0,8 0,6 59,6 60,8 60,9 60,11 60,13 60,15 60,17 60,19 60,20 60,23 60,25 60,27 60,29 60,31 61,33 61,35 61,37 61,39 61,41 61,43 61,45 61,48 61,50 61,52 62,54 62,56 62,58 62,60 62,62 62,64 62,66 62,68 62,70 62,72 62,73 62,75 62,76 62,78 62,80 62,81 62,82 64,82 65,78 66,74 67,70 69,66 70,63 72,59 73,55 75,52 76,49 77,46 79,43 81,39 82,37 84,34 85,31 87,29 89,26 91,24 93,22 95,20 97,18 99,16 101,14 103,12 106,11 108,9 111,8 113,7 116,6 119,5 121,4 125,3 127,2 131,1 134,1 137,0 141,0 145,0 148,0 152,0 154,0 155,0 157,0 158,0 160,0 161,0 162,0 164,0 165,1 167,1 168,1 169,1 170,1 172,2 173,2 174,2 175,2 176,2 176,3 177,3 177,60 176,60 175,59 173,59 172,58 170,58 169,58 168,58 166,58 164,57 163,57 161,57 160,57 158,57 156,57 154,57 152,56 150,56 148,56 146,56 144,56 140,56 136,57 132,57 128,58 124,59 121,60 117,61 114,62 111,64 108,66 105,68 102,70 99,72 97,75 94,78 92,80 90,83 87,86 85,90 83,93 82,96 80,100 78,104 77,108 75,111 74,116 73,120 71,124 70,129 70,134 69,138 68,143 67,148 67,153 66,159 66,164 65,170 65,175 65,180 65,186 65,380">
          <text:p/>
        </draw:polygon>
        <draw:path draw:style-name="gr3" draw:text-style-name="P3" draw:layer="layout" svg:width="0.647cm" svg:height="0.786cm" svg:x="1.669cm" svg:y="0.193cm" svg:viewBox="0 0 648 787" svg:d="M648 250v10l-1 10-1 10-1 10-1 10-2 10-3 9-2 10-3 9-3 10-4 9-4 9-4 9-5 9-5 8-5 9-6 7-7 8-6 8-7 7-7 7-8 7-8 7-8 6-9 6-9 5-10 6-10 5-10 4-11 5-10 4-12 4-12 3-12 3-13 2-13 2-13 1-14 2h-14-15-195v277h-165v-787h353 15l15 1 14 1 13 1 14 1 13 3 12 2 12 2 12 4 11 3 11 4 10 4 11 4 9 5 10 5 8 5 9 6 8 5 8 7 8 6 7 7 6 7 8 7 6 8 5 7 5 8 5 9 4 8 4 9 4 9 3 9 4 9 2 10 2 10 3 10 1 11 1 10 1 11 1 11zM481 252v-11l-1-12-2-10-3-10-3-11-4-9-5-8-5-8-7-7-7-7-7-6-9-5-9-5-10-4-10-3-11-3-12-3-13-1-14-1h-14-170v256h175 7l7-1h7l6-1 7-1 6-1 6-1 6-1 5-2 5-2 6-2 5-2 5-2 4-3 5-2 4-3 5-3 3-3 4-3 3-4 4-3 4-4 2-4 4-4 2-3 3-5 2-4 2-4 2-5 2-5 1-5 2-5 1-5 1-5 1-5 1-6v-5l1-6v-6z">
          <text:p/>
        </draw:path>
        <draw:polygon draw:style-name="gr3" draw:text-style-name="P3" draw:layer="layout" svg:width="0.353cm" svg:height="0.615cm" svg:x="2.43cm" svg:y="0.364cm" svg:viewBox="0 0 354 616" draw:points="5,616 5,153 5,149 5,145 5,141 5,137 5,133 5,129 5,124 4,120 4,116 4,112 4,108 4,103 4,99 4,95 4,91 4,86 4,82 4,78 3,74 3,70 3,67 3,63 3,59 3,55 3,51 3,48 2,44 2,41 2,38 2,35 2,32 2,28 2,26 2,23 1,21 1,19 1,16 1,15 0,13 0,11 150,11 150,13 150,14 151,16 151,18 151,20 151,23 151,26 152,28 152,32 152,35 153,38 153,41 153,45 153,48 153,52 154,55 154,59 154,63 154,67 154,70 155,74 155,78 155,82 155,86 155,90 156,94 156,98 156,102 156,106 156,110 156,113 156,117 157,120 157,123 157,127 157,130 157,133 157,135 157,138 157,140 160,140 162,134 164,127 167,121 169,115 171,109 173,103 176,98 178,92 180,87 183,82 185,76 188,72 190,67 193,62 196,57 198,53 201,49 204,45 207,41 211,38 215,34 218,31 222,27 225,24 229,21 233,19 237,16 241,14 245,12 250,10 254,8 259,6 264,5 269,3 275,2 280,1 286,1 292,0 299,0 305,0 308,0 311,0 313,0 316,0 319,0 321,1 324,1 327,1 330,2 332,2 335,3 338,3 340,4 342,5 345,5 347,6 349,6 350,7 352,7 354,8 354,139 350,139 348,138 344,137 342,136 338,136 335,135 332,135 329,134 326,134 323,134 320,133 317,133 313,132 310,132 306,132 302,131 299,131 295,131 291,131 287,131 275,131 264,133 254,135 244,138 234,142 226,148 217,154 208,161 201,169 194,178 188,188 183,199 178,211 173,224 170,237 167,251 165,267 163,283 162,300 162,319 162,616">
          <text:p/>
        </draw:polygon>
        <draw:path draw:style-name="gr3" draw:text-style-name="P3" draw:layer="layout" svg:width="0.551cm" svg:height="0.626cm" svg:x="2.845cm" svg:y="0.364cm" svg:viewBox="0 0 552 627" svg:d="M283 627h-13-13l-12-1-12-2-12-1-12-3-11-2-11-3-12-3-11-4-10-4-10-4-10-5-9-5-9-6-9-6-8-8-8-6-8-8-7-7-8-8-7-9-6-9-6-9-6-10-6-10-5-10-4-11-5-11-4-12-4-12-3-13-3-13-2-13-3-14-2-14-1-14-1-16v-15-16-17-16l1-16 2-16 2-14 3-14 3-14 3-13 4-13 4-12 5-12 5-11 6-10 6-11 6-10 6-9 7-9 7-8 7-8 8-8 8-7 8-7 9-6 9-6 8-5 10-5 9-5 10-4 10-4 10-4 11-3 11-2 10-3 11-2 11-2 11-1 10-1 12-1 11-1h11 14l14 1 13 1 13 2 12 2 12 3 12 4 11 3 10 4 11 5 10 5 9 6 10 6 8 6 9 7 8 7 8 7 7 9 7 8 7 8 6 10 6 9 6 10 5 10 5 11 4 10 5 12 4 11 3 12 4 13 2 12 3 13 2 13 2 13 2 14 1 14 1 14 1 14v15 15 5h-388v7 7l1 8v7l1 7 1 7 1 7v7l2 7 1 6 1 7 2 6 2 6 1 6 3 5 2 6 2 5 4 6 3 5 3 5 3 4 3 5 4 4 3 4 4 4 4 3 4 4 5 3 4 3 5 3 5 2 5 3 5 2 6 2 5 1 6 1 6 1 7 1h6 7 8 8l7-1 7-1 7-2 7-2 6-2 6-3 6-2 5-4 5-3 5-5 4-4 5-5 4-6 3-5 4-6 2-7 3-6 3-8 148 13-3 5-2 6-2 5-3 5-3 6-3 5-3 6-3 5-3 6-4 6-4 6-3 5-5 6-4 5-5 6-5 5-5 6-5 4-6 5-6 5-6 6-7 5-6 4-7 4-8 5-8 3-7 4-9 4-8 3-9 4-9 3-10 2-10 3-10 2-11 2-11 1-11 1-12 1h-12zM283 99h-5-5l-4 1h-5l-4 1-5 1-4 1-5 1-4 2-4 1-5 2-3 2-4 2-4 2-4 3-3 2-4 3-3 3-3 3-4 4-2 3-3 4-3 4-3 4-2 5-3 5-3 5-2 4-2 6-2 5-2 6-1 6-2 6-1 6-1 7-1 7-1 7-1 7-1 7v8h236l-1-14-2-14-2-12-3-12-3-12-4-10-4-10-5-9-6-8-6-8-6-7-7-7-7-5-7-5-9-4-8-3-9-3-9-2-10-1z">
          <text:p/>
        </draw:path>
        <draw:path draw:style-name="gr3" draw:text-style-name="P3" draw:layer="layout" svg:width="0.577cm" svg:height="0.839cm" svg:x="3.482cm" svg:y="0.151cm" svg:viewBox="0 0 578 840" svg:d="M426 829v-1l-1-1v-1l-1-1v-2-2-1l-1-2v-2-2-3l-1-2v-3-2-3l-1-3v-2-3l-1-3v-3-3-2l-1-3v-3-3-3l-1-3v-3-3-3-3l-1-3v-3-3-3-2-3-2-3-2h-2l-6 11-6 11-6 10-7 10-8 8-8 8-8 8-9 7-9 6-10 5-9 5-11 4-10 4-12 3-11 3-12 2-13 2-13 1-13 1h-13-11l-11-1-11-1-10-1-10-3-10-2-9-3-10-4-8-4-9-4-8-5-8-5-7-6-8-6-7-6-7-7-6-7-6-8-6-7-6-8-5-9-5-9-4-9-5-9-4-10-4-10-4-10-3-11-3-11-3-11-2-12-2-12-2-12-2-12-1-12-1-13-1-13-1-13-1-13v-13-14l1-13 1-13 1-13 1-13 1-12 2-13 2-12 2-12 3-11 3-12 3-11 3-10 4-11 5-10 4-10 4-9 5-9 6-9 5-8 6-8 6-8 7-7 6-8 7-7 8-7 7-6 8-5 9-6 8-4 9-5 10-4 9-3 10-3 11-3 10-2 11-2 11-1 12-1h12 6 5l6 1h6l7 1h5l6 1 5 1 6 1 5 1 6 2 5 1 6 2 5 1 5 2 5 2 5 2 5 2 5 3 4 2 5 3 4 3 5 3 4 3 5 3 4 3 4 4 4 3 4 4 4 5 3 4 4 5 3 4 4 5 3 4 3 5 4 6 2 5 4 5 2 6h1v-2-1-1-1-2-2-1-3-1-2-3-2-2-3-2-3-2-3-3-2-3-3-3-4l-1-3v-3-3-3-3-3-3-2-4-2-3-3-3-3-3-3-220h157v698 8 9 8 8 8l1 8v7 8 7l1 7v7 6 6l1 6v6l1 5v4 5 4l1 4zM418 524v-12-11l-1-11v-10l-1-11-2-9-1-10-2-9-2-8-2-8-2-8-2-7-3-7-3-7-3-6-3-6-3-6-3-6-4-5-3-5-4-4-4-4-4-4-4-4-4-3-4-3-4-3-5-3-4-2-5-2-4-1-5-2-4-2-5-1-5-1-5-1h-4l-5-1h-5-5-6-5l-6 1-6 1-6 1-6 1-4 1-5 2-5 2-5 2-5 3-4 3-4 3-5 3-3 4-4 4-4 3-3 5-4 5-3 4-3 5-3 6-3 6-3 6-2 6-2 6-2 7-3 8-2 7-1 7-2 8-1 9-1 8-1 9-1 10-1 9v10l-1 10v11 11l1 39 4 35 6 31 9 26 11 23 13 18 16 15 19 10 22 6 23 2h5 5l4-1 5-1h5l5-1 4-2 5-1 5-2 4-2 5-2 4-3 5-2 4-3 4-3 5-4 4-4 3-4 4-4 4-5 4-5 3-5 3-6 4-6 3-6 3-6 2-8 3-7 2-7 2-8 3-9 2-8 1-9 2-10 1-10 1-10 1-11 1-11v-11z">
          <text:p/>
        </draw:path>
        <draw:path draw:style-name="gr3" draw:text-style-name="P3" draw:layer="layout" svg:width="0.157cm" svg:height="0.828cm" svg:x="4.213cm" svg:y="0.151cm" svg:viewBox="0 0 158 829" svg:d="M0 116v-116h158v116zM0 829v-605h158v605z">
          <text:p/>
        </draw:path>
        <draw:polygon draw:style-name="gr3" draw:text-style-name="P3" draw:layer="layout" svg:width="0.557cm" svg:height="0.626cm" svg:x="4.496cm" svg:y="0.364cm" svg:viewBox="0 0 558 627" draw:points="288,627 274,627 260,626 246,625 232,624 219,622 207,619 195,617 183,613 172,609 161,605 150,600 140,595 130,590 121,584 111,578 103,571 95,564 86,557 79,549 71,541 65,533 58,524 52,515 46,506 40,496 35,486 30,476 26,465 22,455 18,443 14,432 11,420 9,408 6,395 4,383 3,370 1,357 1,344 0,330 0,317 0,302 1,287 2,273 3,259 5,245 7,232 10,219 12,207 16,195 19,183 24,171 28,160 33,149 38,138 43,128 49,118 55,109 62,100 69,92 76,83 83,75 91,68 99,61 108,54 117,48 126,42 135,36 145,31 156,26 166,21 177,17 188,14 200,11 212,8 224,6 236,3 250,2 263,1 277,0 290,0 302,0 313,1 324,2 335,3 345,4 356,6 365,8 375,10 385,13 394,16 403,19 412,22 420,26 429,30 436,34 444,39 452,43 459,48 466,54 473,59 479,64 485,70 491,76 497,82 502,88 508,94 512,101 517,108 521,115 526,122 529,130 533,137 537,145 540,153 543,160 546,169 548,177 550,185 552,193 554,202 396,209 395,200 393,192 390,183 388,175 384,168 381,161 377,154 372,147 368,141 363,136 357,130 351,126 345,122 338,118 330,115 322,112 314,110 305,109 296,108 287,108 274,108 263,110 252,112 242,116 231,121 222,127 214,133 207,141 200,150 194,160 188,171 183,182 179,195 175,209 172,223 169,239 167,255 166,273 165,291 165,310 166,350 170,386 176,417 184,444 195,467 209,486 225,501 244,511 266,517 289,519 298,519 306,518 314,517 322,515 330,512 337,509 344,505 351,501 358,497 364,491 370,485 375,479 380,472 384,464 388,456 392,447 395,438 397,428 399,418 401,407 558,414 557,423 556,431 554,439 552,447 549,455 546,463 544,471 540,479 537,487 533,495 529,502 525,509 520,517 515,524 510,530 504,537 498,544 492,550 486,556 479,562 472,568 465,573 458,579 450,584 442,589 434,594 425,598 416,602 407,606 398,610 388,613 378,616 368,619 357,621 346,623 335,625 324,626 312,627 300,627">
          <text:p/>
        </draw:polygon>
        <draw:polygon draw:style-name="gr3" draw:text-style-name="P3" draw:layer="layout" svg:width="0.353cm" svg:height="0.756cm" svg:x="5.101cm" svg:y="0.233cm" svg:viewBox="0 0 354 757" draw:points="222,757 208,757 195,756 183,754 171,751 160,748 150,744 140,739 131,733 123,727 115,720 108,712 101,703 96,694 91,683 87,672 83,660 81,648 79,635 78,620 77,605 77,249 0,249 0,142 85,142 134,0 232,0 232,142 347,142 347,249 232,249 232,563 233,571 233,580 234,587 235,595 237,601 238,608 241,613 243,619 246,624 249,628 253,632 257,636 261,639 266,642 271,644 276,646 282,647 288,648 294,649 301,649 304,649 307,649 310,649 313,649 315,648 317,648 320,648 323,648 325,647 327,647 330,646 332,646 335,645 337,645 340,644 343,644 345,643 348,642 351,642 354,641 354,738 348,740 342,742 336,744 330,745 324,746 317,748 311,749 305,750 299,751 292,752 286,753 279,754 272,755 265,755 258,756 251,756 244,757 237,757 229,757">
          <text:p/>
        </draw:polygon>
        <draw:path draw:style-name="gr3" draw:text-style-name="P3" draw:layer="layout" svg:width="0.552cm" svg:height="0.626cm" svg:x="5.512cm" svg:y="0.364cm" svg:viewBox="0 0 553 627" svg:d="M284 627h-14-13l-13-1-12-2-12-1-11-3-11-2-12-3-10-3-11-4-10-4-10-4-10-5-9-5-9-6-9-6-9-8-8-6-7-8-8-7-7-8-7-9-6-9-7-9-5-10-6-10-5-10-5-11-4-11-4-12-4-12-3-13-3-13-3-13-2-14-1-14-2-14-1-16-1-15v-16-17l1-16 1-16 2-16 2-14 2-14 3-14 4-13 4-13 4-12 5-12 5-11 5-10 6-11 6-10 7-9 7-9 7-8 7-8 8-8 8-7 8-7 8-6 9-6 9-5 9-5 10-5 10-4 10-4 10-4 10-3 10-2 11-3 11-2 10-2 11-1 11-1 11-1 11-1h13 14l14 1 13 1 13 2 12 2 12 3 12 4 11 3 10 4 10 5 11 5 9 6 9 6 9 6 9 7 8 7 7 7 8 9 7 8 7 8 6 10 6 9 6 10 5 10 5 11 4 10 5 12 4 11 3 12 3 13 3 12 3 13 2 13 2 13 2 14 1 14 1 14 1 14v15 15 5h-388v7 7 8l1 7 1 7v7l1 7 1 7 1 7 1 6 2 7 2 6 1 6 2 6 2 5 3 6 2 5 3 6 3 5 2 5 4 4 3 5 3 4 4 4 4 4 3 3 5 4 4 3 5 3 4 3 5 2 5 3 6 2 5 2 6 1 6 1 6 1 7 1h7 6 8 8l8-1 7-1 7-2 6-2 7-2 6-3 5-2 6-4 5-3 5-5 5-4 3-5 4-6 4-5 3-6 3-7 3-6 2-8 148 13-2 5-2 6-2 5-3 5-3 6-3 5-3 6-3 5-3 6-4 6-4 6-4 5-4 6-5 5-4 6-5 5-5 6-6 4-5 5-6 5-6 6-7 5-7 4-7 4-7 5-8 3-8 4-8 4-9 3-8 4-10 3-9 2-10 3-10 2-11 2-11 1-12 1-11 1h-13zM284 99h-5-6l-5 1h-4l-5 1-4 1-5 1-4 1-4 2-5 1-4 2-4 2-4 2-3 2-4 3-4 2-3 3-3 3-4 3-3 4-3 3-3 4-2 4-3 4-3 5-2 5-2 5-2 4-2 6-2 5-2 6-2 6-1 6-2 6-1 7-1 7v7l-1 7-1 7v8h235l-1-14-1-14-3-12-2-12-4-12-3-10-5-10-5-9-5-8-6-8-6-7-7-7-7-5-8-5-8-4-8-3-9-3-9-2-10-1z">
          <text:p/>
        </draw:path>
        <draw:path draw:style-name="gr3" draw:text-style-name="P3" draw:layer="layout" svg:width="0.576cm" svg:height="0.839cm" svg:x="6.15cm" svg:y="0.151cm" svg:viewBox="0 0 577 840" svg:d="M424 829v-1-1-1-1l-1-2v-2l-1-1v-2-2l-1-2v-3-2-3-2l-1-3v-3-2l-1-3v-3-3-3l-1-2v-3-3-3-3l-1-3v-3-3l-1-3v-3-3-3-3-3-2-3-2-3-2h-2l-6 11-6 11-7 10-7 10-7 8-8 8-8 8-9 7-9 6-10 5-10 5-10 4-11 4-11 3-11 3-12 2-12 2-13 1-13 1h-13-12l-11-1-10-1-10-1-11-3-9-2-10-3-9-4-9-4-8-4-8-5-8-5-8-6-7-6-7-6-7-7-6-7-6-8-6-7-6-8-5-9-5-9-5-9-4-9-4-10-4-10-4-10-3-11-3-11-3-11-3-12-2-12-1-12-2-12-2-12-1-13-1-13v-13l-1-13v-13-14l1-13v-13l1-13 1-13 2-12 2-13 2-12 2-12 3-11 2-12 4-11 3-10 4-11 4-10 4-10 5-9 5-9 5-9 6-8 6-8 6-8 6-7 7-8 7-7 7-7 8-6 8-5 8-6 9-4 9-5 9-4 10-3 10-3 10-3 11-2 11-2 11-1 11-1h12 6 6l6 1h6l5 1h6l6 1 5 1 6 1 5 1 6 2 5 1 5 2 6 1 5 2 5 2 5 2 4 2 5 3 5 2 5 3 4 3 5 3 4 3 4 3 5 3 4 4 4 3 4 4 4 5 3 4 4 5 4 4 3 5 3 4 3 5 3 6 3 5 3 5 3 6h1v-2-1-1-1-2-2-1-3l-1-1v-2-3-2-2-3-2-3-2-3-3-2-3-3-3-4-3-3-3-3-3-3-3-2-4-2-3-3-3-3-3-3-220h158v698 8 9 8 8 8 8 7l1 8v7 7l1 7v6 6l1 6v6 5l1 4v5 4 4zM417 524v-12l-1-11v-11l-1-10-1-11-1-9-1-10-2-9-2-8-2-8-2-8-3-7-3-7-2-7-3-6-3-6-3-6-4-6-3-5-4-5-3-4-4-4-4-4-4-4-4-3-4-3-4-3-5-3-4-2-5-2-5-1-4-2-5-2-4-1-5-1-5-1h-4l-5-1h-5-5-6-6l-5 1-6 1-5 1-5 1-6 1-5 2-5 2-5 2-4 3-4 3-5 3-4 3-4 4-4 4-3 3-4 5-3 5-3 4-4 5-2 6-3 6-3 6-2 6-3 6-2 7-2 8-2 7-1 7-2 8-1 9-2 8-1 9v10l-1 9-1 10v10 11 11l1 39 3 35 7 31 8 26 12 23 13 18 16 15 19 10 21 6 23 2h5 5l4-1 5-1h5l4-1 5-2 4-1 5-2 5-2 4-2 5-3 5-2 4-3 4-3 4-4 4-4 4-4 4-4 4-5 3-5 4-5 3-6 3-6 3-6 3-6 3-8 3-7 2-7 3-8 2-9 1-8 2-9 2-10 1-10 1-10 1-11v-11l1-11z">
          <text:p/>
        </draw:path>
        <draw:path draw:style-name="gr3" draw:text-style-name="P3" draw:layer="layout" svg:width="0.61cm" svg:height="0.626cm" svg:x="7.152cm" svg:y="0.364cm" svg:viewBox="0 0 611 627" svg:d="M186 627h-8-9l-8-1-8-1-8-1-8-1-7-2-8-1-7-2-7-3-6-2-7-3-6-3-6-3-6-3-6-4-6-4-5-4-5-4-5-4-4-5-5-6-4-6-4-5-4-6-4-6-3-6-3-6-3-6-3-7-2-7-2-7-2-7-2-8-1-7-1-8-1-8-1-9v-8l-1-9 1-10v-10l1-10 2-10 1-9 2-9 3-8 2-8 4-8 3-8 4-7 4-7 4-6 5-7 5-6 6-5 5-6 6-5 6-5 6-4 7-5 7-4 7-4 7-4 8-3 7-3 8-3 8-3 9-2 8-3 9-2 9-1 9-2 9-1 9-2 9-1h10l9-1 10-1h10l130-2v-31-6-6l-1-6v-6l-1-6v-5l-1-5-1-5-1-5-1-4-1-5-2-4-1-4-2-4-1-3-2-4-2-4-2-3-2-3-2-3-2-2-3-3-2-2-3-3-3-1-2-2-3-2-3-2-4-1-3-1-3-1-3-1-4-1-4-1-3-1h-4l-4-1h-4-4-4-4-4-4-3l-4 1h-3l-4 1h-3l-3 1-3 1h-4l-2 2-3 1-3 1-3 1-2 1-3 2-2 2-2 2-3 2-2 2-2 2-2 2-2 2-2 3-2 3-1 2-2 3-2 3-1 4-1 3-2 4-1 3-1 4-1 4-1 5-1 4v4l-1 5-1 5-163-8 1-8 2-7 2-8 2-7 2-8 3-7 3-7 3-6 3-7 3-7 4-6 4-7 4-6 5-6 5-6 5-5 5-5 6-6 5-5 7-5 6-4 7-5 7-4 7-4 8-4 8-3 8-4 8-3 9-3 9-2 9-3 10-2 10-2 11-2 10-2 11-1 12-1h11l12-1h12 12l10 1h11l11 1 10 2 10 1 9 2 10 2 9 3 9 2 9 3 8 3 8 4 8 3 8 5 7 4 7 4 7 5 6 5 8 6 6 6 5 5 6 7 5 6 5 6 4 7 5 7 3 8 4 8 3 7 4 9 2 8 3 9 2 9 2 9 1 9 1 10 1 10 1 10v11 220 4 4 4 4 4 3 4l1 4v3 3l1 4 1 3v3l1 3v3l1 3 1 3 1 2 1 3 1 2 1 2 1 2 1 2 2 2 1 2 2 2 1 1 2 2 2 1 2 1 2 1 2 1 2 1 3 1 2 1h3 3l2 1h3 3 4 4 3l4-1h3 3l4-1h3l3-1 4-1v86l-3 1-3 1h-2l-3 1-2 1h-3l-2 1h-2l-3 1h-2l-2 1h-3l-2 1-2 1h-2l-2 1h-3-2l-2 1h-3-2l-2 1h-2-3-2l-2 1h-3-2-3l-3 1h-2-3-2l-3 1h-3-3-3-3-3-4-11l-11-1-10-2-10-2-10-3-8-3-8-3-8-5-6-5-6-5-5-6-5-7-5-8-4-8-4-8-2-9-3-9-2-10-2-10-2-11h-3l-6 11-7 10-7 10-8 9-8 10-8 8-9 8-8 9-10 7-9 6-10 6-11 5-10 5-11 4-12 4-12 2-13 3-12 1-14 1zM369 335l-80 2h-6-5l-5 1h-4-5l-5 1h-5l-4 1h-5l-4 1-5 1h-4l-4 2-5 1-4 1-3 1-4 1-4 2-4 2-3 2-3 2-4 2-3 2-3 3-2 3-3 3-2 3-3 3-2 3-2 4-2 4-2 4-1 4-1 5-1 4-1 6-1 5-1 6v6 6 9l1 7 1 8 1 7 2 7 2 6 3 5 2 6 4 5 4 4 4 4 4 4 5 3 5 3 5 2 5 2 6 1 6 1 6 1h6 6l6-1h6l6-1 5-1 6-2 5-1 5-2 5-2 5-3 5-2 5-3 4-3 5-3 4-4 4-3 4-4 4-3 3-4 4-4 3-5 3-4 3-5 3-4 3-5 2-5 3-5 2-5 2-6 3-5 1-5 2-6 1-5 2-6 1-6v-5l1-6v-5l1-6v-6z">
          <text:p/>
        </draw:path>
        <draw:polygon draw:style-name="gr3" draw:text-style-name="P3" draw:layer="layout" svg:width="0.352cm" svg:height="0.615cm" svg:x="7.83cm" svg:y="0.364cm" svg:viewBox="0 0 353 616" draw:points="5,616 5,153 5,149 4,145 4,141 4,137 4,133 4,129 4,124 4,120 4,116 4,112 4,108 4,103 4,99 4,95 4,91 4,86 3,82 3,78 3,74 3,70 3,67 3,63 3,59 3,55 2,51 2,48 2,44 2,41 2,38 2,35 2,32 2,28 2,26 1,23 1,21 1,19 1,16 0,15 0,13 0,11 151,11 151,13 151,14 151,16 151,18 152,20 152,23 152,26 152,28 153,32 153,35 153,38 153,41 154,45 154,48 154,52 154,55 155,59 155,63 155,67 155,70 155,74 156,78 156,82 156,86 156,90 156,94 156,98 157,102 157,106 157,110 157,113 157,117 157,120 157,123 158,127 158,130 158,133 158,135 158,138 158,140 160,140 162,134 165,127 167,121 169,115 172,109 174,103 176,98 179,92 181,87 183,82 186,76 188,72 191,67 194,62 196,57 199,53 202,49 205,45 208,41 211,38 214,34 218,31 221,27 225,24 229,21 233,19 236,16 241,14 245,12 249,10 254,8 259,6 264,5 269,3 275,2 280,1 286,1 292,0 298,0 305,0 307,0 310,0 313,0 316,0 319,0 321,1 324,1 327,1 329,2 332,2 335,3 337,3 340,4 342,5 344,5 346,6 348,6 350,7 352,7 353,8 353,139 350,139 347,138 344,137 341,136 338,136 335,135 332,135 329,134 326,134 322,134 319,133 316,133 313,132 309,132 306,132 302,131 299,131 295,131 290,131 286,131 275,131 264,133 253,135 243,138 234,142 225,148 217,154 209,161 201,169 195,178 188,188 183,199 178,211 174,224 170,237 168,251 165,267 164,283 163,300 162,319 162,616">
          <text:p/>
        </draw:polygon>
        <draw:polygon draw:style-name="gr3" draw:text-style-name="P3" draw:layer="layout" svg:width="0.352cm" svg:height="0.756cm" svg:x="8.214cm" svg:y="0.233cm" svg:viewBox="0 0 353 757" draw:points="221,757 207,757 195,756 182,754 171,751 160,748 149,744 140,739 130,733 122,727 114,720 107,712 101,703 95,694 91,683 86,672 83,660 80,648 79,635 77,620 77,605 77,249 0,249 0,142 85,142 134,0 232,0 232,142 347,142 347,249 232,249 232,563 232,571 233,580 234,587 235,595 236,601 238,608 240,613 243,619 246,624 249,628 252,632 256,636 261,639 265,642 270,644 275,646 281,647 287,648 294,649 301,649 304,649 306,649 309,649 312,649 315,648 317,648 320,648 322,648 324,647 327,647 329,646 332,646 334,645 337,645 339,644 342,644 345,643 347,642 350,642 353,641 353,738 347,740 341,742 335,744 329,745 323,746 317,748 311,749 305,750 298,751 292,752 285,753 279,754 272,755 265,755 258,756 251,756 244,757 236,757 228,757">
          <text:p/>
        </draw:polygon>
        <draw:polygon draw:style-name="gr3" draw:text-style-name="P3" draw:layer="layout" svg:width="0.547cm" svg:height="0.828cm" svg:x="8.66cm" svg:y="0.151cm" svg:viewBox="0 0 548 829" draw:points="155,346 161,332 168,320 175,308 183,296 190,286 198,276 207,268 216,258 225,251 234,244 244,238 254,233 265,228 276,225 287,221 299,218 311,216 323,214 336,214 349,213 360,213 371,214 381,215 391,216 400,218 409,220 418,222 426,225 434,228 442,231 449,235 457,239 463,243 470,247 476,252 482,257 488,264 493,269 498,275 503,281 508,288 512,294 517,301 520,308 524,315 527,323 530,330 533,338 536,347 538,355 540,363 542,372 543,381 545,390 546,399 547,408 548,417 548,427 548,437 548,446 548,829 392,829 392,491 392,484 392,477 392,470 391,464 391,457 390,451 390,445 389,439 388,433 387,427 385,421 384,415 383,410 381,404 379,399 377,395 375,390 373,385 371,381 368,377 365,372 362,368 359,365 356,361 352,358 349,355 346,352 342,349 338,346 334,344 329,341 325,340 321,338 316,336 311,335 306,334 300,333 295,332 289,332 283,332 278,332 272,332 267,333 262,334 256,335 251,337 246,338 241,340 236,342 232,345 227,347 223,350 219,353 214,356 210,360 206,363 203,367 199,372 195,376 192,380 189,385 185,390 183,395 180,400 177,406 174,411 172,417 170,423 168,429 166,436 164,442 162,449 161,456 160,462 159,469 158,476 158,483 157,491 157,498 157,506 157,829 0,829 0,0 157,0 157,226 157,229 157,233 157,237 157,240 157,244 156,247 156,251 156,255 156,258 156,262 156,267 156,270 156,274 156,277 155,281 155,284 155,287 155,291 155,294 155,297 154,300 154,304 154,306 154,310 154,312 154,315 154,318 154,320 154,323 153,326 153,328 153,331 153,333 153,335 153,337 153,339 153,341 153,343 153,344 152,346">
          <text:p/>
        </draw:polygon>
        <draw:polygon draw:style-name="gr3" draw:text-style-name="P3" draw:layer="layout" svg:width="0.352cm" svg:height="0.615cm" svg:x="9.354cm" svg:y="0.364cm" svg:viewBox="0 0 353 616" draw:points="4,616 4,153 4,149 4,145 4,141 4,137 4,133 4,129 4,124 4,120 4,116 4,112 4,108 4,103 4,99 3,95 3,91 3,86 3,82 3,78 3,74 3,70 2,67 2,63 2,59 2,55 2,51 2,48 2,44 2,41 2,38 2,35 1,32 1,28 1,26 1,23 1,21 0,19 0,16 0,15 0,13 0,11 149,11 149,13 150,14 150,16 150,18 150,20 151,23 151,26 151,28 151,32 151,35 152,38 152,41 152,45 153,48 153,52 153,55 153,59 153,63 154,67 154,70 154,74 154,78 154,82 155,86 155,90 155,94 155,98 155,102 155,106 155,110 156,113 156,117 156,120 156,123 156,127 156,130 156,133 156,135 156,138 156,140 159,140 161,134 163,127 166,121 168,115 171,109 173,103 175,98 178,92 180,87 182,82 185,76 187,72 190,67 192,62 195,57 198,53 200,49 203,45 206,41 210,38 213,34 216,31 220,27 223,24 227,21 231,19 235,16 239,14 244,12 248,10 253,8 257,6 262,5 268,3 273,2 279,1 284,1 290,0 297,0 303,0 306,0 309,0 312,0 314,0 317,0 320,1 323,1 325,1 329,2 332,2 334,3 337,3 339,4 342,5 344,5 346,6 348,6 350,7 351,7 353,8 353,139 350,139 347,138 344,137 341,136 338,136 334,135 332,135 328,134 324,134 321,134 318,133 315,133 312,132 308,132 305,132 301,131 297,131 293,131 289,131 285,131 274,131 263,133 252,135 242,138 233,142 224,148 215,154 208,161 200,169 193,178 187,188 182,199 177,211 173,224 169,237 166,251 164,267 162,283 161,300 161,319 161,616">
          <text:p/>
        </draw:polygon>
        <draw:path draw:style-name="gr3" draw:text-style-name="P3" draw:layer="layout" svg:width="0.609cm" svg:height="0.626cm" svg:x="9.768cm" svg:y="0.364cm" svg:viewBox="0 0 610 627" svg:d="M610 313l-1 13v14l-1 13-1 13-2 13-2 13-3 12-3 12-3 12-4 11-4 12-4 11-5 10-5 11-6 10-6 10-6 9-7 9-7 9-7 9-8 8-8 7-9 8-9 7-9 8-10 6-11 6-10 5-11 6-11 5-12 4-12 4-12 3-13 3-13 2-14 3-14 1-14 1-15 1h-15-15l-14-1-15-1-14-1-13-3-12-2-13-3-12-3-12-4-11-4-11-5-11-5-10-6-11-6-9-6-10-8-8-7-9-7-8-8-8-8-8-8-7-9-6-9-7-9-6-10-5-10-5-11-5-10-4-11-5-11-3-12-4-12-3-12-2-13-2-12-2-14-1-13-1-13-1-13v-14-14l1-13v-13l2-13 2-12 1-12 3-13 3-11 3-12 3-12 4-11 5-11 4-11 6-10 5-10 6-10 6-10 7-9 7-9 7-8 8-8 8-8 9-7 9-8 9-6 10-7 10-6 10-5 11-6 12-4 11-5 12-4 13-3 13-3 13-3 14-2 14-2 15-1 15-1h15 16l16 1 15 1 14 2 15 2 13 3 13 3 13 3 12 4 12 5 11 4 11 6 11 5 10 6 9 7 9 6 9 8 8 7 8 8 8 8 7 8 7 9 6 9 6 9 6 10 5 10 5 11 4 10 4 11 4 12 3 11 3 12 2 12 2 12 2 12 2 13 1 13 1 13v13zM446 313l-1-21-1-20-1-19-3-17-3-16-4-15-5-14-5-13-6-11-7-10-7-10-8-8-8-7-10-6-10-6-10-4-11-4-12-2-13-2h-13-13l-13 2-12 2-13 4-11 4-10 6-10 6-9 7-8 9-8 9-7 10-6 12-5 12-5 15-5 14-3 17-2 17-2 18-1 20-1 21 1 10v11 10l1 9 1 10 1 9 1 9 2 9 1 8 2 8 2 8 2 7 3 7 2 7 3 7 3 6 3 6 3 6 3 5 4 5 4 5 3 5 4 4 4 4 4 4 5 4 4 3 5 3 5 3 5 3 5 2 5 2 5 2 7 1 5 1 6 1 5 1 6 1h6 6 7 7l6-1 7-1 6-1 6-1 6-1 6-2 5-2 6-2 5-3 5-3 5-3 5-3 5-4 4-4 4-4 5-4 3-5 4-5 4-5 3-5 4-6 2-6 3-6 3-7 3-7 2-7 2-7 2-8 2-8 1-8 2-9 1-9 1-9 1-10 1-9v-10-11z">
          <text:p/>
        </draw:path>
        <draw:path draw:style-name="gr3" draw:text-style-name="P3" draw:layer="layout" svg:width="0.575cm" svg:height="0.853cm" svg:x="10.497cm" svg:y="0.363cm" svg:viewBox="0 0 576 854" svg:d="M576 312v14 14l-1 13-1 13-1 12-1 13-2 12-2 12-3 12-2 12-3 12-3 11-4 11-3 10-5 10-4 10-4 9-5 10-6 8-5 9-6 8-6 8-7 7-6 8-7 7-8 6-8 6-8 6-8 5-9 5-9 4-9 4-9 4-10 3-10 2-11 3-11 1-11 1-11 1h-12-5-6-5l-5-1h-6l-5-1h-5l-6-1-5-1-6-1-5-2-5-1-5-1-5-2-5-2-5-1-5-2-5-3-5-2-5-2-5-3-4-2-5-3-4-3-5-4-5-3-4-4-4-3-4-4-4-4-4-4-4-5-4-4-4-5-3-5-4-5-3-6-3-5-3-6-3-6h-3v1 1 1 1 1 2l1 1v2 2 2 2 3 2 3 2l1 3v3 2 3 3 3 3 3 3 4 2 4 3 3 3l1 4v3 3 3 3 3 3 3 3 3 231h-158v-702-9-9-9-8-9-8l-1-8v-8-7-7l-1-8v-7-7-6l-1-5v-6-5l-1-5v-5-4h153v1l1 1v1 1 2l1 2v1 2 2 2l1 2v3 2 3l1 2v3 3 2 3 3l1 3v3 3 4 3l1 3v3 3 3 3 3l1 3v3 3 3 2 3 3 2 3h2l6-12 6-11 7-10 7-10 8-10 8-8 8-7 9-7 9-6 10-6 10-5 11-4 10-4 11-3 12-3 11-2 12-2 13-1 12-1h13 12l11 1 10 1 11 1 10 2 9 3 10 3 9 3 9 5 8 4 9 5 8 5 7 6 7 6 8 6 6 6 7 8 6 8 6 8 5 8 6 8 4 9 5 9 5 9 4 10 4 10 3 10 3 11 4 11 2 11 3 12 2 12 2 12 2 12 1 12 1 13 1 13 1 13v13zM413 312v-20l-1-19-2-18-2-17-3-15-3-15-4-14-5-13-5-11-6-10-7-10-7-8-8-8-8-6-9-6-10-5-10-3-11-3-11-1-12-1-5 1h-5-4l-5 1-5 1-5 1-4 1-5 2-4 1-5 2-5 3-4 2-5 2-4 3-4 3-4 4-4 4-4 4-4 4-4 5-3 5-3 5-4 5-3 6-3 6-3 7-2 7-3 7-3 8-2 7-2 9-2 8-2 9-1 10-1 9-1 11-1 10-1 11v12 12 12 11l1 11 1 10 1 10 1 10 1 9 2 9 2 9 2 8 2 7 3 8 2 7 3 6 3 7 3 6 3 6 3 5 4 5 3 5 4 5 3 4 4 4 4 4 4 3 5 3 4 4 4 2 5 3 4 2 5 1 5 2 4 2 5 1 4 1 5 1h4l5 1h5 5 6 5l6-1 5-1 6-1 5-1 5-1 6-2 4-2 5-2 5-3 4-3 5-3 3-3 5-4 4-4 3-4 4-4 3-5 3-5 4-5 2-6 3-6 3-6 2-6 3-7 2-7 2-7 2-7 2-8 1-8 2-9 1-8 1-9 1-9 1-10v-10l1-10v-11z">
          <text:p/>
        </draw:path>
        <draw:path draw:style-name="gr3" draw:text-style-name="P3" draw:layer="layout" svg:width="0.609cm" svg:height="0.626cm" svg:x="11.164cm" svg:y="0.364cm" svg:viewBox="0 0 610 627" svg:d="M610 313v13l-1 14-1 13-1 13-2 13-2 13-2 12-4 12-3 12-3 11-5 12-4 11-5 10-5 11-5 10-6 10-7 9-6 9-7 9-8 9-8 8-8 7-9 8-9 7-9 8-10 6-10 6-11 5-10 6-12 5-12 4-12 4-12 3-13 3-13 2-14 3-14 1-14 1-15 1h-15-14l-15-1-13-1-14-1-13-3-13-2-13-3-12-3-11-4-12-4-11-5-11-5-10-6-10-6-10-6-9-8-9-7-9-7-8-8-9-8-7-8-7-9-7-9-6-9-6-10-6-10-5-11-5-10-4-11-4-11-4-12-3-12-3-12-3-13-2-12-2-14-1-13-1-13-1-13v-14-14l1-13 1-13 1-13 2-12 2-12 2-13 3-11 3-12 4-12 3-11 5-11 5-11 5-10 5-10 6-10 7-10 6-9 7-9 8-8 7-8 10-8 8-7 9-8 9-6 10-7 10-6 11-5 11-6 11-4 12-5 12-4 12-3 13-3 13-3 14-2 14-2 14-1 15-1h15 17l15 1 15 1 15 2 14 2 14 3 13 3 12 3 13 4 11 5 12 4 11 6 10 5 10 6 10 7 9 6 9 8 8 7 8 8 7 8 7 8 7 9 7 9 5 9 6 10 5 10 5 11 4 10 4 11 4 12 3 11 3 12 3 12 2 12 2 12 1 13 2 13v13l1 13zM446 313v-21l-1-20-2-19-3-17-3-16-4-15-4-14-6-13-6-11-6-10-8-10-7-8-9-7-9-6-10-6-11-4-11-4-12-2-12-2h-13-14l-13 2-12 2-12 4-11 4-10 6-9 6-9 7-9 9-7 9-7 10-7 12-5 12-5 15-4 14-3 17-3 17-2 18-1 20v21 10 11l1 10v9l1 10 1 9 2 9 1 9 1 8 2 8 2 8 3 7 2 7 3 7 2 7 3 6 3 6 3 6 4 5 3 5 4 5 4 5 4 4 4 4 4 4 4 4 5 3 5 3 4 3 5 3 5 2 5 2 6 2 5 1 5 1 6 1 6 1 5 1h6 6 7 7l7-1 6-1 6-1 6-1 6-1 6-2 6-2 5-2 5-3 5-3 5-3 5-3 5-4 4-4 5-4 4-4 4-5 4-5 3-5 4-5 3-6 3-6 3-6 2-7 3-7 2-7 2-7 3-8 1-8 2-8 1-9 2-9 1-9 1-10v-9l1-10v-11z">
          <text:p/>
        </draw:path>
        <draw:path draw:style-name="gr3" draw:text-style-name="P3" draw:layer="layout" svg:width="0.577cm" svg:height="0.839cm" svg:x="11.864cm" svg:y="0.151cm" svg:viewBox="0 0 578 840" svg:d="M425 829v-1l-1-1v-1-1l-1-2v-2-1-2l-1-2v-2-3l-1-2v-3-2-3l-1-3v-2-3-3l-1-3v-3-2-3l-1-3v-3-3l-1-3v-3-3-3-3-3-3-3l-1-3v-2-3-2-3-2h-2l-5 11-7 11-6 10-7 10-8 8-8 8-8 8-9 7-9 6-9 5-10 5-10 4-11 4-11 3-12 3-12 2-12 2-13 1-13 1h-13-11l-11-1-11-1-10-1-10-3-10-2-9-3-10-4-8-4-9-4-8-5-8-5-7-6-8-6-7-6-6-7-7-7-6-8-6-7-5-8-6-9-4-9-5-9-5-9-4-10-4-10-3-10-4-11-3-11-2-11-3-12-2-12-2-12-2-12-1-12-1-13-1-13-1-13v-13l-1-13 1-14v-13l1-13 1-13 1-13 1-12 2-13 2-12 2-12 3-11 3-12 3-11 4-10 4-11 4-10 4-10 5-9 5-9 5-9 6-8 5-8 7-8 6-7 7-8 7-7 7-7 7-6 9-5 8-6 9-4 8-5 10-4 9-3 10-3 11-3 10-2 11-2 11-1 12-1h12 6 6l5 1h6l6 1h6l5 1 6 1 5 1 6 1 5 2 5 1 6 2 5 1 5 2 5 2 5 2 5 2 5 3 5 2 4 3 5 3 4 3 5 3 4 3 4 3 4 4 4 3 4 4 4 5 4 4 3 5 4 4 3 5 4 4 3 5 3 6 3 5 3 5 2 6h1v-2-1-1-1-2-2-1-3-1-2-3-2-2-3-2-3-2-3-3-2-3-3-3-4-3-3-3l-1-3v-3-3-3-2-4-2-3-3-3-3-3-3-220h158v698 8 9 8 8l1 8v8 7 8 7l1 7v7 6l1 6v6 6l1 5v4 5 4l1 4zM417 524v-12-11l-1-11v-10l-1-11-1-9-2-10-2-9-1-8-2-8-3-8-2-7-3-7-3-7-3-6-3-6-3-6-3-6-4-5-3-5-4-4-4-4-3-4-4-4-5-3-4-3-4-3-4-3-5-2-4-2-5-1-5-2-4-2-5-1-5-1-4-1h-5l-5-1h-5-4-6-6l-6 1-6 1-5 1-5 1-5 1-5 2-5 2-5 2-5 3-4 3-4 3-4 3-4 4-4 4-4 3-3 5-4 5-3 4-3 5-3 6-3 6-2 6-3 6-2 6-2 7-3 8-1 7-2 7-1 8-2 9-1 8-1 9-1 10-1 9v10 10l-1 11v11l1 39 4 35 6 31 9 26 11 23 14 18 15 15 19 10 21 6 24 2h4 5l4-1 5-1h5l5-1 4-2 5-1 5-2 4-2 5-2 4-3 5-2 4-3 4-3 5-4 4-4 4-4 4-4 3-5 4-5 3-5 4-6 3-6 3-6 3-6 2-8 3-7 2-7 3-8 2-9 2-8 2-9 1-10 2-10 1-10v-11l1-11v-11z">
          <text:p/>
        </draw:path>
        <draw:polygon draw:style-name="gr3" draw:text-style-name="P3" draw:layer="layout" svg:width="0.548cm" svg:height="0.626cm" svg:x="12.874cm" svg:y="0.364cm" svg:viewBox="0 0 549 627" draw:points="549,439 549,448 549,456 548,464 546,472 545,480 543,488 540,495 537,503 535,510 531,517 527,524 523,530 519,537 514,543 509,549 503,555 497,560 491,566 485,571 478,577 471,582 464,586 456,590 448,595 440,599 431,602 422,606 413,609 403,612 393,614 384,617 373,619 362,621 351,623 340,624 328,625 317,626 304,627 292,627 279,627 268,627 257,627 246,627 235,626 224,625 214,624 204,623 194,622 185,620 175,619 166,617 157,615 149,613 140,611 132,608 124,605 116,602 108,599 101,595 94,591 87,588 81,583 74,579 68,573 62,568 57,563 51,558 46,552 41,546 36,540 31,534 27,528 23,521 19,514 15,506 12,498 9,490 6,482 2,473 0,465 138,444 140,449 142,454 143,458 145,462 146,467 148,471 150,474 152,478 155,481 157,485 159,487 162,491 164,493 167,496 170,498 173,501 176,503 179,505 182,507 186,509 190,510 193,512 197,513 201,514 205,516 209,517 213,517 217,519 222,519 226,520 231,520 236,521 241,521 246,522 251,522 257,522 262,522 267,522 273,522 279,522 284,522 290,522 295,522 300,522 305,522 310,522 315,521 320,521 324,520 329,520 333,519 338,518 342,517 346,516 351,515 355,514 358,513 362,512 366,510 369,509 372,508 376,506 379,504 382,502 384,500 387,498 390,496 392,493 394,491 396,488 398,485 399,482 400,479 402,476 403,472 404,469 404,465 405,461 405,457 405,453 405,449 405,444 404,440 403,436 402,432 400,429 398,425 396,422 394,419 391,417 388,414 386,411 382,409 379,406 375,404 372,402 367,400 363,398 358,396 354,394 349,393 344,391 339,389 334,388 328,386 323,384 317,383 311,382 305,380 298,379 292,378 285,376 279,375 272,374 265,372 258,370 251,369 245,367 237,366 230,364 222,362 215,360 208,359 200,357 192,355 185,353 178,351 170,348 163,346 155,344 148,341 141,339 134,336 127,333 120,330 114,327 108,323 101,320 95,316 89,312 84,308 78,304 73,299 68,294 63,290 59,284 54,279 50,273 46,267 42,261 39,255 36,248 34,241 31,234 29,226 28,218 26,210 25,201 25,192 25,183 25,174 25,166 26,158 27,150 29,142 31,134 33,127 35,120 38,113 41,106 45,99 49,93 53,87 57,81 62,75 67,69 72,64 78,58 84,54 90,49 97,44 104,39 111,35 119,31 127,28 135,24 143,21 152,18 161,15 170,12 180,10 190,8 200,6 211,4 222,3 233,2 244,1 256,0 268,0 280,0 290,0 300,0 309,0 319,1 328,2 337,3 346,4 355,6 363,7 372,9 380,11 388,13 397,15 404,18 412,21 420,24 427,27 434,31 441,34 448,38 454,42 461,46 467,51 473,56 478,60 484,66 489,71 494,76 499,82 503,88 508,94 512,101 516,108 520,115 523,122 526,130 529,138 531,146 533,154 535,163 396,177 396,173 394,169 393,165 392,161 391,157 390,154 388,151 386,147 384,144 382,141 380,139 378,136 376,133 374,131 371,128 369,126 366,124 363,122 360,120 357,118 354,117 351,115 348,114 345,113 342,111 338,110 335,110 331,109 327,108 323,107 319,107 315,106 311,106 307,105 303,105 299,104 294,104 289,104 285,104 280,104 269,104 259,105 249,105 240,106 231,108 223,109 216,111 209,113 203,116 197,118 191,121 187,125 182,129 179,133 176,137 173,142 171,148 170,153 169,159 169,166 169,170 169,174 170,177 170,181 172,184 173,188 174,191 176,194 178,196 180,199 182,201 185,203 188,206 191,208 194,210 197,212 200,214 204,216 208,218 212,219 217,221 221,223 225,224 230,225 235,227 240,228 246,230 251,231 256,232 262,233 268,235 274,236 280,237 286,238 292,240 299,241 305,243 312,244 318,246 325,247 333,249 342,251 350,253 358,255 366,257 375,259 383,262 391,264 399,266 407,269 415,271 423,274 430,276 438,279 445,283 452,286 459,290 466,293 473,297 479,302 485,306 491,310 497,315 502,320 508,325 513,331 517,336 521,342 526,348 530,355 533,362 537,369 540,376 542,384 544,393 546,401 548,410 549,419 549,429">
          <text:p/>
        </draw:polygon>
        <draw:path draw:style-name="gr3" draw:text-style-name="P3" draw:layer="layout" svg:width="0.157cm" svg:height="0.828cm" svg:x="13.549cm" svg:y="0.151cm" svg:viewBox="0 0 158 829" svg:d="M0 116v-116h158v116zM0 829v-605h158v605z">
          <text:p/>
        </draw:path>
        <draw:polygon draw:style-name="gr3" draw:text-style-name="P3" draw:layer="layout" svg:width="0.502cm" svg:height="0.604cm" svg:x="13.825cm" svg:y="0.375cm" svg:viewBox="0 0 503 605" draw:points="0,605 0,493 301,113 22,113 22,0 474,0 474,112 174,490 503,490 503,605">
          <text:p/>
        </draw:polygon>
        <draw:path draw:style-name="gr3" draw:text-style-name="P3" draw:layer="layout" svg:width="0.552cm" svg:height="0.626cm" svg:x="14.403cm" svg:y="0.364cm" svg:viewBox="0 0 553 627" svg:d="M283 627h-13-12l-13-1-12-2-13-1-11-3-12-2-11-3-11-3-11-4-10-4-10-4-9-5-10-5-9-6-8-6-9-8-8-6-8-8-7-7-7-8-7-9-7-9-6-9-6-10-5-10-5-10-5-11-5-11-4-12-3-12-4-13-2-13-3-13-2-14-2-14-2-14v-16l-1-15v-16-17l1-16 1-16 2-16 2-14 2-14 3-14 4-13 3-13 5-12 5-12 5-11 5-10 6-11 6-10 7-9 6-9 7-8 8-8 7-8 8-7 9-7 8-6 9-6 9-5 9-5 9-5 10-4 10-4 10-4 11-3 10-2 10-3 11-2 12-2 11-1 11-1 11-1 11-1h11 15l13 1 13 1 13 2 13 2 12 3 11 4 11 3 11 4 10 5 10 5 10 6 9 6 9 6 8 7 8 7 8 7 8 9 7 8 6 8 7 10 6 9 5 10 5 10 5 11 5 10 4 12 4 11 3 12 4 13 2 12 3 13 2 13 3 13 1 14 1 14 1 14 1 14 1 15v15 5h-389v7l1 7v8l1 7v7l1 7 1 7 1 7 1 7 1 6 2 7 1 6 2 6 2 6 2 5 2 6 3 5 2 6 3 5 3 5 3 4 3 5 4 4 3 4 4 4 4 3 4 4 5 3 5 3 5 3 5 2 5 3 5 2 6 2 6 1 5 1 7 1 6 1h6 7 8 8l8-1 7-1 7-2 6-2 6-2 6-3 6-2 6-4 5-3 5-5 4-4 4-5 4-6 4-5 3-6 3-7 3-6 2-8 148 13-2 5-3 6-2 5-3 5-2 6-3 5-3 6-4 5-3 6-4 6-3 6-4 5-4 6-5 5-4 6-5 5-6 6-5 4-6 5-6 5-6 6-6 5-7 4-7 4-7 5-8 3-8 4-8 4-9 3-9 4-9 3-9 2-10 3-11 2-10 2-11 1-12 1-12 1h-12zM283 99h-5-4l-5 1h-4l-5 1-5 1-4 1-4 1-5 2-4 1-4 2-4 2-5 2-4 2-3 3-4 2-3 3-4 3-3 3-3 4-3 3-3 4-3 4-2 4-3 5-2 5-3 5-2 4-2 6-2 5-2 6-1 6-2 6-1 6-1 7-1 7-1 7v7l-1 7v8h235l-1-14-2-14-2-12-3-12-3-12-4-10-4-10-5-9-5-8-6-8-7-7-6-7-8-5-7-5-8-4-9-3-8-3-10-2-9-1z">
          <text:p/>
        </draw:path>
        <draw:path draw:style-name="gr3" draw:text-style-name="P3" draw:layer="layout" svg:width="0.61cm" svg:height="0.626cm" svg:x="15.345cm" svg:y="0.364cm" svg:viewBox="0 0 611 627" svg:d="M187 627h-10-8l-9-1-8-1-7-1-8-1-8-2-7-1-7-2-7-3-7-2-6-3-7-3-6-3-6-3-5-4-6-4-5-4-5-4-5-4-5-5-4-6-5-6-4-5-3-6-4-6-3-6-4-6-2-6-3-7-3-7-2-7-2-7-1-8-2-7-1-8-1-8-1-9v-8-9-10l1-10 1-10 1-10 2-9 2-9 2-8 3-8 3-8 3-8 4-7 4-7 5-6 5-7 5-6 5-5 5-6 6-5 6-5 7-4 6-5 7-4 7-4 7-4 8-3 8-3 8-3 8-3 8-2 9-3 8-2 9-1 9-2 9-1 10-2 10-1h9l10-1 10-1h9l130-2v-31-6-6-6l-1-6v-6l-1-5-1-5-1-5-1-5-1-4-1-5-1-4-2-4-1-4-2-3-2-4-1-4-2-3-3-3-2-3-2-2-2-3-3-2-3-3-2-1-3-2-3-2-3-2-3-1-4-1-3-1-3-1-4-1-3-1-4-1h-4l-4-1h-3-5-4-4-4-3-4l-3 1h-4l-3 1h-3l-4 1-3 1h-3l-3 2-3 1-2 1-3 1-3 1-2 2-3 2-2 2-2 2-2 2-3 2-2 2-1 2-3 3-1 3-2 2-1 3-2 3-2 4-1 3-1 4-2 3-1 4v4l-1 5-1 4-1 4v5l-1 5-165-8 2-8 1-7 2-8 3-7 2-8 2-7 3-7 3-6 3-7 4-7 4-6 4-7 4-6 4-6 5-6 5-5 6-5 5-6 6-5 6-5 7-4 6-5 7-4 8-4 7-4 8-3 8-4 9-3 9-3 8-2 11-3 10-2 10-2 10-2 11-2 11-1 11-1h12l11-1h13 11l11 1h11l10 1 10 2 10 1 10 2 9 2 10 3 8 2 9 3 8 3 8 4 8 3 8 5 7 4 7 4 7 5 7 5 6 6 6 6 6 5 5 7 5 6 5 6 5 7 4 7 4 8 4 8 3 7 3 9 3 8 2 9 2 9 2 9 1 9 2 10 1 10v10 11 220 4 4 4 4l1 4v3 4 4 3l1 3v4l1 3v3l1 3 1 3 1 3v3l1 2 1 3 1 2 1 2 2 2 1 2 1 2 2 2 1 2 2 1 1 2 2 1 2 1 2 1 2 1 3 1 2 1 3 1h2 3l3 1h3 3 4 3 4l3-1h3 4l3-1h4l3-1 4-1v86l-3 1-3 1h-3l-2 1-3 1h-2l-3 1h-2l-2 1h-3l-2 1h-2l-3 1-2 1h-2l-2 1h-2-2l-3 1h-2-2l-3 1h-2-2-3l-2 1h-3-2-3l-2 1h-3-2-3l-3 1h-2-3-3-4-3-3-12l-11-1-10-2-9-2-9-3-9-3-8-3-7-5-7-5-6-5-5-6-5-7-4-8-4-8-4-8-3-9-3-9-2-10-2-10-1-11h-3l-7 11-7 10-7 10-7 9-8 10-9 8-8 8-9 9-9 7-10 6-10 6-10 5-11 5-11 4-12 4-12 2-12 3-13 1-13 1zM369 335l-80 2h-5-5l-5 1h-5-4l-5 1h-5l-5 1h-5l-4 1-4 1h-5l-4 2-4 1-4 1-4 1-4 1-4 2-3 2-4 2-3 2-3 2-3 2-3 3-3 3-3 3-3 3-2 3-2 3-2 4-2 4-2 4-2 4-1 5-1 4-1 6-1 5v6 6l-1 6 1 9v7l1 8 1 7 2 7 2 6 3 5 3 6 3 5 4 4 5 4 5 4 4 3 5 3 5 2 6 2 5 1 6 1 7 1h6 6l6-1h6l5-1 6-1 5-2 6-1 5-2 5-2 5-3 5-2 4-3 5-3 4-3 4-4 4-3 4-4 4-3 4-4 3-4 3-5 4-4 3-5 3-4 2-5 3-5 2-5 3-5 2-6 2-5 2-5 1-6 2-5 1-6 1-6 1-5 1-6v-5-6-6z">
          <text:p/>
        </draw:path>
        <draw:polygon draw:style-name="gr3" draw:text-style-name="P3" draw:layer="layout" svg:width="0.557cm" svg:height="0.626cm" svg:x="15.992cm" svg:y="0.364cm" svg:viewBox="0 0 558 627" draw:points="287,627 272,627 259,626 245,625 232,624 219,622 207,619 195,617 183,613 171,609 160,605 150,600 140,595 130,590 121,584 111,578 103,571 94,564 86,557 79,549 71,541 64,533 58,524 51,515 45,506 40,496 35,486 30,476 25,465 21,455 18,443 14,432 11,420 8,408 6,395 4,383 3,370 1,357 1,344 0,330 0,317 0,302 1,287 1,273 3,259 5,245 7,232 10,219 12,207 15,195 19,183 23,171 28,160 33,149 38,138 43,128 49,118 55,109 62,100 68,92 76,83 83,75 91,68 99,61 108,54 117,48 126,42 135,36 145,31 156,26 166,21 177,17 188,14 200,11 212,8 224,6 236,3 249,2 262,1 275,0 289,0 301,0 312,1 323,2 334,3 344,4 355,6 364,8 374,10 383,13 393,16 402,19 411,22 419,26 427,30 435,34 444,39 451,43 459,48 466,54 472,59 479,64 485,70 491,76 497,82 502,88 507,94 512,101 517,108 521,115 526,122 529,130 533,137 536,145 540,153 543,160 546,169 548,177 550,185 552,193 554,202 395,209 393,200 392,192 389,183 386,175 383,168 380,161 376,154 371,147 367,141 362,136 356,130 350,126 343,122 337,118 329,115 321,112 313,110 304,109 295,108 286,108 273,108 262,110 251,112 241,116 231,121 222,127 214,133 206,141 200,150 193,160 188,171 183,182 179,195 175,209 172,223 169,239 167,255 165,273 165,291 164,310 166,350 169,386 176,417 184,444 195,467 209,486 225,501 243,511 264,517 288,519 297,519 305,518 313,517 321,515 329,512 336,509 343,505 350,501 356,497 363,491 368,485 374,479 379,472 383,464 387,456 391,447 394,438 396,428 398,418 400,407 558,414 557,423 556,431 554,439 552,447 549,455 546,463 544,471 540,479 536,487 533,495 529,502 524,509 520,517 515,524 510,530 504,537 498,544 492,550 486,556 479,562 472,568 465,573 458,579 450,584 442,589 433,594 424,598 415,602 406,606 396,610 387,613 377,616 367,619 356,621 345,623 334,625 322,626 311,627 299,627">
          <text:p/>
        </draw:polygon>
        <draw:polygon draw:style-name="gr3" draw:text-style-name="P3" draw:layer="layout" svg:width="0.352cm" svg:height="0.615cm" svg:x="16.658cm" svg:y="0.364cm" svg:viewBox="0 0 353 616" draw:points="5,616 5,153 5,149 5,145 5,141 5,137 5,133 5,129 4,124 4,120 4,116 4,112 4,108 4,103 4,99 4,95 4,91 4,86 4,82 3,78 3,74 3,70 3,67 3,63 2,59 2,55 2,51 2,48 2,44 2,41 2,38 2,35 2,32 1,28 1,26 1,23 1,21 1,19 1,16 1,15 0,13 0,11 151,11 151,13 151,14 151,16 152,18 152,20 152,23 152,26 152,28 153,32 153,35 153,38 153,41 154,45 154,48 154,52 154,55 154,59 155,63 155,67 155,70 156,74 156,78 156,82 156,86 156,90 156,94 157,98 157,102 157,106 157,110 157,113 157,117 157,120 158,123 158,127 158,130 158,133 158,135 158,138 158,140 160,140 163,134 165,127 167,121 170,115 172,109 174,103 177,98 179,92 181,87 184,82 186,76 189,72 191,67 194,62 196,57 199,53 202,49 205,45 208,41 211,38 214,34 218,31 221,27 225,24 229,21 233,19 237,16 241,14 245,12 249,10 254,8 259,6 264,5 269,3 274,2 280,1 286,1 292,0 298,0 305,0 308,0 310,0 313,0 316,0 319,0 321,1 324,1 327,1 329,2 332,2 335,3 338,3 340,4 342,5 344,5 346,6 349,6 350,7 352,7 353,8 353,139 350,139 347,138 344,137 341,136 338,136 335,135 332,135 329,134 326,134 323,134 320,133 316,133 313,132 310,132 306,132 302,131 298,131 295,131 291,131 286,131 275,131 264,133 254,135 244,138 234,142 225,148 217,154 209,161 202,169 195,178 189,188 183,199 178,211 174,224 171,237 168,251 165,267 164,283 163,300 163,319 163,616">
          <text:p/>
        </draw:polygon>
        <draw:path draw:style-name="gr3" draw:text-style-name="P3" draw:layer="layout" svg:width="0.609cm" svg:height="0.626cm" svg:x="17.072cm" svg:y="0.364cm" svg:viewBox="0 0 610 627" svg:d="M610 313v13l-1 14-1 13-1 13-2 13-2 13-2 12-3 12-4 12-3 11-4 12-5 11-4 10-6 11-5 10-6 10-6 9-7 9-7 9-8 9-8 8-8 7-9 8-9 7-9 8-10 6-10 6-11 5-10 6-12 5-11 4-12 4-13 3-13 3-13 2-14 3-14 1-14 1-15 1h-15-14l-14-1-15-1-14-1-13-3-13-2-12-3-13-3-11-4-12-4-11-5-11-5-10-6-10-6-10-6-9-8-9-7-9-7-8-8-8-8-7-8-7-9-7-9-6-9-6-10-6-10-5-11-5-10-4-11-4-11-4-12-3-12-3-12-3-13-2-12-2-14-1-13-1-13v-13l-1-14 1-14v-13l1-13 1-13 2-12 2-12 2-13 3-11 3-12 4-12 4-11 4-11 5-11 5-10 6-10 5-10 7-10 6-9 7-9 8-8 7-8 9-8 8-7 9-8 9-6 10-7 10-6 11-5 11-6 11-4 12-5 12-4 12-3 13-3 13-3 14-2 15-2 15-1 15-1h15 16l15 1 15 1 15 2 14 2 14 3 13 3 13 3 12 4 12 5 11 4 11 6 10 5 10 6 10 7 9 6 9 8 8 7 8 8 7 8 8 8 6 9 7 9 6 9 5 10 5 10 5 11 4 10 4 11 4 12 3 11 3 12 3 12 2 12 2 12 1 13 2 13v13l1 13zM446 313v-21l-1-20-2-19-3-17-3-16-4-15-4-14-6-13-6-11-6-10-7-10-8-8-9-7-9-6-10-6-11-4-11-4-12-2-12-2h-13-14l-13 2-12 2-11 4-12 4-10 6-10 6-9 7-9 9-7 9-7 10-6 12-6 12-5 15-4 14-3 17-3 17-2 18-1 20v21 10 11l1 10v9l1 10 1 9 2 9 1 9 2 8 1 8 3 8 2 7 2 7 3 7 2 7 3 6 3 6 4 6 3 5 3 5 4 5 4 5 4 4 4 4 4 4 4 4 5 3 4 3 5 3 5 3 5 2 7 2 5 2 5 1 6 1 5 1 6 1 6 1h6 5 7 7l7-1 6-1 6-1 6-1 6-1 6-2 5-2 6-2 5-3 5-3 6-3 4-3 5-4 4-4 5-4 4-4 4-5 4-5 3-5 4-5 3-6 3-6 3-6 3-7 2-7 3-7 2-7 2-8 1-8 2-8 1-9 2-9 1-9 1-10v-9l1-10v-11z">
          <text:p/>
        </draw:path>
        <draw:polygon draw:style-name="gr3" draw:text-style-name="P3" draw:layer="layout" svg:width="0.549cm" svg:height="0.626cm" svg:x="17.766cm" svg:y="0.364cm" svg:viewBox="0 0 550 627" draw:points="550,439 549,448 549,456 548,464 547,472 545,480 543,488 540,495 538,503 535,510 531,517 527,524 524,530 519,537 514,543 509,549 504,555 498,560 492,566 485,571 479,577 472,582 464,586 457,590 448,595 440,599 431,602 423,606 413,609 404,612 394,614 384,617 373,619 363,621 351,623 340,624 328,625 317,626 304,627 292,627 279,627 268,627 257,627 246,627 235,626 225,625 215,624 205,623 195,622 185,620 176,619 167,617 158,615 149,613 140,611 132,608 124,605 116,602 109,599 101,595 94,591 88,588 81,583 74,579 68,573 62,568 57,563 51,558 46,552 40,546 35,540 30,534 26,528 22,521 18,514 15,506 11,498 8,490 5,482 3,473 0,465 139,444 140,449 142,454 143,458 145,462 147,467 149,471 151,474 153,478 155,481 157,485 160,487 162,491 165,493 168,496 170,498 173,501 176,503 180,505 183,507 186,509 190,510 193,512 197,513 201,514 205,516 209,517 213,517 218,519 222,519 227,520 231,520 236,521 241,521 246,522 252,522 257,522 262,522 268,522 274,522 279,522 285,522 290,522 295,522 300,522 305,522 310,522 315,521 320,521 325,520 329,520 334,519 338,518 343,517 347,516 351,515 355,514 359,513 362,512 366,510 369,509 373,508 376,506 379,504 382,502 385,500 387,498 390,496 392,493 394,491 396,488 398,485 400,482 401,479 402,476 403,472 404,469 405,465 405,461 405,457 406,453 405,449 405,444 404,440 403,436 402,432 401,429 399,425 397,422 394,419 392,417 389,414 386,411 383,409 379,406 376,404 372,402 368,400 363,398 359,396 354,394 350,393 345,391 339,389 334,388 328,386 323,384 317,383 311,382 305,380 298,379 292,378 285,376 279,375 272,374 266,372 259,370 252,369 245,367 237,366 230,364 223,362 215,360 208,359 200,357 193,355 185,353 178,351 170,348 163,346 156,344 148,341 141,339 134,336 127,333 121,330 114,327 108,323 102,320 96,316 90,312 84,308 79,304 73,299 68,294 64,290 59,284 55,279 50,273 47,267 42,261 39,255 35,248 33,241 30,234 28,226 27,218 25,210 25,201 24,192 24,183 24,174 25,166 25,158 27,150 28,142 30,134 32,127 35,120 37,113 41,106 45,99 49,93 53,87 58,81 62,75 67,69 73,64 79,58 85,54 91,49 97,44 104,39 112,35 119,31 127,28 135,24 144,21 152,18 161,15 171,12 180,10 191,8 201,6 211,4 222,3 233,2 245,1 257,0 269,0 280,0 290,0 300,0 309,0 319,1 328,2 337,3 346,4 355,6 364,7 372,9 381,11 389,13 397,15 405,18 412,21 420,24 427,27 434,31 441,34 448,38 455,42 461,46 467,51 473,56 479,60 484,66 489,71 495,76 499,82 504,88 508,94 513,101 517,108 520,115 523,122 526,130 529,138 532,146 534,154 536,163 397,177 396,173 395,169 394,165 393,161 391,157 390,154 388,151 387,147 385,144 383,141 381,139 379,136 376,133 374,131 372,128 369,126 366,124 363,122 361,120 358,118 355,117 352,115 349,114 345,113 342,111 338,110 335,110 331,109 327,108 324,107 320,107 316,106 312,106 307,105 303,105 299,104 294,104 290,104 285,104 280,104 270,104 259,105 250,105 240,106 232,108 224,109 216,111 209,113 203,116 197,118 192,121 187,125 183,129 179,133 176,137 174,142 171,148 170,153 169,159 169,166 169,170 169,174 170,177 171,181 172,184 173,188 174,191 176,194 178,196 180,199 183,201 185,203 188,206 191,208 194,210 198,212 201,214 205,216 209,218 212,219 217,221 221,223 226,224 231,225 236,227 241,228 246,230 251,231 257,232 262,233 268,235 274,236 280,237 286,238 292,240 299,241 305,243 312,244 319,246 325,247 334,249 342,251 350,253 358,255 367,257 375,259 383,262 391,264 399,266 407,269 415,271 423,274 431,276 439,279 446,283 453,286 460,290 466,293 473,297 479,302 485,306 491,310 497,315 503,320 508,325 513,331 518,336 522,342 526,348 530,355 534,362 537,369 540,376 543,384 545,393 546,401 548,410 549,419 549,429">
          <text:p/>
        </draw:polygon>
        <draw:polygon draw:style-name="gr3" draw:text-style-name="P3" draw:layer="layout" svg:width="0.548cm" svg:height="0.626cm" svg:x="18.402cm" svg:y="0.364cm" svg:viewBox="0 0 549 627" draw:points="549,439 549,448 549,456 548,464 546,472 545,480 543,488 540,495 537,503 535,510 531,517 527,524 523,530 519,537 514,543 509,549 503,555 497,560 491,566 484,571 477,577 470,582 463,586 455,590 447,595 439,599 430,602 421,606 412,609 402,612 392,614 383,617 372,619 361,621 350,623 339,624 327,625 316,626 303,627 291,627 278,627 267,627 256,627 245,627 234,626 223,625 213,624 203,623 193,622 184,620 174,619 165,617 156,615 148,613 139,611 131,608 123,605 115,602 107,599 100,595 93,591 86,588 80,583 73,579 67,573 61,568 56,563 50,558 45,552 40,546 35,540 30,534 26,528 22,521 18,514 14,506 11,498 8,490 5,482 2,473 0,465 137,444 139,449 141,454 142,458 144,462 145,467 147,471 149,474 151,478 154,481 156,485 158,487 161,491 163,493 166,496 169,498 172,501 175,503 178,505 181,507 185,509 189,510 192,512 196,513 200,514 204,516 208,517 212,517 216,519 221,519 225,520 230,520 235,521 240,521 245,522 250,522 256,522 261,522 267,522 272,522 278,522 283,522 289,522 294,522 299,522 304,522 309,522 314,521 319,521 323,520 328,520 332,519 337,518 341,517 346,516 350,515 354,514 358,513 361,512 365,510 368,509 371,508 375,506 378,504 381,502 383,500 386,498 389,496 391,493 393,491 395,488 397,485 398,482 400,479 401,476 402,472 403,469 403,465 404,461 404,457 404,453 404,449 404,444 403,440 402,436 401,432 399,429 397,425 395,422 393,419 390,417 388,414 385,411 382,409 378,406 374,404 371,402 366,400 362,398 358,396 353,394 348,393 343,391 338,389 333,388 327,386 322,384 316,383 310,382 304,380 297,379 291,378 284,376 278,375 271,374 264,372 257,370 250,369 244,367 236,366 229,364 221,362 214,360 207,359 199,357 191,355 184,353 177,351 169,348 162,346 154,344 147,341 140,339 133,336 126,333 119,330 113,327 107,323 100,320 94,316 88,312 83,308 77,304 72,299 67,294 62,290 58,284 53,279 49,273 45,267 41,261 38,255 35,248 33,241 30,234 28,226 27,218 25,210 24,201 24,192 24,183 24,174 24,166 25,158 26,150 28,142 30,134 32,127 34,120 37,113 40,106 44,99 48,93 52,87 56,81 61,75 66,69 71,64 77,58 83,54 89,49 96,44 103,39 110,35 118,31 126,28 134,24 142,21 151,18 160,15 169,12 179,10 189,8 199,6 210,4 221,3 232,2 244,1 255,0 267,0 279,0 289,0 299,0 308,0 318,1 327,2 336,3 345,4 354,6 362,7 371,9 379,11 388,13 396,15 403,18 411,21 419,24 426,27 433,31 440,34 447,38 453,42 460,46 466,51 472,56 477,60 483,66 488,71 493,76 498,82 503,88 508,94 512,101 516,108 520,115 523,122 526,130 529,138 531,146 533,154 535,163 395,177 395,173 394,169 392,165 391,161 390,157 389,154 387,151 385,147 383,144 382,141 379,139 377,136 375,133 373,131 370,128 368,126 365,124 362,122 359,120 356,118 353,117 350,115 347,114 344,113 341,111 337,110 334,110 330,109 326,108 322,107 318,107 314,106 310,106 306,105 302,105 298,104 293,104 288,104 284,104 279,104 268,104 258,105 249,105 239,106 231,108 222,109 215,111 208,113 202,116 196,118 190,121 186,125 181,129 178,133 175,137 172,142 170,148 169,153 168,159 168,166 168,170 168,174 169,177 169,181 171,184 172,188 173,191 175,194 177,196 179,199 181,201 184,203 187,206 190,208 193,210 196,212 199,214 203,216 207,218 211,219 216,221 220,223 225,224 229,225 234,227 239,228 245,230 250,231 255,232 261,233 267,235 273,236 279,237 285,238 291,240 298,241 304,243 311,244 317,246 324,247 332,249 341,251 349,253 357,255 365,257 374,259 382,262 390,264 398,266 406,269 414,271 422,274 429,276 437,279 444,283 451,286 458,290 465,293 472,297 478,302 484,306 490,310 496,315 501,320 508,325 513,331 517,336 522,342 526,348 530,355 533,362 537,369 540,376 542,384 544,393 546,401 548,410 549,419 549,429">
          <text:p/>
        </draw:polygon>
        <draw:polygon draw:style-name="gr3" draw:text-style-name="P3" draw:layer="layout" svg:width="0.352cm" svg:height="0.756cm" svg:x="19.329cm" svg:y="0.233cm" svg:viewBox="0 0 353 757" draw:points="221,757 208,757 194,756 182,754 170,751 159,748 148,744 139,739 130,733 121,727 113,720 106,712 100,703 94,694 90,683 86,672 82,660 80,648 78,635 76,620 76,605 76,249 0,249 0,142 84,142 133,0 232,0 232,142 347,142 347,249 232,249 232,563 232,571 233,580 234,587 235,595 237,601 238,608 240,613 243,619 246,624 249,628 252,632 257,636 261,639 265,642 270,644 276,646 281,647 288,648 294,649 301,649 304,649 307,649 310,649 312,649 315,648 317,648 320,648 322,648 325,647 327,647 330,646 332,646 335,645 337,645 340,644 342,644 345,643 348,642 351,642 353,641 353,738 348,740 342,742 336,744 330,745 324,746 317,748 311,749 305,750 299,751 292,752 286,753 279,754 272,755 265,755 258,756 251,756 244,757 236,757 229,757">
          <text:p/>
        </draw:polygon>
        <draw:polygon draw:style-name="gr3" draw:text-style-name="P3" draw:layer="layout" svg:width="0.352cm" svg:height="0.615cm" svg:x="19.771cm" svg:y="0.364cm" svg:viewBox="0 0 353 616" draw:points="4,616 4,153 4,149 4,145 4,141 4,137 4,133 4,129 4,124 4,120 4,116 4,112 3,108 3,103 3,99 3,95 3,91 3,86 3,82 3,78 3,74 2,70 2,67 2,63 2,59 2,55 2,51 2,48 2,44 2,41 1,38 1,35 1,32 1,28 1,26 1,23 1,21 1,19 0,16 0,15 0,13 0,11 150,11 151,13 151,14 151,16 151,18 152,20 152,23 152,26 152,28 152,32 153,35 153,38 153,41 153,45 153,48 154,52 154,55 154,59 154,63 154,67 155,70 155,74 155,78 155,82 155,86 156,90 156,94 156,98 156,102 156,106 157,110 157,113 157,117 157,120 157,123 157,127 157,130 158,133 158,135 158,138 158,140 160,140 162,134 165,127 167,121 169,115 172,109 174,103 176,98 178,92 181,87 183,82 186,76 188,72 191,67 193,62 196,57 199,53 202,49 204,45 208,41 210,38 214,34 217,31 221,27 225,24 228,21 232,19 236,16 240,14 245,12 249,10 254,8 258,6 263,5 269,3 274,2 280,1 286,1 292,0 298,0 304,0 307,0 310,0 313,0 315,0 318,0 321,1 324,1 326,1 329,2 332,2 334,3 337,3 340,4 342,5 344,5 346,6 348,6 350,7 351,7 353,8 353,139 350,139 347,138 344,137 341,136 338,136 335,135 331,135 328,134 325,134 322,134 319,133 316,133 312,132 309,132 306,132 302,131 298,131 294,131 290,131 286,131 274,131 263,133 253,135 243,138 234,142 225,148 216,154 209,161 201,169 194,178 188,188 183,199 178,211 174,224 170,237 167,251 165,267 163,283 163,300 162,319 162,616">
          <text:p/>
        </draw:polygon>
        <draw:path draw:style-name="gr3" draw:text-style-name="P3" draw:layer="layout" svg:width="0.552cm" svg:height="0.626cm" svg:x="20.185cm" svg:y="0.364cm" svg:viewBox="0 0 553 627" svg:d="M282 627h-13-12l-13-1-12-2-12-1-11-3-12-2-11-3-11-3-11-4-10-4-10-4-9-5-10-5-8-6-9-6-9-8-8-6-8-8-7-7-7-8-7-9-7-9-6-9-6-10-5-10-5-10-5-11-5-11-4-12-3-12-4-13-3-13-2-13-2-14-2-14-1-14-1-16-1-15v-16-17l1-16 1-16 2-16 2-14 2-14 3-14 4-13 3-13 5-12 5-12 5-11 5-10 6-11 6-10 7-9 6-9 7-8 8-8 7-8 8-7 9-7 8-6 9-6 9-5 9-5 9-5 10-4 10-4 10-4 10-3 11-2 11-3 10-2 11-2 11-1 11-1 11-1 11-1h11 15l13 1 13 1 13 2 13 2 11 3 12 4 11 3 11 4 10 5 10 5 10 6 9 6 9 6 8 7 8 7 8 7 8 9 7 8 6 8 7 10 5 9 6 10 5 10 6 11 5 10 4 12 4 11 3 12 4 13 2 12 3 13 2 13 3 13 1 14 1 14 1 14 1 14 1 15v15 5h-389v7l1 7v8l1 7v7l1 7 1 7 1 7 1 7 1 6 2 7 1 6 2 6 2 6 2 5 2 6 3 5 2 6 3 5 3 5 3 4 3 5 4 4 3 4 4 4 4 3 4 4 5 3 4 3 5 3 5 2 5 3 5 2 6 2 6 1 5 1 7 1 6 1h6 7 8 8l7-1 8-1 6-2 7-2 7-2 6-3 5-2 5-4 6-3 4-5 5-4 4-5 4-6 4-5 3-6 3-7 3-6 2-8 149 13-2 5-3 6-2 5-3 5-2 6-3 5-3 6-4 5-3 6-5 6-3 6-4 5-5 6-4 5-4 6-5 5-6 6-5 4-6 5-6 5-6 6-6 5-7 4-7 4-7 5-8 3-8 4-8 4-9 3-9 4-9 3-10 2-10 3-10 2-10 2-12 1-11 1-12 1h-12zM282 99h-5-4l-5 1h-4l-5 1-5 1-4 1-4 1-5 2-4 1-4 2-4 2-4 2-4 2-3 3-4 2-3 3-4 3-3 3-3 4-3 3-3 4-3 4-2 4-3 5-2 5-3 5-2 4-2 6-2 5-2 6-1 6-2 6-1 6-1 7-1 7-1 7-1 7v7 8h234l-1-14-2-14-2-12-3-12-3-12-4-10-4-10-5-9-5-8-6-8-6-7-7-7-8-5-7-5-8-4-9-3-8-3-10-2-9-1z">
          <text:p/>
        </draw:path>
        <draw:path draw:style-name="gr3" draw:text-style-name="P3" draw:layer="layout" svg:width="0.609cm" svg:height="0.626cm" svg:x="20.81cm" svg:y="0.364cm" svg:viewBox="0 0 610 627" svg:d="M185 627h-8-9l-8-1-8-1-8-1-8-1-7-2-8-1-7-2-7-3-7-2-6-3-6-3-7-3-5-3-6-4-6-4-5-4-5-4-5-4-5-5-4-6-5-6-3-5-4-6-4-6-3-6-3-6-3-6-3-7-2-7-2-7-2-7-2-8-1-7-2-8v-8l-1-9v-8-9-10-10l1-10 1-10 2-9 2-9 2-8 3-8 3-8 4-8 4-7 4-7 4-6 5-7 5-6 5-5 6-6 6-5 6-5 6-4 7-5 6-4 7-4 8-4 7-3 8-3 8-3 8-3 8-2 9-3 9-2 8-1 10-2 9-1 9-2 9-1h11l9-1 10-1h10l130-2v-31-6l-1-6v-6-6l-1-6-1-5v-5l-1-5-1-5-2-4-1-5-1-4-1-4-2-4-1-3-2-4-2-4-2-3-2-3-2-3-3-2-2-3-3-2-2-3-3-1-3-2-2-2-4-2-3-1-3-1-4-1-3-1-3-1-4-1-4-1h-3l-4-1h-4-4-4-4-4-4-4l-3 1h-4l-3 1h-3l-3 1-4 1h-2l-4 2-2 1-3 1-3 1-2 1-3 2-2 2-3 2-2 2-2 2-2 2-2 2-2 2-2 3-2 3-2 2-1 3-2 3-2 4-2 3-1 4-1 3-1 4-1 4-1 5-1 4-1 4v5l-1 5-163-8 1-8 2-7 2-8 2-7 2-8 3-7 2-7 4-6 3-7 3-7 4-6 4-7 4-6 5-6 5-6 4-5 6-5 5-6 6-5 6-5 7-4 7-5 7-4 7-4 8-4 7-3 9-4 8-3 9-3 9-2 10-3 9-2 11-2 11-2 10-2 11-1 11-1h12l12-1h12 11l11 1h11l10 1 11 2 9 1 10 2 10 2 9 3 9 2 8 3 9 3 8 4 8 3 7 5 8 4 7 4 7 5 6 5 7 6 6 6 5 5 6 7 5 6 4 6 5 7 4 7 4 8 4 8 3 7 3 9 3 8 3 9 2 9 2 9 1 9 1 10 1 10v10 11 220 4 4l1 4v4 4 3l1 4v4 3 3l1 4v3l1 3v3l1 3 1 3 1 3v2l2 3 1 2 1 2 1 2 1 2 2 2 1 2 2 2 1 1 2 2 2 1 1 1 3 1 2 1 2 1 3 1 2 1h3 2l3 1h3 3 4 3 4l3-1h4 3l4-1h3l4-1 3-1v86l-3 1-3 1h-2l-3 1-2 1h-3l-2 1h-3l-2 1h-2l-2 1h-3l-2 1-2 1h-3l-2 1h-2-2l-2 1h-3-2l-2 1h-3-2-2l-3 1h-2-3-2l-3 1h-2-3-2l-3 1h-3-3-3-3-3-4-11l-11-1-10-2-10-2-9-3-9-3-8-3-7-5-6-5-6-5-6-6-5-7-4-8-4-8-3-8-4-9-2-9-3-10-1-10-2-11h-3l-7 11-6 10-7 10-8 9-8 10-8 8-9 8-9 9-9 7-9 6-10 6-11 5-10 5-12 4-11 4-12 2-13 3-13 1-14 1zM369 335l-81 2h-5-5l-4 1h-5-5l-5 1h-5l-4 1h-5l-5 1-4 1h-4l-5 2-4 1-4 1-4 1-4 1-3 2-4 2-4 2-4 2-3 2-3 2-2 3-3 3-3 3-3 3-2 3-2 3-2 4-2 4-2 4-1 4-2 5-1 4v6l-1 5-1 6v6 6 9l1 7 1 8 1 7 2 7 2 6 2 5 4 6 3 5 4 4 3 4 5 4 5 3 6 3 5 2 5 2 6 1 6 1 6 1h7 6l5-1h6l6-1 5-1 6-2 5-1 5-2 5-2 5-3 5-2 5-3 4-3 5-3 4-4 4-3 4-4 3-3 4-4 3-4 4-5 3-4 3-5 3-4 3-5 2-5 3-5 2-5 2-6 2-5 2-5 2-6 1-5 1-6 1-6 1-5 1-6v-5-6l1-6z">
          <text:p/>
        </draw:path>
        <draw:polygon draw:style-name="gr3" draw:text-style-name="P3" draw:layer="layout" svg:width="0.353cm" svg:height="0.756cm" svg:x="21.425cm" svg:y="0.233cm" svg:viewBox="0 0 354 757" draw:points="221,757 208,757 194,756 182,754 171,751 160,748 149,744 140,739 131,733 122,727 114,720 107,712 101,703 95,694 90,683 86,672 83,660 80,648 78,635 77,620 77,605 77,249 0,249 0,142 85,142 134,0 233,0 233,142 348,142 348,249 233,249 233,563 233,571 234,580 235,587 236,595 237,601 239,608 241,613 244,619 247,624 250,628 253,632 257,636 261,639 266,642 271,644 277,646 282,647 289,648 295,649 302,649 304,649 307,649 310,649 313,649 315,648 318,648 321,648 323,648 326,647 328,647 330,646 333,646 335,645 338,645 340,644 343,644 346,643 349,642 351,642 354,641 354,738 348,740 343,742 337,744 331,745 324,746 318,748 312,749 306,750 299,751 293,752 286,753 280,754 273,755 266,755 259,756 252,756 245,757 237,757 230,757">
          <text:p/>
        </draw:polygon>
        <draw:polygon draw:style-name="gr3" draw:text-style-name="P3" draw:layer="layout" svg:width="0.871cm" svg:height="0.615cm" svg:x="21.867cm" svg:y="0.364cm" svg:viewBox="0 0 872 616" draw:points="362,616 362,276 361,269 361,263 361,256 361,249 360,243 360,236 359,230 358,224 357,218 356,212 356,206 354,201 353,195 352,190 350,185 349,180 347,175 345,171 343,166 341,162 339,158 336,154 334,150 331,147 329,143 326,140 323,137 319,134 315,132 311,129 308,127 304,125 300,123 296,122 292,120 288,119 283,118 279,118 274,117 269,117 264,117 259,118 255,118 251,120 246,121 242,122 238,124 233,126 229,128 226,130 222,133 218,135 214,139 211,142 207,145 204,149 201,153 197,157 195,161 191,166 189,171 186,176 184,181 181,186 179,191 177,197 175,202 173,208 171,215 169,221 168,227 167,234 166,241 165,248 164,255 163,262 162,269 162,276 162,284 162,291 162,616 5,616 5,146 5,142 5,139 5,135 5,130 5,127 5,123 5,118 5,115 5,110 4,106 4,102 4,98 4,94 4,90 4,86 4,82 4,78 4,75 4,71 3,67 3,63 3,60 3,56 3,52 3,49 3,46 3,43 3,40 2,37 2,34 2,31 2,28 2,25 2,23 2,20 1,18 1,16 1,14 1,13 0,11 150,11 150,13 150,14 151,16 151,18 151,20 151,22 152,25 152,27 152,30 152,33 153,36 153,39 153,42 153,45 154,48 154,52 154,55 154,58 154,62 155,66 155,69 155,73 155,76 155,80 156,83 156,87 156,91 156,94 156,98 156,101 156,105 157,108 157,111 157,115 157,118 157,121 157,123 157,126 157,129 157,131 160,131 166,118 172,105 178,93 185,82 192,72 199,62 207,53 215,45 223,37 232,31 240,25 250,20 259,15 269,11 279,7 290,5 301,2 312,1 325,0 336,0 350,0 363,1 375,3 387,5 399,8 410,12 420,16 430,21 439,27 447,34 456,40 463,48 470,56 477,65 483,75 488,85 493,96 497,107 501,119 505,131 508,131 511,124 514,117 518,110 521,103 524,97 528,91 531,85 535,79 539,74 542,69 546,64 550,59 554,55 558,50 562,46 566,42 571,39 575,35 579,32 584,28 588,26 593,23 598,20 603,18 607,15 612,13 617,11 622,9 628,8 633,6 638,5 644,4 649,3 655,2 661,1 666,1 672,0 678,0 684,0 691,0 701,0 710,0 719,1 728,2 737,4 745,6 753,8 760,11 767,14 774,18 781,21 788,25 794,29 800,34 806,39 811,44 816,49 821,55 826,61 830,67 834,73 839,80 842,86 846,93 849,100 852,108 855,116 857,124 859,132 862,140 863,149 865,158 867,166 868,175 869,184 870,194 871,203 871,212 871,222 872,232 872,616 716,616 716,276 716,269 716,263 716,256 715,249 715,243 714,236 713,230 713,224 712,218 711,212 710,206 709,201 708,195 706,190 705,185 703,180 701,175 699,171 698,166 695,162 693,158 691,154 688,150 686,147 683,143 680,140 677,137 674,134 670,132 667,129 663,127 659,125 656,123 652,122 647,120 643,119 639,118 634,118 629,117 624,117 620,117 615,118 611,118 606,119 602,121 598,122 593,123 589,125 585,127 581,130 578,132 574,135 571,138 567,141 563,144 560,147 557,151 554,155 551,159 548,164 545,168 543,173 540,177 538,183 536,188 533,193 531,199 530,204 528,210 526,216 525,222 523,229 522,235 521,242 520,249 519,255 519,262 518,269 518,277 517,284 517,616">
          <text:p/>
        </draw:polygon>
        <draw:path draw:style-name="gr3" draw:text-style-name="P3" draw:layer="layout" svg:width="0.552cm" svg:height="0.626cm" svg:x="22.853cm" svg:y="0.364cm" svg:viewBox="0 0 553 627" svg:d="M284 627h-13-13l-12-1-13-2-12-1-11-3-12-2-11-3-11-3-10-4-10-4-10-4-10-5-9-5-9-6-9-6-8-8-8-6-9-8-7-7-7-8-7-9-6-9-8-9-5-10-6-10-5-10-5-11-4-11-4-12-4-12-4-13-2-13-3-13-2-14-2-14-1-14-1-16v-15l-1-16 1-17v-16l1-16 2-16 2-14 2-14 3-14 4-13 4-13 4-12 5-12 5-11 6-10 5-11 6-10 8-9 7-9 7-8 7-8 8-8 8-7 8-7 8-6 9-6 9-5 9-5 10-5 9-4 10-4 11-4 10-3 10-2 11-3 11-2 10-2 11-1 11-1 11-1 12-1h11 14l13 1 14 1 12 2 13 2 12 3 11 4 11 3 11 4 11 5 9 5 10 6 9 6 9 6 9 7 8 7 8 7 7 9 7 8 6 8 7 10 6 9 5 10 6 10 5 11 4 10 4 12 4 11 4 12 3 13 3 12 2 13 3 13 2 13 1 14 2 14 1 14 1 14v15 15 5h-387v7 7 8l1 7v7l1 7 1 7 1 7 1 7 2 6 1 7 1 6 2 6 2 6 2 5 3 6 2 5 2 6 3 5 3 5 3 4 3 5 4 4 4 4 3 4 5 3 4 4 4 3 5 3 4 3 5 2 5 3 5 2 6 2 6 1 6 1 6 1 6 1h7 6 9 7l8-1 7-1 7-2 7-2 6-2 6-3 6-2 5-4 5-3 5-5 4-4 5-5 3-6 4-5 3-6 3-7 3-6 2-8 148 13-2 5-2 6-3 5-2 5-3 6-3 5-3 6-3 5-4 6-3 6-4 6-4 5-4 6-4 5-5 6-5 5-5 6-6 4-5 5-6 5-6 6-7 5-7 4-7 4-7 5-8 3-8 4-8 4-9 3-9 4-9 3-9 2-10 3-10 2-11 2-11 1-12 1-12 1h-12zM284 99h-5-5l-5 1h-4l-5 1-4 1-5 1-4 1-5 2-4 1-4 2-4 2-3 2-4 2-4 3-4 2-3 3-3 3-4 3-3 4-3 3-3 4-3 4-2 4-3 5-2 5-2 5-3 4-2 6-1 5-2 6-2 6-1 6-2 6-1 7-1 7-1 7v7l-1 7v8h234l-1-14-2-14-2-12-3-12-3-12-4-10-4-10-5-9-5-8-6-8-6-7-7-7-7-5-8-5-8-4-8-3-9-3-10-2-9-1z">
          <text:p/>
        </draw:path>
        <draw:polygon draw:style-name="gr3" draw:text-style-name="P3" draw:layer="layout" svg:width="0.552cm" svg:height="0.615cm" svg:x="23.52cm" svg:y="0.364cm" svg:viewBox="0 0 553 616" draw:points="395,616 395,276 395,269 395,263 395,256 394,249 394,243 393,236 393,230 391,224 391,218 390,212 388,206 387,201 385,195 384,190 382,185 380,180 378,175 376,171 374,166 371,162 369,158 366,154 363,150 360,147 357,143 353,140 350,137 346,134 342,132 338,129 334,127 329,125 324,123 320,122 315,120 310,119 304,118 299,118 293,117 287,117 282,117 276,118 271,118 266,120 260,121 255,122 250,124 245,126 240,128 236,130 231,133 227,135 223,139 218,142 214,145 211,149 207,153 203,157 199,161 196,166 193,171 190,176 187,181 184,186 181,191 178,197 176,202 174,208 172,215 170,221 168,227 166,234 165,241 164,248 163,255 162,262 161,269 161,276 161,284 161,291 161,616 4,616 4,146 4,142 4,139 4,135 4,130 4,127 4,123 4,118 4,115 3,110 3,106 3,102 3,98 3,94 3,90 3,86 3,82 3,78 3,75 2,71 2,67 2,63 2,60 2,56 2,52 2,49 2,46 2,43 1,40 1,37 1,34 1,31 1,28 1,25 1,23 1,20 0,18 0,16 0,14 0,13 0,11 149,11 149,13 149,14 150,16 150,18 150,20 151,22 151,25 151,27 151,30 151,33 152,36 152,39 152,42 152,45 152,48 153,52 153,55 153,58 153,62 154,66 154,69 154,73 154,76 154,80 154,83 155,87 155,91 155,94 155,98 155,101 155,105 155,108 156,111 156,115 156,118 156,121 156,123 156,126 156,129 156,131 159,131 165,118 172,105 179,93 187,82 194,72 203,62 211,53 220,45 229,37 238,31 248,25 258,20 269,15 280,11 291,7 303,5 315,2 327,1 340,0 353,0 364,0 374,0 384,1 394,2 403,4 412,6 421,8 429,11 437,14 445,18 453,21 460,25 466,29 473,34 479,39 485,44 491,49 497,55 503,61 507,67 512,73 516,80 521,86 524,93 528,100 531,108 534,116 537,124 540,132 542,140 544,149 546,158 547,166 549,175 550,184 551,194 552,203 552,212 552,222 553,232 553,616">
          <text:p/>
        </draw:polygon>
        <draw:polygon draw:style-name="gr3" draw:text-style-name="P3" draw:layer="layout" svg:width="0.353cm" svg:height="0.756cm" svg:x="24.156cm" svg:y="0.233cm" svg:viewBox="0 0 354 757" draw:points="221,757 207,757 194,756 182,754 170,751 159,748 149,744 139,739 130,733 122,727 114,720 107,712 101,703 95,694 90,683 86,672 83,660 80,648 78,635 77,620 77,605 77,249 0,249 0,142 85,142 134,0 232,0 232,142 347,142 347,249 232,249 232,563 232,571 232,580 233,587 235,595 236,601 238,608 240,613 243,619 245,624 249,628 252,632 256,636 260,639 265,642 270,644 275,646 281,647 287,648 294,649 301,649 303,649 306,649 310,649 313,649 315,648 318,648 321,648 323,648 326,647 328,647 330,646 333,646 335,645 338,645 340,644 343,644 346,643 348,642 351,642 354,641 354,738 348,740 342,742 336,744 330,745 324,746 318,748 312,749 304,750 298,751 292,752 285,753 278,754 272,755 265,755 258,756 250,756 243,757 236,757 229,757">
          <text:p/>
        </draw:polygon>
        <draw:polygon draw:style-name="gr3" draw:text-style-name="P3" draw:layer="layout" svg:width="0.549cm" svg:height="0.626cm" svg:x="24.563cm" svg:y="0.364cm" svg:viewBox="0 0 550 627" draw:points="550,439 550,448 549,456 548,464 547,472 545,480 543,488 541,495 538,503 535,510 531,517 528,524 524,530 519,537 514,543 509,549 504,555 498,560 492,566 486,571 479,577 472,582 465,586 457,590 449,595 440,599 432,602 423,606 413,609 404,612 394,614 384,617 374,619 362,621 351,623 339,624 328,625 316,626 304,627 291,627 279,627 267,627 256,627 245,627 234,626 224,625 214,624 204,623 194,622 184,620 175,619 166,617 157,615 148,613 140,611 131,608 123,605 115,602 108,599 101,595 94,591 86,588 80,583 74,579 67,573 61,568 56,563 51,558 45,552 40,546 35,540 31,534 27,528 22,521 18,514 15,506 11,498 8,490 5,482 3,473 0,465 138,444 139,449 141,454 143,458 144,462 146,467 148,471 150,474 152,478 154,481 156,485 159,487 161,491 164,493 167,496 169,498 173,501 176,503 179,505 182,507 186,509 189,510 193,512 196,513 200,514 204,516 208,517 212,517 217,519 221,519 225,520 230,520 235,521 240,521 245,522 251,522 256,522 261,522 267,522 273,522 279,522 284,522 289,522 294,522 300,522 305,522 309,522 314,521 319,521 324,520 329,520 333,519 337,518 342,517 346,516 350,515 354,514 358,513 362,512 365,510 368,509 373,508 376,506 379,504 382,502 385,500 387,498 390,496 392,493 394,491 396,488 398,485 400,482 401,479 403,476 404,472 404,469 405,465 405,461 406,457 406,453 406,449 405,444 405,440 404,436 402,432 401,429 399,425 397,422 394,419 392,417 389,414 386,411 383,409 380,406 376,404 372,402 367,400 363,398 358,396 354,394 349,393 344,391 339,389 333,388 328,386 322,384 316,383 310,382 304,380 298,379 291,378 285,376 278,375 271,374 265,372 258,370 251,369 244,367 237,366 230,364 222,362 215,360 207,359 199,357 192,355 185,353 177,351 169,348 162,346 155,344 148,341 140,339 133,336 127,333 120,330 113,327 107,323 101,320 95,316 89,312 83,308 78,304 72,299 67,294 63,290 58,284 54,279 50,273 46,267 42,261 39,255 36,248 33,241 31,234 29,226 27,218 26,210 25,201 24,192 24,183 24,174 25,166 26,158 27,150 28,142 30,134 33,127 35,120 38,113 41,106 45,99 48,93 52,87 57,81 61,75 67,69 72,64 78,58 84,54 90,49 97,44 103,39 111,35 118,31 126,28 134,24 143,21 151,18 161,15 170,12 180,10 190,8 200,6 210,4 221,3 233,2 244,1 255,0 267,0 280,0 290,0 299,0 309,0 318,1 327,2 336,3 345,4 354,6 363,7 372,9 381,11 389,13 397,15 405,18 412,21 420,24 427,27 435,31 441,34 448,38 455,42 461,46 467,51 473,56 479,60 484,66 490,71 495,76 500,82 504,88 508,94 513,101 516,108 520,115 524,122 526,130 529,138 532,146 534,154 536,163 397,177 396,173 395,169 394,165 393,161 392,157 390,154 388,151 387,147 385,144 383,141 381,139 379,136 376,133 374,131 370,128 368,126 366,124 363,122 360,120 357,118 354,117 351,115 348,114 344,113 341,111 338,110 334,110 330,109 327,108 323,107 319,107 315,106 311,106 307,105 302,105 298,104 294,104 289,104 284,104 280,104 269,104 259,105 249,105 240,106 231,108 223,109 215,111 208,113 202,116 196,118 191,121 186,125 182,129 178,133 175,137 173,142 171,148 169,153 168,159 168,166 168,170 169,174 169,177 170,181 171,184 172,188 174,191 175,194 177,196 179,199 182,201 184,203 187,206 190,208 193,210 197,212 200,214 204,216 207,218 212,219 216,221 221,223 225,224 230,225 235,227 240,228 245,230 250,231 256,232 261,233 267,235 273,236 279,237 285,238 292,240 298,241 305,243 311,244 318,246 324,247 333,249 341,251 349,253 358,255 366,257 375,259 383,262 391,264 399,266 407,269 416,271 423,274 431,276 439,279 446,283 453,286 460,290 467,293 473,297 479,302 486,306 492,310 497,315 503,320 508,325 513,331 518,336 522,342 526,348 530,355 534,362 537,369 540,376 543,384 545,393 547,401 548,410 549,419 550,429">
          <text:p/>
        </draw:polygon>
        <draw:path draw:style-name="gr3" draw:text-style-name="P3" draw:layer="layout" svg:width="0.609cm" svg:height="0.626cm" svg:x="25.51cm" svg:y="0.364cm" svg:viewBox="0 0 610 627" svg:d="M185 627h-8-8l-9-1-8-1-8-1-8-1-7-2-7-1-7-2-7-3-7-2-7-3-6-3-6-3-6-3-6-4-5-4-5-4-6-4-5-4-4-5-5-6-4-6-4-5-4-6-3-6-4-6-3-6-3-6-2-7-3-7-2-7-2-7-1-8-2-7-1-8-1-8-1-9v-8-9-10l1-10v-10l2-10 2-9 1-9 3-8 3-8 3-8 3-8 4-7 4-7 5-6 5-7 4-6 6-5 5-6 6-5 6-5 6-4 7-5 7-4 7-4 7-4 8-3 7-3 8-3 8-3 9-2 8-3 9-2 9-1 9-2 9-1 9-2 10-1h9l10-1 9-1h10l130-2v-31-6-6-6l-1-6-1-6v-5l-1-5-1-5-1-5-1-4-1-5-2-4-1-4-1-4-2-3-2-4-2-4-1-3-3-3-2-3-2-2-3-3-2-2-3-3-2-1-3-2-3-2-3-2-3-1-4-1-3-1-3-1-4-1-3-1-4-1h-4l-4-1h-4-4-4-4-4-4-3l-4 1h-3l-3 1h-4l-3 1-3 1h-3l-3 2-3 1-3 1-2 1-3 1-2 2-3 2-2 2-2 2-3 2-2 2-2 2-2 2-2 3-1 3-2 2-2 3-1 3-2 4-1 3-2 4-1 3-1 4-1 4v5l-1 4-1 4-1 5v5l-164-8 1-8 2-7 2-8 2-7 3-8 2-7 3-7 3-6 3-7 4-7 3-6 4-7 4-6 5-6 5-6 5-5 5-5 6-6 5-5 7-5 6-4 7-5 7-4 7-4 8-4 8-3 8-4 8-3 9-3 9-2 10-3 9-2 10-2 11-2 11-2 10-1 12-1h11l12-1h13 11l11 1h10l11 1 10 2 10 1 9 2 10 2 10 3 9 2 9 3 8 3 8 4 8 3 8 5 7 4 7 4 7 5 7 5 6 6 6 6 6 5 5 7 5 6 5 6 4 7 5 7 4 8 3 8 4 7 3 9 3 8 2 9 2 9 2 9 1 9 1 10 1 10 1 10v11 220 4 4 4 4 4l1 3v4 4 3l1 3v4l1 3v3l1 3v3l1 3 1 3 1 2 1 3 1 2 1 2 1 2 2 2 1 2 1 2 2 2 2 1 1 2 2 1 2 1 2 1 2 1 3 1 2 1 2 1h3 3l3 1h2 4 3 4 3l4-1h3 4l3-1h3l4-1 3-1v86l-3 1-2 1h-3l-2 1-3 1h-3l-2 1h-2l-3 1h-2l-2 1h-2l-3 1-2 1h-2l-2 1h-2-3l-2 1h-2-3l-2 1h-2-3-2l-2 1h-3-2-3l-2 1h-3-2-3l-3 1h-2-4-2-4-3-3-12l-11-1-10-2-10-2-9-3-8-3-8-3-7-5-7-5-6-5-5-6-5-7-5-8-4-8-3-8-3-9-3-9-2-10-2-10-1-11h-4l-6 11-8 10-7 10-7 9-9 10-8 8-8 8-9 9-9 7-10 6-10 6-10 5-11 5-11 4-12 4-12 2-12 3-13 1-14 1zM368 335l-80 2h-5-5l-5 1h-5-5l-4 1h-5l-5 1h-5l-4 1-5 1h-4l-4 2-4 1-4 1-4 1-4 1-4 2-4 2-3 2-3 2-3 2-3 2-3 3-3 3-3 3-2 3-2 3-3 3-2 4-2 4-1 4-2 4-1 5-1 4-1 6-1 5v6l-1 6v6l1 9v7l1 8 1 7 2 7 2 6 3 5 3 6 3 5 4 4 4 4 4 4 5 3 5 3 5 2 6 2 5 1 6 1 6 1h7 6l6-1h5l6-1 6-1 5-2 5-1 5-2 6-2 5-3 4-2 5-3 4-3 5-3 4-4 4-3 4-4 4-3 3-4 4-4 3-5 4-4 2-5 3-4 3-5 3-5 2-5 2-5 3-6 2-5 1-5 2-6 1-5 2-6 1-6v-5l1-6 1-5v-6-6z">
          <text:p/>
        </draw:path>
        <draw:polygon draw:style-name="gr3" draw:text-style-name="P3" draw:layer="layout" svg:width="0.552cm" svg:height="0.615cm" svg:x="26.187cm" svg:y="0.364cm" svg:viewBox="0 0 553 616" draw:points="397,616 397,276 397,269 397,263 396,256 396,249 396,243 395,236 394,230 394,224 392,218 391,212 390,206 389,201 388,195 386,190 384,185 382,180 380,175 378,171 376,166 373,162 370,158 367,154 365,150 361,147 358,143 355,140 351,137 347,134 343,132 340,129 335,127 331,125 326,123 322,122 317,120 311,119 306,118 301,118 295,117 289,117 283,117 278,118 273,118 267,120 262,121 257,122 252,124 247,126 242,128 237,130 233,133 228,135 224,139 220,142 216,145 212,149 208,153 205,157 201,161 198,166 195,171 191,176 188,181 185,186 183,191 180,197 178,202 176,208 173,215 172,221 170,227 168,234 167,241 166,248 165,255 164,262 164,269 163,276 163,284 162,291 162,616 5,616 5,146 5,142 5,139 5,135 4,130 4,127 4,123 4,118 4,115 4,110 4,106 4,102 4,98 4,94 4,90 4,86 4,82 4,78 3,75 3,71 3,67 3,63 3,60 3,56 3,52 2,49 2,46 2,43 2,40 2,37 2,34 2,31 2,28 2,25 1,23 1,20 1,18 1,16 1,14 1,13 0,11 151,11 151,13 151,14 152,16 152,18 152,20 152,22 152,25 153,27 153,30 153,33 153,36 154,39 154,42 154,45 154,48 154,52 155,55 155,58 155,62 155,66 155,69 156,73 156,76 156,80 156,83 156,87 156,91 157,94 157,98 157,101 157,105 158,108 158,111 158,115 158,118 158,121 158,123 158,126 158,129 158,131 160,131 167,118 174,105 181,93 188,82 196,72 204,62 213,53 222,45 231,37 240,31 250,25 260,20 270,15 281,11 293,7 304,5 316,2 329,1 341,0 354,0 365,0 376,0 386,1 396,2 405,4 414,6 422,8 431,11 439,14 447,18 454,21 461,25 468,29 475,34 481,39 487,44 493,49 498,55 503,61 508,67 513,73 517,80 521,86 525,93 529,100 532,108 535,116 538,124 540,132 543,140 545,149 546,158 548,166 549,175 551,184 552,194 552,203 553,212 553,222 553,232 553,616">
          <text:p/>
        </draw:polygon>
        <draw:path draw:style-name="gr3" draw:text-style-name="P3" draw:layer="layout" svg:width="0.576cm" svg:height="0.839cm" svg:x="26.857cm" svg:y="0.151cm" svg:viewBox="0 0 577 840" svg:d="M424 829v-1-1-1l-1-1v-2l-1-2v-1-2-2l-1-2v-3-2-3l-1-2v-3-3-2l-1-3v-3-3l-1-3v-2-3-3-3l-1-3v-3-3l-1-3v-3-3-3-3-3-3-2-3-2-3-2h-2l-6 11-6 11-7 10-7 10-7 8-8 8-8 8-9 7-9 6-10 5-10 5-10 4-11 4-11 3-11 3-12 2-13 2-12 1-13 1h-14-11l-11-1-10-1-11-1-10-3-9-2-10-3-9-4-9-4-8-4-9-5-7-5-8-6-7-6-7-6-7-7-6-7-7-8-5-7-6-8-5-9-5-9-5-9-4-9-5-10-3-10-4-10-3-11-3-11-3-11-3-12-2-12-2-12-1-12-2-12-1-13-1-13v-13l-1-13v-13-14l1-13v-13l1-13 1-13 2-12 2-13 2-12 2-12 2-11 3-12 4-11 3-10 4-11 4-10 4-10 5-9 5-9 5-9 6-8 6-8 6-8 6-7 7-8 7-7 7-7 8-6 8-5 8-6 9-4 9-5 9-4 10-3 10-3 10-3 10-2 11-2 12-1 11-1h12 6 6l6 1h6l5 1h6l6 1 5 1 5 1 6 1 5 2 6 1 5 2 5 1 6 2 5 2 4 2 5 2 5 3 5 2 4 3 5 3 5 3 4 3 4 3 4 3 5 4 3 3 4 4 4 5 4 4 4 5 3 4 4 5 3 4 3 5 3 6 3 5 3 5 3 6h1v-2-1-1-1-2-2l-1-1v-3-1-2-3-2-2-3-2-3-2-3-3-2-3-3-3-4-3-3-3-3-3-3-3-2-4-2-3-3-3-3-3-3-220h157v698l1 8v9 8 8 8 8 7l1 8v7 7 7l1 6v6l1 6v6 5 4l1 5v4 4zM417 524v-12l-1-11v-11l-1-10-1-11-1-9-1-10-2-9-2-8-2-8-3-8-2-7-3-7-2-7-3-6-3-6-4-6-3-6-3-5-4-5-4-4-3-4-4-4-4-4-4-3-4-3-5-3-4-3-4-2-5-2-5-1-4-2-5-2-5-1-4-1-5-1h-5l-4-1h-5-5-6-6l-6 1-5 1-6 1-5 1-5 1-5 2-5 2-5 2-4 3-4 3-5 3-4 3-4 4-4 4-4 3-3 5-3 5-4 4-3 5-3 6-3 6-2 6-2 6-3 6-2 7-2 8-2 7-2 7-1 8-2 9-1 8-1 9v10l-1 9-1 10v10 11 11l1 39 3 35 6 31 9 26 11 23 14 18 16 15 19 10 20 6 24 2h5 4l5-1 5-1h4l5-1 5-2 4-1 5-2 5-2 4-2 5-3 4-2 5-3 4-3 4-4 4-4 4-4 4-4 4-5 3-5 4-5 3-6 3-6 3-6 3-6 3-8 3-7 2-7 2-8 2-9 2-8 2-9 2-10 1-10 1-10 1-11v-11l1-11z">
          <text:p/>
        </draw:path>
        <draw:path draw:style-name="gr3" draw:text-style-name="P3" draw:layer="layout" svg:width="0.576cm" svg:height="0.839cm" svg:x="27.873cm" svg:y="0.151cm" svg:viewBox="0 0 577 840" svg:d="M425 829v-1-1l-1-1v-1-2l-1-2v-1-2l-1-2v-2-3-2l-1-3v-2-3-3l-1-2v-3-3l-1-3v-3-2-3-3l-1-3v-3-3l-1-3v-3-3-3-3-3-3-3-2-3l-1-2v-3-2h-2l-5 11-6 11-7 10-7 10-8 8-7 8-9 8-8 7-9 6-10 5-10 5-10 4-11 4-11 3-12 3-12 2-12 2-12 1-13 1h-14-11l-11-1-10-1-11-1-10-3-10-2-9-3-9-4-9-4-8-4-9-5-8-5-7-6-8-6-7-6-6-7-7-7-6-8-6-7-5-8-6-9-4-9-5-9-5-9-4-10-3-10-4-10-3-11-4-11-3-11-3-12-2-12-2-12-2-12-1-12-1-13-1-13-1-13v-13-13-14-13l1-13 1-13 1-13 1-12 2-13 2-12 3-12 2-11 4-12 3-11 4-10 4-11 4-10 4-10 5-9 5-9 5-9 6-8 6-8 6-8 6-7 7-8 7-7 7-7 8-6 8-5 8-6 9-4 9-5 9-4 9-3 10-3 11-3 10-2 11-2 11-1 12-1h12 6 6l6 1h5l6 1h6l5 1 6 1 5 1 6 1 5 2 6 1 5 2 5 1 5 2 5 2 5 2 5 2 5 3 5 2 4 3 5 3 4 3 5 3 4 3 4 3 4 4 4 3 4 4 4 5 4 4 3 5 4 4 3 5 4 4 3 5 3 6 3 5 3 5 2 6h1v-2-1-1-1-2-2-1-3-1-2-3-2-2-3-2-3-2-3-3-2-3-3-3-4-3-3-3-3-3l-1-3v-3-2-4-2-3-3-3-3-3-3-220h157v698 8 9 8l1 8v8 8 7 8l1 7v7 7 6l1 6v6l1 6v5 4 5l1 4v4zM418 524l-1-12v-11-11l-1-10-1-11-1-9-2-10-2-9-1-8-2-8-3-8-2-7-3-7-3-7-3-6-2-6-4-6-3-6-4-5-3-5-4-4-4-4-3-4-4-4-5-3-3-3-5-3-4-3-5-2-4-2-5-1-5-2-4-2-5-1-5-1-4-1h-5l-5-1h-4-5-6-6l-6 1-5 1-6 1-5 1-5 1-5 2-5 2-5 2-5 3-4 3-4 3-4 3-4 4-4 4-4 3-3 5-4 5-3 4-3 5-3 6-3 6-2 6-3 6-2 6-2 7-2 8-2 7-2 7-1 8-2 9-1 8-1 9-1 10v9l-1 10v10 11l-1 11 2 39 3 35 6 31 9 26 11 23 14 18 16 15 18 10 21 6 24 2h4 5l5-1 4-1h5l5-1 4-2 5-1 5-2 5-2 4-2 5-3 4-2 5-3 4-3 4-4 4-4 4-4 4-4 3-5 4-5 4-5 3-6 3-6 3-6 3-6 3-8 2-7 3-7 2-8 2-9 2-8 2-9 2-10 1-10 1-10 1-11v-11-11z">
          <text:p/>
        </draw:path>
        <draw:path draw:style-name="gr3" draw:text-style-name="P3" draw:layer="layout" svg:width="0.157cm" svg:height="0.828cm" svg:x="28.604cm" svg:y="0.151cm" svg:viewBox="0 0 158 829" svg:d="M0 116v-116h158v116zM0 829v-605h158v605z">
          <text:p/>
        </draw:path>
        <draw:polygon draw:style-name="gr3" draw:text-style-name="P3" draw:layer="layout" svg:width="0.548cm" svg:height="0.626cm" svg:x="28.882cm" svg:y="0.364cm" svg:viewBox="0 0 549 627" draw:points="549,439 549,448 549,456 548,464 547,472 545,480 543,488 541,495 538,503 535,510 531,517 527,524 523,530 519,537 514,543 509,549 503,555 498,560 492,566 485,571 478,577 471,582 464,586 456,590 448,595 440,599 431,602 421,606 412,609 403,612 393,614 383,617 372,619 361,621 350,623 339,624 328,625 316,626 304,627 291,627 278,627 267,627 256,627 245,627 234,626 223,625 213,624 203,623 193,622 184,620 174,619 165,617 156,615 148,613 139,611 131,608 123,605 115,602 107,599 100,595 93,591 86,588 79,583 73,579 67,573 61,568 56,563 50,558 45,552 40,546 35,540 30,534 26,528 22,521 18,514 15,506 11,498 8,490 5,482 2,473 0,465 138,444 139,449 141,454 142,458 144,462 145,467 148,471 149,474 151,478 154,481 156,485 159,487 161,491 163,493 166,496 169,498 172,501 175,503 178,505 182,507 185,509 189,510 192,512 196,513 200,514 204,516 208,517 212,517 216,519 221,519 225,520 230,520 235,521 240,521 245,522 250,522 256,522 261,522 267,522 272,522 278,522 284,522 289,522 294,522 299,522 304,522 309,522 314,521 319,521 323,520 328,520 332,519 337,518 341,517 345,516 350,515 354,514 357,513 361,512 365,510 368,509 372,508 375,506 378,504 381,502 384,500 386,498 389,496 391,493 393,491 395,488 397,485 398,482 400,479 401,476 402,472 403,469 404,465 404,461 404,457 404,453 404,449 404,444 403,440 402,436 401,432 399,429 398,425 396,422 393,419 391,417 388,414 385,411 381,409 378,406 374,404 371,402 367,400 362,398 358,396 353,394 348,393 343,391 338,389 333,388 328,386 322,384 316,383 310,382 304,380 297,379 291,378 284,376 278,375 271,374 264,372 258,370 251,369 244,367 236,366 229,364 222,362 214,360 206,359 199,357 192,355 184,353 177,351 169,348 162,346 154,344 147,341 140,339 133,336 126,333 119,330 113,327 107,323 100,320 94,316 89,312 83,308 77,304 72,299 67,294 62,290 58,284 53,279 49,273 45,267 42,261 38,255 35,248 33,241 30,234 28,226 27,218 26,210 24,201 24,192 24,183 24,174 24,166 25,158 27,150 28,142 30,134 32,127 34,120 38,113 41,106 44,99 48,93 52,87 57,81 61,75 66,69 72,64 77,58 83,54 90,49 96,44 103,39 111,35 118,31 126,28 134,24 142,21 151,18 160,15 169,12 179,10 189,8 199,6 210,4 221,3 232,2 244,1 255,0 267,0 280,0 289,0 299,0 308,0 318,1 327,2 336,3 345,4 354,6 362,7 371,9 379,11 387,13 396,15 403,18 411,21 419,24 426,27 433,31 441,34 448,38 454,42 461,46 467,51 473,56 478,60 484,66 489,71 494,76 499,82 504,88 508,94 512,101 516,108 520,115 523,122 526,130 529,138 531,146 533,154 536,163 396,177 395,173 394,169 393,165 391,161 390,157 389,154 387,151 385,147 384,144 381,141 379,139 377,136 375,133 373,131 370,128 368,126 365,124 362,122 359,120 356,118 354,117 350,115 347,114 344,113 341,111 337,110 333,110 330,109 326,108 323,107 318,107 314,106 310,106 306,105 302,105 298,104 293,104 289,104 284,104 280,104 269,104 258,105 248,105 239,106 230,108 222,109 215,111 208,113 202,116 196,118 190,121 186,125 181,129 178,133 175,137 172,142 170,148 169,153 168,159 168,166 168,170 168,174 169,177 169,181 171,184 172,188 173,191 175,194 177,196 179,199 181,201 184,203 187,206 190,208 193,210 196,212 200,214 203,216 207,218 211,219 216,221 220,223 225,224 229,225 234,227 239,228 245,230 250,231 256,232 261,233 267,235 273,236 279,237 285,238 291,240 298,241 304,243 311,244 317,246 324,247 332,249 341,251 349,253 357,255 366,257 374,259 382,262 390,264 398,266 406,269 414,271 422,274 430,276 438,279 446,283 453,286 459,290 466,293 473,297 479,302 485,306 491,310 497,315 502,320 508,325 513,331 517,336 522,342 526,348 530,355 533,362 537,369 540,376 542,384 544,393 546,401 548,410 549,419 549,429">
          <text:p/>
        </draw:polygon>
        <draw:polygon draw:style-name="gr3" draw:text-style-name="P3" draw:layer="layout" svg:width="0.353cm" svg:height="0.756cm" svg:x="29.491cm" svg:y="0.233cm" svg:viewBox="0 0 354 757" draw:points="221,757 207,757 194,756 182,754 170,751 159,748 149,744 139,739 130,733 122,727 114,720 107,712 101,703 95,694 90,683 86,672 83,660 80,648 78,635 77,620 77,605 77,249 0,249 0,142 85,142 134,0 232,0 232,142 347,142 347,249 232,249 232,563 232,571 232,580 233,587 235,595 236,601 238,608 240,613 243,619 246,624 249,628 252,632 257,636 261,639 266,642 271,644 276,646 282,647 288,648 295,649 302,649 304,649 307,649 310,649 313,649 315,648 318,648 321,648 323,648 325,647 328,647 330,646 333,646 335,645 338,645 340,644 343,644 346,643 348,642 351,642 354,641 354,738 348,740 342,742 336,744 330,745 324,746 318,748 312,749 305,750 299,751 292,752 286,753 279,754 273,755 266,755 259,756 250,756 243,757 236,757 228,757">
          <text:p/>
        </draw:polygon>
        <draw:path draw:style-name="gr3" draw:text-style-name="P3" draw:layer="layout" svg:width="0.61cm" svg:height="0.626cm" svg:x="29.891cm" svg:y="0.364cm" svg:viewBox="0 0 611 627" svg:d="M186 627h-8-9l-8-1-8-1-8-1-8-1-7-2-8-1-7-2-7-3-7-2-6-3-6-3-6-3-6-3-6-4-6-4-5-4-5-4-5-4-4-5-5-6-4-6-4-5-4-6-4-6-3-6-3-6-3-6-3-7-2-7-2-7-2-7-2-8-1-7-1-8-2-8v-9l-1-8v-9l1-10v-10l1-10 1-10 2-9 2-9 3-8 2-8 3-8 4-8 4-7 4-7 4-6 5-7 5-6 5-5 6-6 6-5 6-5 6-4 7-5 7-4 7-4 7-4 7-3 8-3 8-3 8-3 9-2 8-3 9-2 9-1 9-2 9-1 9-2 9-1h10l9-1 10-1h10l131-2v-31-6l-1-6v-6-6l-1-6v-5l-1-5-1-5-1-5-1-4-2-5-1-4-1-4-2-4-1-3-2-4-2-4-2-3-2-3-2-3-2-2-3-3-2-2-3-3-3-1-2-2-4-2-2-2-4-1-3-1-3-1-4-1-3-1-4-1-3-1h-4l-4-1h-4-4-4-4-4-4-3l-4 1h-3l-4 1h-4l-4 1-2 1h-4l-2 2-3 1-3 1-3 1-2 1-3 2-2 2-2 2-3 2-2 2-2 2-2 2-2 2-2 3-2 3-2 2-1 3-2 3-1 4-2 3-1 4-1 3-1 4-1 4-1 5-1 4v4l-1 5-1 5-163-8 1-8 2-7 2-8 2-7 2-8 3-7 3-7 3-6 3-7 3-7 4-6 4-7 4-6 5-6 4-6 6-5 5-5 5-6 6-5 6-5 7-4 7-5 7-4 7-4 8-4 8-3 8-4 8-3 9-3 9-2 9-3 10-2 10-2 10-2 11-2 11-1 12-1h12l12-1h12 12l10 1h11l10 1 10 2 10 1 10 2 10 2 9 3 9 2 9 3 8 3 8 4 8 3 7 5 8 4 7 4 7 5 6 5 7 6 6 6 5 5 5 7 6 6 5 6 4 7 5 7 3 8 4 8 3 7 4 9 2 8 3 9 2 9 1 9 2 9 1 10 1 10v10l1 11v220 4 4 4 4 4 3 4l1 4v3 3l1 4v3l1 3 1 3v3l1 3 1 3 1 2v3l2 2 1 2 1 2 1 2 1 2 2 2 2 2 1 1 2 2 2 1 2 1 2 1 2 1 2 1 3 1 2 1h3 2l3 1h3 3 4 4 3l3-1h4 3l4-1h3l3-1 4-1v86l-3 1-3 1h-2l-3 1-2 1h-3l-2 1h-3l-2 1h-2l-2 1h-3l-2 1-2 1h-2l-3 1h-2-2l-2 1h-3-2l-2 1h-2-3-2l-3 1h-2-3-2l-3 1h-2-3-2l-3 1h-3-3-3-3-3-4-11l-11-1-10-2-10-2-9-3-8-3-8-3-8-5-6-5-6-5-6-6-5-7-4-8-4-8-4-8-3-9-2-9-3-10-1-10-2-11h-3l-6 11-7 10-8 10-7 9-8 10-8 8-9 8-8 9-10 7-9 6-10 6-11 5-11 5-11 4-12 4-12 2-13 3-13 1-13 1zM370 335l-81 2h-5-5l-5 1h-4-5l-5 1h-6l-5 1h-4l-5 1-4 1h-4l-4 2-5 1-4 1-4 1-3 1-4 2-4 2-3 2-3 2-4 2-3 2-3 3-2 3-3 3-2 3-3 3-2 3-2 4-2 4-2 4-1 4-1 5-1 4-1 6-1 5-1 6v6 6 9l1 7 1 8 1 7 2 7 2 6 3 5 2 6 4 5 4 4 4 4 4 4 5 3 5 3 5 2 5 2 6 1 6 1 6 1h6 6l6-1h6l7-1 5-1 6-2 5-1 5-2 5-2 5-3 5-2 5-3 4-3 4-3 5-4 4-3 4-4 3-3 4-4 3-4 4-5 3-4 3-5 3-4 3-5 2-5 3-5 2-5 2-6 2-5 2-5 2-6 1-5 1-6 1-6 1-5 1-6v-5l1-6v-6z">
          <text:p/>
        </draw:path>
        <draw:polygon draw:style-name="gr3" draw:text-style-name="P3" draw:layer="layout" svg:width="0.552cm" svg:height="0.615cm" svg:x="30.569cm" svg:y="0.364cm" svg:viewBox="0 0 553 616" draw:points="397,616 397,276 397,269 397,263 396,256 396,249 395,243 395,236 394,230 393,224 392,218 391,212 390,206 388,201 387,195 385,190 384,185 382,180 380,175 378,171 375,166 373,162 370,158 367,154 364,150 361,147 358,143 355,140 351,137 347,134 343,132 339,129 335,127 331,125 326,123 321,122 316,120 311,119 306,118 300,118 295,117 289,117 283,117 278,118 272,118 267,120 262,121 257,122 252,124 247,126 242,128 237,130 233,133 228,135 224,139 220,142 216,145 212,149 208,153 204,157 201,161 197,166 194,171 191,176 188,181 185,186 182,191 180,197 177,202 175,208 173,215 171,221 169,227 168,234 167,241 166,248 164,255 164,262 163,269 163,276 162,284 162,291 162,616 4,616 4,146 4,142 4,139 4,135 4,130 4,127 4,123 4,118 4,115 4,110 4,106 4,102 4,98 4,94 4,90 4,86 4,82 3,78 3,75 3,71 3,67 3,63 3,60 3,56 2,52 2,49 2,46 2,43 2,40 2,37 2,34 2,31 2,28 1,25 1,23 1,20 1,18 0,16 0,14 0,13 0,11 151,11 151,13 151,14 151,16 151,18 152,20 152,22 152,25 152,27 152,30 153,33 153,36 153,39 154,42 154,45 154,48 154,52 154,55 155,58 155,62 155,66 155,69 155,73 156,76 156,80 156,83 156,87 156,91 156,94 157,98 157,101 157,105 157,108 157,111 157,115 157,118 158,121 158,123 158,126 158,129 158,131 160,131 167,118 173,105 181,93 188,82 196,72 204,62 212,53 221,45 230,37 240,31 249,25 260,20 270,15 281,11 293,7 304,5 316,2 328,1 341,0 354,0 365,0 375,0 386,1 395,2 405,4 414,6 422,8 431,11 439,14 446,18 454,21 461,25 468,29 475,34 481,39 487,44 492,49 498,55 503,61 508,67 512,73 517,80 521,86 525,93 529,100 532,108 535,116 538,124 540,132 542,140 544,149 546,158 548,166 549,175 550,184 551,194 552,203 552,212 553,222 553,232 553,616">
          <text:p/>
        </draw:polygon>
        <draw:polygon draw:style-name="gr3" draw:text-style-name="P3" draw:layer="layout" svg:width="0.557cm" svg:height="0.626cm" svg:x="31.237cm" svg:y="0.364cm" svg:viewBox="0 0 558 627" draw:points="287,627 273,627 259,626 246,625 232,624 219,622 206,619 194,617 183,613 171,609 160,605 149,600 140,595 130,590 120,584 111,578 102,571 94,564 86,557 78,549 71,541 64,533 57,524 51,515 45,506 40,496 34,486 30,476 25,465 21,455 17,443 14,432 11,420 8,408 6,395 4,383 2,370 1,357 0,344 0,330 0,317 0,302 0,287 1,273 3,259 5,245 7,232 9,219 12,207 15,195 19,183 23,171 27,160 32,149 37,138 43,128 49,118 55,109 61,100 68,92 75,83 83,75 91,68 99,61 108,54 116,48 126,42 135,36 145,31 155,26 166,21 177,17 188,14 200,11 211,8 224,6 237,3 250,2 263,1 276,0 289,0 301,0 312,1 323,2 334,3 345,4 355,6 365,8 375,10 384,13 393,16 402,19 411,22 420,26 428,30 436,34 444,39 451,43 458,48 465,54 472,59 479,64 485,70 491,76 496,82 502,88 507,94 512,101 517,108 521,115 525,122 529,130 533,137 536,145 540,153 542,160 545,169 548,177 550,185 552,193 553,202 396,209 394,200 392,192 390,183 387,175 384,168 380,161 376,154 372,147 367,141 362,136 357,130 351,126 344,122 337,118 330,115 322,112 314,110 305,109 296,108 286,108 274,108 262,110 251,112 241,116 231,121 222,127 214,133 206,141 199,150 193,160 188,171 183,182 178,195 175,209 171,223 169,239 167,255 165,273 164,291 164,310 165,350 169,386 175,417 184,444 195,467 208,486 225,501 244,511 265,517 288,519 297,519 306,518 314,517 322,515 329,512 337,509 344,505 351,501 357,497 363,491 369,485 375,479 379,472 384,464 388,456 391,447 394,438 397,428 399,418 401,407 558,414 557,423 555,431 553,439 551,447 549,455 546,463 543,471 540,479 536,487 532,495 528,502 524,509 519,517 514,524 509,530 504,537 498,544 492,550 485,556 479,562 472,568 465,573 457,579 450,584 442,589 433,594 425,598 416,602 407,606 397,610 388,613 378,616 367,619 357,621 346,623 335,625 323,626 312,627 300,627">
          <text:p/>
        </draw:polygon>
        <draw:path draw:style-name="gr3" draw:text-style-name="P3" draw:layer="layout" svg:width="0.552cm" svg:height="0.626cm" svg:x="31.872cm" svg:y="0.364cm" svg:viewBox="0 0 553 627" svg:d="M282 627h-13-12l-13-1-12-2-12-1-11-3-12-2-11-3-11-3-10-4-11-4-9-4-10-5-9-5-9-6-9-6-9-8-8-6-7-8-8-7-7-8-7-9-6-9-7-9-5-10-6-10-5-10-5-11-4-11-4-12-4-12-3-13-3-13-3-13-2-14-2-14-1-14-1-16-1-15v-16-17l1-16 1-16 2-16 2-14 2-14 3-14 4-13 4-13 4-12 5-12 5-11 5-10 6-11 6-10 7-9 6-9 7-8 8-8 8-8 7-7 9-7 8-6 9-6 9-5 9-5 10-5 10-4 9-4 11-4 10-3 10-2 11-3 11-2 10-2 11-1 11-1 11-1 11-1h12 14l13 1 14 1 13 2 12 2 13 3 11 4 12 3 10 4 10 5 11 5 9 6 9 6 9 6 9 7 8 7 7 7 8 9 7 8 7 8 6 10 6 9 6 10 5 10 5 11 4 10 4 12 4 11 4 12 3 13 3 12 2 13 3 13 2 13 1 14 2 14 1 14 1 14v15 15 5h-388v7 7 8l1 7v7l1 7 1 7 1 7 1 7 1 6 2 7 2 6 1 6 2 6 2 5 3 6 2 5 3 6 2 5 3 5 3 4 4 5 3 4 4 4 4 4 3 3 5 4 4 3 4 3 5 3 5 2 5 3 6 2 5 2 6 1 6 1 6 1 6 1h7 6 8 8l8-1 7-1 7-2 6-2 7-2 6-3 5-2 6-4 6-3 5-5 4-4 4-5 4-6 4-5 3-6 3-7 3-6 2-8 148 13-2 5-2 6-3 5-2 5-3 6-3 5-3 6-3 5-4 6-3 6-4 6-4 5-4 6-5 5-4 6-5 5-5 6-6 4-5 5-6 5-6 6-7 5-7 4-7 4-7 5-8 3-8 4-8 4-9 3-9 4-9 3-9 2-10 3-11 2-11 2-11 1-12 1-11 1h-13zM282 99h-4-5l-5 1h-4l-5 1-4 1-5 1-4 1-4 2-5 1-4 2-4 2-4 2-4 2-3 3-4 2-3 3-4 3-3 3-3 4-3 3-3 4-2 4-3 4-3 5-2 5-2 5-2 4-3 6-1 5-2 6-2 6-1 6-2 6-1 7-1 7-1 7v7l-1 7v8h235l-1-14-2-14-2-12-2-12-4-12-3-10-5-10-5-9-5-8-6-8-7-7-7-7-7-5-8-5-8-4-8-3-9-3-9-2-10-1z">
          <text:p/>
        </draw:path>
        <draw:polygon draw:style-name="gr3" draw:text-style-name="P3" draw:layer="layout" svg:width="0.549cm" svg:height="0.626cm" svg:x="32.503cm" svg:y="0.364cm" svg:viewBox="0 0 550 627" draw:points="550,439 550,448 549,456 548,464 547,472 545,480 543,488 541,495 538,503 535,510 532,517 528,524 524,530 519,537 515,543 509,549 504,555 498,560 492,566 486,571 479,577 472,582 465,586 457,590 449,595 441,599 432,602 423,606 414,609 404,612 394,614 384,617 374,619 363,621 352,623 340,624 329,625 317,626 305,627 292,627 280,627 268,627 257,627 246,627 236,626 225,625 215,624 205,623 195,622 186,620 176,619 167,617 158,615 149,613 141,611 133,608 125,605 117,602 109,599 101,595 94,591 87,588 80,583 74,579 68,573 62,568 56,563 50,558 45,552 40,546 36,540 31,534 26,528 23,521 19,514 15,506 12,498 9,490 6,482 3,473 0,465 139,444 141,449 142,454 144,458 145,462 147,467 149,471 151,474 153,478 155,481 158,485 160,487 163,491 165,493 168,496 171,498 174,501 177,503 180,505 183,507 187,509 190,510 194,512 198,513 201,514 205,516 210,517 214,517 218,519 222,519 227,520 231,520 236,521 241,521 247,522 252,522 257,522 263,522 268,522 274,522 280,522 285,522 290,522 296,522 301,522 305,522 310,522 315,521 320,521 325,520 329,520 334,519 339,518 343,517 347,516 351,515 355,514 359,513 363,512 366,510 370,509 373,508 376,506 379,504 382,502 385,500 388,498 390,496 392,493 394,491 396,488 398,485 400,482 401,479 402,476 404,472 405,469 405,465 406,461 406,457 406,453 406,449 405,444 405,440 404,436 402,432 401,429 399,425 397,422 395,419 392,417 389,414 386,411 383,409 380,406 376,404 372,402 368,400 364,398 359,396 355,394 350,393 345,391 340,389 334,388 329,386 323,384 317,383 311,382 305,380 299,379 292,378 286,376 279,375 273,374 266,372 259,370 252,369 245,367 238,366 231,364 223,362 216,360 208,359 201,357 193,355 186,353 178,351 171,348 163,346 156,344 148,341 141,339 134,336 128,333 121,330 115,327 108,323 101,320 95,316 89,312 83,308 78,304 73,299 68,294 63,290 58,284 54,279 50,273 46,267 42,261 39,255 36,248 33,241 31,234 29,226 27,218 26,210 25,201 24,192 24,183 24,174 25,166 26,158 27,150 29,142 30,134 32,127 35,120 38,113 41,106 44,99 48,93 53,87 57,81 62,75 67,69 72,64 78,58 84,54 90,49 97,44 105,39 112,35 120,31 127,28 135,24 144,21 153,18 162,15 171,12 181,10 191,8 201,6 212,4 223,3 234,2 245,1 257,0 269,0 281,0 291,0 300,0 310,0 319,1 328,2 338,3 346,4 355,6 364,7 373,9 381,11 389,13 397,15 405,18 413,21 420,24 428,27 435,31 442,34 448,38 455,42 461,46 467,51 473,56 479,60 485,66 490,71 495,76 500,82 504,88 509,94 513,101 517,108 520,115 523,122 527,130 529,138 532,146 534,154 536,163 397,177 396,173 395,169 394,165 393,161 392,157 390,154 389,151 387,147 385,144 383,141 381,139 379,136 377,133 374,131 372,128 369,126 367,124 364,122 361,120 358,118 355,117 352,115 349,114 346,113 342,111 339,110 335,110 332,109 328,108 324,107 320,107 316,106 312,106 308,105 303,105 299,104 295,104 290,104 286,104 281,104 270,104 260,105 250,105 241,106 232,108 224,109 217,111 210,113 203,116 197,118 192,121 187,125 183,129 180,133 176,137 174,142 172,148 170,153 170,159 169,166 169,170 170,174 170,177 171,181 172,184 173,188 175,191 176,194 178,196 181,199 183,201 186,203 188,206 191,208 194,210 198,212 201,214 205,216 209,218 213,219 217,221 222,223 226,224 231,225 236,227 241,228 246,230 252,231 257,232 262,233 268,235 274,236 280,237 286,238 293,240 299,241 305,243 312,244 319,246 326,247 334,249 342,251 351,253 359,255 367,257 375,259 383,262 392,264 400,266 408,269 416,271 424,274 431,276 439,279 446,283 453,286 460,290 467,293 473,297 480,302 486,306 492,310 498,315 503,320 508,325 513,331 518,336 522,342 527,348 531,355 534,362 538,369 540,376 543,384 545,393 547,401 548,410 549,419 550,429">
          <text:p/>
        </draw:polygon>
        <draw:line draw:style-name="gr6" draw:text-style-name="P6" draw:layer="layout" svg:x1="5.812cm" svg:y1="3.567cm" svg:x2="10.15cm" svg:y2="3.567cm">
          <text:p/>
        </draw:line>
        <draw:polygon draw:style-name="gr10" draw:text-style-name="P9" draw:layer="layout" svg:width="0.999cm" svg:height="1.364cm" svg:x="7.55cm" svg:y="3.088cm" svg:viewBox="0 0 1000 1365" draw:points="0,1365 1000,1365 1000,0 0,0">
          <text:p text:style-name="P8"><text:span text:style-name="T1">*</text:span></text:p>
        </draw:polygon>
        <draw:line draw:style-name="gr6" draw:text-style-name="P6" draw:layer="layout" svg:x1="10.136cm" svg:y1="3.536cm" svg:x2="10.136cm" svg:y2="4.53cm">
          <text:p/>
        </draw:line>
        <draw:line draw:style-name="gr6" draw:text-style-name="P6" draw:layer="layout" svg:x1="5.8cm" svg:y1="3.536cm" svg:x2="5.8cm" svg:y2="4.53cm">
          <text:p/>
        </draw:line>
        <draw:line draw:style-name="gr6" draw:text-style-name="P6" draw:layer="layout" svg:x1="5.823cm" svg:y1="2.377cm" svg:x2="14.3cm" svg:y2="2.377cm">
          <text:p/>
        </draw:line>
        <draw:polygon draw:style-name="gr10" draw:text-style-name="P9" draw:layer="layout" svg:width="0.999cm" svg:height="1.364cm" svg:x="9.55cm" svg:y="1.898cm" svg:viewBox="0 0 1000 1365" draw:points="0,1365 1000,1365 1000,0 0,0">
          <text:p text:style-name="P8"><text:span text:style-name="T1">*</text:span></text:p>
        </draw:polygon>
        <draw:line draw:style-name="gr6" draw:text-style-name="P6" draw:layer="layout" svg:x1="14.274cm" svg:y1="2.346cm" svg:x2="14.274cm" svg:y2="3.34cm">
          <text:p/>
        </draw:line>
        <draw:line draw:style-name="gr6" draw:text-style-name="P6" draw:layer="layout" svg:x1="5.8cm" svg:y1="2.346cm" svg:x2="5.8cm" svg:y2="3.34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Helvetica Neue" svg:font-family="'Helvetica Neu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38.1cm" fo:page-height="22.8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11-26T10:35:29.695811008</dc:date>
    <meta:editing-duration>PT7S</meta:editing-duration>
    <meta:editing-cycles>1</meta:editing-cycles>
    <meta:document-statistic meta:object-count="171"/>
    <meta:generator>LibreOffice/7.3.7.2$Linux_X86_64 LibreOffice_project/30$Build-2</meta:generator>
  </office:meta>
</office:document-meta>
</file>